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Bitstream Vera Sans Mono" svg:font-family="'Bitstream Vera Sans Mono', Courier, monospace"/>
    <style:font-face style:name="Calibri" svg:font-family="Calibri"/>
    <style:font-face style:name="OpenSymbol" svg:font-family="OpenSymbol"/>
    <style:font-face style:name="Tahoma1" svg:font-family="Tahoma"/>
    <style:font-face style:name="Times" svg:font-family="Times"/>
    <style:font-face style:name="monospace" svg:font-family="monospace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C1" style:family="table-cell">
      <style:table-cell-properties style:vertical-align="bottom" fo:padding="0.0382in" fo:border="none"/>
    </style:style>
    <style:style style:name="Table2" style:family="table">
      <style:table-properties style:width="6.925in" fo:margin-left="0in" fo:margin-right="0in" table:align="margins" style:writing-mode="lr-tb"/>
    </style:style>
    <style:style style:name="Table2.A" style:family="table-column">
      <style:table-column-properties style:column-width="1.7181in" style:rel-column-width="2474*"/>
    </style:style>
    <style:style style:name="Table2.B" style:family="table-column">
      <style:table-column-properties style:column-width="1.4167in" style:rel-column-width="2040*"/>
    </style:style>
    <style:style style:name="Table2.C" style:family="table-column">
      <style:table-column-properties style:column-width="3.7917in" style:rel-column-width="5460*"/>
    </style:style>
    <style:style style:name="Table2.A1" style:family="table-cell">
      <style:table-cell-properties fo:background-color="#4c4c4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4c4c4c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278in" fo:margin-left="0.4972in" fo:margin-right="0in" table:align="margins" style:writing-mode="lr-tb"/>
    </style:style>
    <style:style style:name="Table4.A" style:family="table-column">
      <style:table-column-properties style:column-width="0.8444in" style:rel-column-width="1216*"/>
    </style:style>
    <style:style style:name="Table4.B" style:family="table-column">
      <style:table-column-properties style:column-width="1.7278in" style:rel-column-width="2488*"/>
    </style:style>
    <style:style style:name="Table4.C" style:family="table-column">
      <style:table-column-properties style:column-width="2.1292in" style:rel-column-width="3066*"/>
    </style:style>
    <style:style style:name="Table4.D" style:family="table-column">
      <style:table-column-properties style:column-width="1.7264in" style:rel-column-width="24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style:rel-width="100%" table:align="left"/>
    </style:style>
    <style:style style:name="Table5.A" style:family="table-column">
      <style:table-column-properties style:column-width="0.6736in" style:rel-column-width="6374*"/>
    </style:style>
    <style:style style:name="Table5.B" style:family="table-column">
      <style:table-column-properties style:column-width="6.2514in" style:rel-column-width="59161*"/>
    </style:style>
    <style:style style:name="Table5.1" style:family="table-row">
      <style:table-row-properties fo:background-color="#ccccff">
        <style:background-image/>
      </style:table-row-properties>
    </style:style>
    <style:style style:name="Table5.A1" style:family="table-cell">
      <style:table-cell-properties style:vertical-align="middle" fo:padding="0.0313in" fo:border="0.0139in solid #808080"/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fo:padding="0.0313in" fo:border-left="0.0139in solid #808080" fo:border-right="none" fo:border-top="none" fo:border-bottom="0.0139in solid #808080"/>
    </style:style>
    <style:style style:name="Table5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6" style:family="table">
      <style:table-properties style:width="6.925in" style:rel-width="100%" table:align="left"/>
    </style:style>
    <style:style style:name="Table6.A" style:family="table-column">
      <style:table-column-properties style:column-width="1.9375in" style:rel-column-width="18335*"/>
    </style:style>
    <style:style style:name="Table6.B" style:family="table-column">
      <style:table-column-properties style:column-width="4.9875in" style:rel-column-width="47200*"/>
    </style:style>
    <style:style style:name="Table6.1" style:family="table-row">
      <style:table-row-properties fo:background-color="#ccccff">
        <style:background-image/>
      </style:table-row-properties>
    </style:style>
    <style:style style:name="Table6.A1" style:family="table-cell">
      <style:table-cell-properties style:vertical-align="middle" fo:padding="0.0313in" fo:border="0.0139in solid #808080"/>
    </style:style>
    <style:style style:name="Table6.2" style:family="table-row">
      <style:table-row-properties fo:background-color="#ffffff">
        <style:background-image/>
      </style:table-row-properties>
    </style:style>
    <style:style style:name="Table6.A2" style:family="table-cell">
      <style:table-cell-properties fo:padding="0.0313in" fo:border-left="0.0139in solid #808080" fo:border-right="none" fo:border-top="none" fo:border-bottom="0.0139in solid #808080"/>
    </style:style>
    <style:style style:name="Table6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7" style:family="table">
      <style:table-properties style:width="6.925in" style:rel-width="100%" table:align="left"/>
    </style:style>
    <style:style style:name="Table7.A" style:family="table-column">
      <style:table-column-properties style:column-width="0.675in" style:rel-column-width="6387*"/>
    </style:style>
    <style:style style:name="Table7.B" style:family="table-column">
      <style:table-column-properties style:column-width="6.25in" style:rel-column-width="59148*"/>
    </style:style>
    <style:style style:name="Table7.1" style:family="table-row">
      <style:table-row-properties fo:background-color="#ccccff">
        <style:background-image/>
      </style:table-row-properties>
    </style:style>
    <style:style style:name="Table7.A1" style:family="table-cell">
      <style:table-cell-properties style:vertical-align="middle" fo:padding="0.0313in" fo:border="0.0139in solid #808080"/>
    </style:style>
    <style:style style:name="Table7.2" style:family="table-row">
      <style:table-row-properties fo:background-color="#ffffff">
        <style:background-image/>
      </style:table-row-properties>
    </style:style>
    <style:style style:name="Table7.A2" style:family="table-cell">
      <style:table-cell-properties fo:padding="0.0313in" fo:border-left="0.0139in solid #808080" fo:border-right="none" fo:border-top="none" fo:border-bottom="0.0139in solid #808080"/>
    </style:style>
    <style:style style:name="Table7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8" style:family="table">
      <style:table-properties style:width="6.925in" style:rel-width="100%" table:align="left"/>
    </style:style>
    <style:style style:name="Table8.A" style:family="table-column">
      <style:table-column-properties style:column-width="1.9403in" style:rel-column-width="18361*"/>
    </style:style>
    <style:style style:name="Table8.B" style:family="table-column">
      <style:table-column-properties style:column-width="4.9847in" style:rel-column-width="47174*"/>
    </style:style>
    <style:style style:name="Table8.1" style:family="table-row">
      <style:table-row-properties fo:background-color="#ccccff">
        <style:background-image/>
      </style:table-row-properties>
    </style:style>
    <style:style style:name="Table8.A1" style:family="table-cell">
      <style:table-cell-properties style:vertical-align="middle" fo:padding="0.0313in" fo:border="0.0139in solid #808080"/>
    </style:style>
    <style:style style:name="Table8.2" style:family="table-row">
      <style:table-row-properties fo:background-color="#ffffff">
        <style:background-image/>
      </style:table-row-properties>
    </style:style>
    <style:style style:name="Table8.A2" style:family="table-cell">
      <style:table-cell-properties fo:padding="0.0313in" fo:border-left="0.0139in solid #808080" fo:border-right="none" fo:border-top="none" fo:border-bottom="0.0139in solid #808080"/>
    </style:style>
    <style:style style:name="Table8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9" style:family="table">
      <style:table-properties style:width="6.925in" style:rel-width="100%" table:align="left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background-color="#eeeeff">
        <style:background-image/>
      </style:table-row-properties>
    </style:style>
    <style:style style:name="Table9.A1" style:family="table-cell">
      <style:table-cell-properties style:vertical-align="middle" fo:padding="0.0313in" fo:border="0.0139in solid #808080"/>
    </style:style>
    <style:style style:name="Table9.2" style:family="table-row">
      <style:table-row-properties fo:background-color="#ffffff">
        <style:background-image/>
      </style:table-row-properties>
    </style:style>
    <style:style style:name="Table9.A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10" style:family="table">
      <style:table-properties style:width="6.925in" style:rel-width="100%" table:align="left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background-color="#ccccff">
        <style:background-image/>
      </style:table-row-properties>
    </style:style>
    <style:style style:name="Table10.A1" style:family="table-cell">
      <style:table-cell-properties style:vertical-align="middle" fo:padding="0.0313in" fo:border="0.0139in solid #808080"/>
    </style:style>
    <style:style style:name="Table11" style:family="table">
      <style:table-properties style:width="6.925in" style:rel-width="100%" table:align="left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background-color="#ccccff">
        <style:background-image/>
      </style:table-row-properties>
    </style:style>
    <style:style style:name="Table11.A1" style:family="table-cell">
      <style:table-cell-properties style:vertical-align="middle" fo:padding="0.0313in" fo:border="0.0139in solid #808080"/>
    </style:style>
    <style:style style:name="Table12" style:family="table">
      <style:table-properties style:width="6.925in" style:rel-width="100%" table:align="left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fo:background-color="#ccccff">
        <style:background-image/>
      </style:table-row-properties>
    </style:style>
    <style:style style:name="Table12.A1" style:family="table-cell">
      <style:table-cell-properties style:vertical-align="middle" fo:padding="0.0313in" fo:border="0.0139in solid #808080"/>
    </style:style>
    <style:style style:name="Table13" style:family="table">
      <style:table-properties style:width="6.925in" style:rel-width="100%" table:align="left"/>
    </style:style>
    <style:style style:name="Table13.A" style:family="table-column">
      <style:table-column-properties style:column-width="1.9389in" style:rel-column-width="18348*"/>
    </style:style>
    <style:style style:name="Table13.B" style:family="table-column">
      <style:table-column-properties style:column-width="4.9861in" style:rel-column-width="47187*"/>
    </style:style>
    <style:style style:name="Table13.1" style:family="table-row">
      <style:table-row-properties fo:background-color="#ccccff">
        <style:background-image/>
      </style:table-row-properties>
    </style:style>
    <style:style style:name="Table13.A1" style:family="table-cell">
      <style:table-cell-properties style:vertical-align="middle" fo:padding="0.0313in" fo:border="0.0139in solid #808080"/>
    </style:style>
    <style:style style:name="Table13.2" style:family="table-row">
      <style:table-row-properties fo:background-color="#ffffff">
        <style:background-image/>
      </style:table-row-properties>
    </style:style>
    <style:style style:name="Table13.A2" style:family="table-cell">
      <style:table-cell-properties fo:padding="0.0313in" fo:border-left="0.0139in solid #808080" fo:border-right="none" fo:border-top="none" fo:border-bottom="0.0139in solid #808080"/>
    </style:style>
    <style:style style:name="Table13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14" style:family="table">
      <style:table-properties style:width="6.925in" style:rel-width="100%" table:align="left"/>
    </style:style>
    <style:style style:name="Table14.A" style:family="table-column">
      <style:table-column-properties style:column-width="6.7458in" style:rel-column-width="63842*"/>
    </style:style>
    <style:style style:name="Table14.B" style:family="table-column">
      <style:table-column-properties style:column-width="0.1785in" style:rel-column-width="1692*"/>
    </style:style>
    <style:style style:name="Table14.1" style:family="table-row">
      <style:table-row-properties fo:background-color="#ccccff">
        <style:background-image/>
      </style:table-row-properties>
    </style:style>
    <style:style style:name="Table14.A1" style:family="table-cell">
      <style:table-cell-properties style:vertical-align="middle" fo:padding="0.0313in" fo:border="0.0139in solid #808080"/>
    </style:style>
    <style:style style:name="Table14.2" style:family="table-row">
      <style:table-row-properties fo:background-color="#ffffff">
        <style:background-image/>
      </style:table-row-properties>
    </style:style>
    <style:style style:name="Table14.A2" style:family="table-cell">
      <style:table-cell-properties style:vertical-align="middle" fo:padding="0.0313in" fo:border-left="0.0139in solid #808080" fo:border-right="none" fo:border-top="none" fo:border-bottom="0.0139in solid #808080"/>
    </style:style>
    <style:style style:name="Table14.B2" style:family="table-cell">
      <style:table-cell-properties fo:padding="0.0313in" fo:border-left="0.0139in solid #808080" fo:border-right="0.0139in solid #808080" fo:border-top="none" fo:border-bottom="0.0139in solid #808080"/>
    </style:style>
    <style:style style:name="Table15" style:family="table">
      <style:table-properties style:width="6.925in" style:rel-width="100%" table:align="left"/>
    </style:style>
    <style:style style:name="Table15.A" style:family="table-column">
      <style:table-column-properties style:column-width="2.3583in" style:rel-column-width="22318*"/>
    </style:style>
    <style:style style:name="Table15.B" style:family="table-column">
      <style:table-column-properties style:column-width="4.5667in" style:rel-column-width="43217*"/>
    </style:style>
    <style:style style:name="Table15.1" style:family="table-row">
      <style:table-row-properties fo:background-color="#ccccff">
        <style:background-image/>
      </style:table-row-properties>
    </style:style>
    <style:style style:name="Table15.A1" style:family="table-cell">
      <style:table-cell-properties style:vertical-align="middle" fo:padding="0.0313in" fo:border="0.0139in solid #808080"/>
    </style:style>
    <style:style style:name="Table15.2" style:family="table-row">
      <style:table-row-properties fo:background-color="#ffffff">
        <style:background-image/>
      </style:table-row-properties>
    </style:style>
    <style:style style:name="Table15.A2" style:family="table-cell">
      <style:table-cell-properties fo:padding="0.0313in" fo:border-left="0.0139in solid #808080" fo:border-right="none" fo:border-top="none" fo:border-bottom="0.0139in solid #808080"/>
    </style:style>
    <style:style style:name="Table15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16" style:family="table">
      <style:table-properties style:width="6.925in" style:rel-width="100%" table:align="left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background-color="#eeeeff">
        <style:background-image/>
      </style:table-row-properties>
    </style:style>
    <style:style style:name="Table16.A1" style:family="table-cell">
      <style:table-cell-properties style:vertical-align="middle" fo:padding="0.0313in" fo:border="0.0139in solid #808080"/>
    </style:style>
    <style:style style:name="Table16.2" style:family="table-row">
      <style:table-row-properties fo:background-color="#ffffff">
        <style:background-image/>
      </style:table-row-properties>
    </style:style>
    <style:style style:name="Table16.A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17" style:family="table">
      <style:table-properties style:width="6.925in" style:rel-width="100%" table:align="left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fo:background-color="#ccccff">
        <style:background-image/>
      </style:table-row-properties>
    </style:style>
    <style:style style:name="Table17.A1" style:family="table-cell">
      <style:table-cell-properties style:vertical-align="middle" fo:padding="0.0313in" fo:border="0.0139in solid #808080"/>
    </style:style>
    <style:style style:name="Table18" style:family="table">
      <style:table-properties style:width="6.925in" style:rel-width="100%" table:align="left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background-color="#ccccff">
        <style:background-image/>
      </style:table-row-properties>
    </style:style>
    <style:style style:name="Table18.A1" style:family="table-cell">
      <style:table-cell-properties style:vertical-align="middle" fo:padding="0.0313in" fo:border="0.0139in solid #808080"/>
    </style:style>
    <style:style style:name="Table19" style:family="table">
      <style:table-properties style:width="6.925in" style:rel-width="100%" table:align="left"/>
    </style:style>
    <style:style style:name="Table19.A" style:family="table-column">
      <style:table-column-properties style:column-width="6.925in" style:rel-column-width="65535*"/>
    </style:style>
    <style:style style:name="Table19.1" style:family="table-row">
      <style:table-row-properties fo:background-color="#ccccff">
        <style:background-image/>
      </style:table-row-properties>
    </style:style>
    <style:style style:name="Table19.A1" style:family="table-cell">
      <style:table-cell-properties style:vertical-align="middle" fo:padding="0.0313in" fo:border="0.0139in solid #808080"/>
    </style:style>
    <style:style style:name="Table20" style:family="table">
      <style:table-properties style:width="6.925in" style:rel-width="100%" table:align="left"/>
    </style:style>
    <style:style style:name="Table20.A" style:family="table-column">
      <style:table-column-properties style:column-width="0.5153in" style:rel-column-width="4876*"/>
    </style:style>
    <style:style style:name="Table20.B" style:family="table-column">
      <style:table-column-properties style:column-width="6.4097in" style:rel-column-width="60659*"/>
    </style:style>
    <style:style style:name="Table20.1" style:family="table-row">
      <style:table-row-properties fo:background-color="#ccccff">
        <style:background-image/>
      </style:table-row-properties>
    </style:style>
    <style:style style:name="Table20.A1" style:family="table-cell">
      <style:table-cell-properties style:vertical-align="middle" fo:padding="0.0313in" fo:border="0.0139in solid #808080"/>
    </style:style>
    <style:style style:name="Table20.2" style:family="table-row">
      <style:table-row-properties fo:background-color="#ffffff">
        <style:background-image/>
      </style:table-row-properties>
    </style:style>
    <style:style style:name="Table20.A2" style:family="table-cell">
      <style:table-cell-properties fo:padding="0.0313in" fo:border-left="0.0139in solid #808080" fo:border-right="none" fo:border-top="none" fo:border-bottom="0.0139in solid #808080"/>
    </style:style>
    <style:style style:name="Table20.B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21" style:family="table">
      <style:table-properties style:width="6.925in" style:rel-width="100%" table:align="left"/>
    </style:style>
    <style:style style:name="Table21.A" style:family="table-column">
      <style:table-column-properties style:column-width="6.7729in" style:rel-column-width="64095*"/>
    </style:style>
    <style:style style:name="Table21.B" style:family="table-column">
      <style:table-column-properties style:column-width="0.1521in" style:rel-column-width="1439*"/>
    </style:style>
    <style:style style:name="Table21.1" style:family="table-row">
      <style:table-row-properties fo:background-color="#ccccff">
        <style:background-image/>
      </style:table-row-properties>
    </style:style>
    <style:style style:name="Table21.A1" style:family="table-cell">
      <style:table-cell-properties style:vertical-align="middle" fo:padding="0.0313in" fo:border="0.0139in solid #808080"/>
    </style:style>
    <style:style style:name="Table21.2" style:family="table-row">
      <style:table-row-properties fo:background-color="#ffffff">
        <style:background-image/>
      </style:table-row-properties>
    </style:style>
    <style:style style:name="Table21.A2" style:family="table-cell">
      <style:table-cell-properties style:vertical-align="middle" fo:padding="0.0313in" fo:border-left="0.0139in solid #808080" fo:border-right="none" fo:border-top="none" fo:border-bottom="0.0139in solid #808080"/>
    </style:style>
    <style:style style:name="Table21.B2" style:family="table-cell">
      <style:table-cell-properties fo:padding="0.0313in" fo:border-left="0.0139in solid #808080" fo:border-right="0.0139in solid #808080" fo:border-top="none" fo:border-bottom="0.0139in solid #808080"/>
    </style:style>
    <style:style style:name="Table22" style:family="table">
      <style:table-properties style:width="6.925in" style:rel-width="100%" table:align="left"/>
    </style:style>
    <style:style style:name="Table22.A" style:family="table-column">
      <style:table-column-properties style:column-width="6.925in" style:rel-column-width="65535*"/>
    </style:style>
    <style:style style:name="Table22.1" style:family="table-row">
      <style:table-row-properties fo:background-color="#ccccff">
        <style:background-image/>
      </style:table-row-properties>
    </style:style>
    <style:style style:name="Table22.A1" style:family="table-cell">
      <style:table-cell-properties style:vertical-align="middle" fo:padding="0.0313in" fo:border="0.0139in solid #808080"/>
    </style:style>
    <style:style style:name="Table23" style:family="table">
      <style:table-properties style:width="6.925in" style:rel-width="100%" table:align="left"/>
    </style:style>
    <style:style style:name="Table23.A" style:family="table-column">
      <style:table-column-properties style:column-width="6.925in" style:rel-column-width="65535*"/>
    </style:style>
    <style:style style:name="Table23.1" style:family="table-row">
      <style:table-row-properties fo:background-color="#eeeeff">
        <style:background-image/>
      </style:table-row-properties>
    </style:style>
    <style:style style:name="Table23.A1" style:family="table-cell">
      <style:table-cell-properties style:vertical-align="middle" fo:padding="0.0313in" fo:border="0.0139in solid #808080"/>
    </style:style>
    <style:style style:name="Table23.2" style:family="table-row">
      <style:table-row-properties fo:background-color="#ffffff">
        <style:background-image/>
      </style:table-row-properties>
    </style:style>
    <style:style style:name="Table23.A2" style:family="table-cell">
      <style:table-cell-properties style:vertical-align="middle" fo:padding="0.0313in" fo:border-left="0.0139in solid #808080" fo:border-right="0.0139in solid #808080" fo:border-top="none" fo:border-bottom="0.0139in solid #808080"/>
    </style:style>
    <style:style style:name="Table24" style:family="table">
      <style:table-properties style:width="6.925in" style:rel-width="100%" table:align="left"/>
    </style:style>
    <style:style style:name="Table24.A" style:family="table-column">
      <style:table-column-properties style:column-width="6.925in" style:rel-column-width="65535*"/>
    </style:style>
    <style:style style:name="Table24.1" style:family="table-row">
      <style:table-row-properties fo:background-color="#ccccff">
        <style:background-image/>
      </style:table-row-properties>
    </style:style>
    <style:style style:name="Table24.A1" style:family="table-cell">
      <style:table-cell-properties style:vertical-align="middle" fo:padding="0.0313in" fo:border="0.0139in solid #808080"/>
    </style:style>
    <style:style style:name="Table25" style:family="table">
      <style:table-properties style:width="6.925in" style:rel-width="100%" table:align="left"/>
    </style:style>
    <style:style style:name="Table25.A" style:family="table-column">
      <style:table-column-properties style:column-width="6.925in" style:rel-column-width="65535*"/>
    </style:style>
    <style:style style:name="Table25.1" style:family="table-row">
      <style:table-row-properties fo:background-color="#ccccff">
        <style:background-image/>
      </style:table-row-properties>
    </style:style>
    <style:style style:name="Table25.A1" style:family="table-cell">
      <style:table-cell-properties style:vertical-align="middle" fo:padding="0.0313in" fo:border="0.0139in solid #808080"/>
    </style:style>
    <style:style style:name="P1" style:family="paragraph" style:parent-style-name="Table_20_Contents">
      <style:paragraph-properties fo:text-align="center" style:justify-single-word="false"/>
      <style:text-properties style:font-name="Georgia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Times New Roman" fo:font-size="12pt" style:font-name-asian="Monaco" style:font-size-asian="12pt" style:font-name-complex="Monaco" style:font-size-complex="12pt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Heading_20_1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15" style:family="paragraph" style:parent-style-name="Heading_20_1">
      <style:paragraph-properties fo:text-align="center" style:justify-single-word="false"/>
      <style:text-properties style:font-name="Georgia" fo:font-size="48pt" style:font-size-asian="48pt" style:font-size-complex="48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text-align="center" style:justify-single-word="false" fo:break-before="page"/>
    </style:style>
    <style:style style:name="P18" style:family="paragraph" style:parent-style-name="Heading_20_1" style:master-page-name="First_20_Page">
      <style:paragraph-properties fo:text-align="center" style:justify-single-word="false" style:page-number="auto"/>
      <style:text-properties style:font-name="Georgia" fo:font-size="18pt" style:font-size-asian="18pt" style:font-size-complex="18pt"/>
    </style:style>
    <style:style style:name="P19" style:family="paragraph" style:parent-style-name="Text_20_body">
      <style:paragraph-properties fo:text-align="center" style:justify-single-word="false"/>
      <style:text-properties style:font-name="Georgia"/>
    </style:style>
    <style:style style:name="P20" style:family="paragraph" style:parent-style-name="Text_20_body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21" style:family="paragraph" style:parent-style-name="Text_20_body">
      <style:paragraph-properties fo:text-align="center" style:justify-single-word="false"/>
      <style:text-properties style:font-name="Georgia" fo:font-size="24pt" style:font-size-asian="24pt" style:font-size-complex="24pt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Georgia"/>
    </style:style>
    <style:style style:name="P23" style:family="paragraph" style:parent-style-name="Text_20_body" style:list-style-name="L1">
      <style:paragraph-properties fo:text-align="start" style:justify-single-word="false" style:writing-mode="lr-tb"/>
      <style:text-properties style:font-name="Georgia"/>
    </style:style>
    <style:style style:name="P24" style:family="paragraph" style:parent-style-name="Text_20_body" style:list-style-name="L2">
      <style:paragraph-properties fo:text-align="start" style:justify-single-word="false" style:writing-mode="lr-tb"/>
      <style:text-properties style:font-name="Georgia"/>
    </style:style>
    <style:style style:name="P25" style:family="paragraph" style:parent-style-name="Text_20_body" style:list-style-name="">
      <style:paragraph-properties fo:text-align="start" style:justify-single-word="false" style:writing-mode="lr-tb"/>
      <style:text-properties style:font-name="Georgia"/>
    </style:style>
    <style:style style:name="P26" style:family="paragraph" style:parent-style-name="Text_20_body">
      <style:paragraph-properties fo:text-align="start" style:justify-single-word="false" style:writing-mode="lr-tb"/>
      <style:text-properties style:font-name="Georgia" fo:font-size="9pt" style:font-size-asian="9pt" style:font-size-complex="9pt"/>
    </style:style>
    <style:style style:name="P27" style:family="paragraph" style:parent-style-name="Text_20_body">
      <style:paragraph-properties fo:text-align="start" style:justify-single-word="false" style:writing-mode="lr-tb"/>
    </style:style>
    <style:style style:name="P28" style:family="paragraph" style:parent-style-name="Text_20_body" style:list-style-name="L1">
      <style:paragraph-properties fo:text-align="start" style:justify-single-word="false" style:writing-mode="lr-tb"/>
    </style:style>
    <style:style style:name="P29" style:family="paragraph" style:parent-style-name="Text_20_body" style:list-style-name="L3">
      <style:paragraph-properties fo:text-align="start" style:justify-single-word="false" style:writing-mode="lr-tb"/>
    </style:style>
    <style:style style:name="P30" style:family="paragraph" style:parent-style-name="Text_20_body">
      <style:paragraph-properties fo:margin-left="0.3126in" fo:margin-right="0in" fo:text-align="start" style:justify-single-word="false" fo:text-indent="0in" style:auto-text-indent="false" style:writing-mode="lr-tb"/>
      <style:text-properties style:font-name="Georgia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" fo:letter-spacing="normal" fo:font-style="normal" fo:font-weight="normal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33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fo:letter-spacing="normal"/>
    </style:style>
    <style:style style:name="P3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3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36" style:family="paragraph" style:parent-style-name="Standard">
      <style:paragraph-properties fo:margin-left="0in" fo:margin-right="0in" fo:margin-top="0in" fo:margin-bottom="0in" fo:text-indent="0in" style:auto-text-indent="false"/>
      <style:text-properties fo:font-size="2pt" style:font-size-asian="2pt" style:font-size-complex="2pt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font-name="Monaco" fo:font-size="9pt" style:font-name-asian="Monaco" style:font-size-asian="9pt" style:font-name-complex="Monaco" style:font-size-complex="9pt"/>
    </style:style>
    <style:style style:name="P38" style:family="paragraph" style:parent-style-name="Header">
      <style:text-properties fo:font-size="2pt" style:font-size-asian="1.75pt" style:font-size-complex="2pt"/>
    </style:style>
    <style:style style:name="P39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" fo:letter-spacing="normal" fo:font-style="normal"/>
    </style:style>
    <style:style style:name="P40" style:family="paragraph" style:parent-style-name="Heading_20_3">
      <style:paragraph-properties fo:margin-left="0in" fo:margin-right="0in" fo:orphans="2" fo:widows="2" fo:text-indent="0in" style:auto-text-indent="false" fo:break-before="page"/>
      <style:text-properties fo:font-variant="normal" fo:text-transform="none" fo:color="#000000" style:font-name="Times" fo:letter-spacing="normal" fo:font-style="normal"/>
    </style:style>
    <style:style style:name="P41" style:family="paragraph" style:parent-style-name="Table_20_Heading">
      <style:paragraph-properties fo:text-align="start" style:justify-single-word="false"/>
      <style:text-properties fo:font-weight="bold"/>
    </style:style>
    <style:style style:name="P42" style:family="paragraph" style:parent-style-name="Table_20_Heading">
      <style:paragraph-properties fo:text-align="start" style:justify-single-word="false"/>
    </style:style>
    <style:style style:name="P4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4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/>
      <style:text-properties fo:font-variant="normal" fo:text-transform="none" fo:color="#000000" style:font-name="Times" fo:letter-spacing="normal" fo:font-style="normal" fo:font-weight="normal"/>
    </style:style>
    <style:style style:name="P45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6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/>
    </style:style>
    <style:style style:name="P47" style:family="paragraph" style:parent-style-name="Preformatted_20_Text">
      <style:paragraph-properties fo:margin-left="0.3126in" fo:margin-right="0in" fo:text-align="start" style:justify-single-word="false" fo:text-indent="0in" style:auto-text-indent="false" style:writing-mode="lr-tb"/>
      <style:text-properties fo:font-variant="normal" fo:text-transform="none" fo:color="#000000" style:font-name="Georgia" fo:letter-spacing="normal"/>
    </style:style>
    <style:style style:name="P48" style:family="paragraph" style:parent-style-name="Preformatted_20_Text">
      <style:paragraph-properties fo:margin-left="0.3126in" fo:margin-right="0in" fo:orphans="2" fo:widows="2" fo:text-indent="0in" style:auto-text-indent="false" fo:background-color="#ffffff">
        <style:background-image/>
      </style:paragraph-properties>
      <style:text-properties fo:font-variant="normal" fo:text-transform="none" fo:color="#6b6b6b" fo:letter-spacing="normal" fo:background-color="#ffffff"/>
    </style:style>
    <style:style style:name="P49" style:family="paragraph" style:parent-style-name="Preformatted_20_Text">
      <style:paragraph-properties fo:margin-left="0.3126in" fo:margin-right="0in" fo:orphans="2" fo:widows="2" fo:text-indent="0in" style:auto-text-indent="false" fo:background-color="#ffffff">
        <style:background-image/>
      </style:paragraph-properties>
      <style:text-properties fo:font-variant="normal" fo:text-transform="none" fo:color="#6b6b6b" style:font-name="monospace" fo:letter-spacing="normal" fo:font-style="normal" fo:font-weight="normal" fo:background-color="#ffffff"/>
    </style:style>
    <style:style style:name="P50" style:family="paragraph" style:parent-style-name="Preformatted_20_Text">
      <style:paragraph-properties fo:margin-left="0.3126in" fo:margin-right="0in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fo:letter-spacing="normal"/>
    </style:style>
    <style:style style:name="P51" style:family="paragraph" style:parent-style-name="Preformatted_20_Text">
      <style:paragraph-properties fo:margin-left="0.3126in" fo:margin-right="0in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style:font-name="monospace" fo:letter-spacing="normal" fo:font-style="normal" fo:font-weight="normal"/>
    </style:style>
    <style:style style:name="P52" style:family="paragraph" style:parent-style-name="Preformatted_20_Text">
      <style:paragraph-properties fo:margin-left="0.3126in" fo:margin-right="0in" fo:margin-top="0in" fo:margin-bottom="0.1965in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style:font-name="monospace" fo:letter-spacing="normal" fo:font-style="normal" fo:font-weight="normal"/>
    </style:style>
    <style:style style:name="P53" style:family="paragraph" style:parent-style-name="Heading_20_2">
      <style:paragraph-properties fo:margin-left="0in" fo:margin-right="0in" fo:margin-top="0in" fo:margin-bottom="0.1965in" fo:orphans="2" fo:widows="2" fo:text-indent="0in" style:auto-text-indent="false"/>
    </style:style>
    <style:style style:name="P54" style:family="paragraph" style:parent-style-name="Heading_20_2" style:list-style-name="">
      <style:paragraph-properties fo:text-align="start" style:justify-single-word="false" style:writing-mode="lr-tb"/>
      <style:text-properties fo:font-variant="normal" fo:text-transform="none" fo:color="#000000" style:font-name="Times" fo:letter-spacing="normal" fo:font-style="normal"/>
    </style:style>
    <style:style style:name="P55" style:family="paragraph" style:parent-style-name="List_20_Heading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" fo:letter-spacing="normal" fo:font-style="normal" fo:font-weight="bold"/>
    </style:style>
    <style:style style:name="P56" style:family="paragraph" style:parent-style-name="List_20_Heading">
      <style:paragraph-properties fo:margin-left="0.3937in" fo:margin-right="0in" fo:orphans="2" fo:widows="2" fo:text-indent="0in" style:auto-text-indent="false"/>
      <style:text-properties fo:font-variant="normal" fo:text-transform="none" fo:color="#000000" style:font-name="Times" fo:letter-spacing="normal" fo:font-style="normal" fo:font-weight="bold"/>
    </style:style>
    <style:style style:name="P57" style:family="paragraph" style:parent-style-name="List_20_Contents">
      <style:paragraph-properties fo:margin-top="0in" fo:margin-bottom="0.1965in" fo:orphans="2" fo:widows="2"/>
      <style:text-properties fo:font-variant="normal" fo:text-transform="none" fo:color="#000000" style:font-name="Times" fo:letter-spacing="normal" fo:font-style="normal" fo:font-weight="normal"/>
    </style:style>
    <style:style style:name="P58" style:family="paragraph" style:parent-style-name="List_20_Contents">
      <style:paragraph-properties fo:margin-left="0in" fo:margin-right="0in" fo:margin-top="0in" fo:margin-bottom="0.1965in" fo:orphans="2" fo:widows="2" fo:text-indent="0in" style:auto-text-indent="false"/>
      <style:text-properties fo:font-variant="normal" fo:text-transform="none" fo:color="#000000" style:font-name="Times" fo:letter-spacing="normal" fo:font-style="normal" fo:font-weight="normal"/>
    </style:style>
    <style:style style:name="P59" style:family="paragraph" style:parent-style-name="List_20_Contents">
      <style:paragraph-properties fo:margin-left="0in" fo:margin-right="0in" fo:margin-top="0in" fo:margin-bottom="0.1965in" fo:orphans="2" fo:widows="2" fo:text-indent="0in" style:auto-text-indent="false"/>
    </style:style>
    <style:style style:name="P60" style:family="paragraph" style:parent-style-name="List_20_Contents">
      <style:paragraph-properties fo:margin-left="0.7874in" fo:margin-right="0in" fo:orphans="2" fo:widows="2" fo:text-indent="0in" style:auto-text-indent="false"/>
    </style:style>
    <style:style style:name="P61" style:family="paragraph" style:parent-style-name="List_20_Contents">
      <style:paragraph-properties fo:margin-left="0.7874in" fo:margin-right="0in" fo:margin-top="0in" fo:margin-bottom="0.1965in" fo:orphans="2" fo:widows="2" fo:text-indent="0in" style:auto-text-indent="false"/>
    </style:style>
    <style:style style:name="P62" style:family="paragraph" style:parent-style-name="List_20_Contents">
      <style:paragraph-properties fo:margin-left="0.7874in" fo:margin-right="0in" fo:margin-top="0in" fo:margin-bottom="0.1965in" fo:orphans="2" fo:widows="2" fo:text-indent="0in" style:auto-text-indent="false"/>
      <style:text-properties fo:font-variant="normal" fo:text-transform="none" fo:color="#000000" style:font-name="Times" fo:letter-spacing="normal" fo:font-style="normal" fo:font-weight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fo:font-style="normal" style:font-style-asian="normal" style:font-style-complex="normal"/>
    </style:style>
    <style:style style:name="T10" style:family="text">
      <style:text-properties style:font-name="Georgia"/>
    </style:style>
    <style:style style:name="T11" style:family="text">
      <style:text-properties style:font-name="Georgia" fo:font-style="italic" style:font-style-asian="italic" style:font-style-complex="italic"/>
    </style:style>
    <style:style style:name="T12" style:family="text">
      <style:text-properties style:font-name="Georgia"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style:font-name="monospace" fo:font-style="normal" fo:font-weight="normal"/>
    </style:style>
    <style:style style:name="T15" style:family="text">
      <style:text-properties fo:color="#6b6b6b" fo:background-color="#ffffff"/>
    </style:style>
    <style:style style:name="T16" style:family="text">
      <style:text-properties fo:color="#6b6b6b" style:font-name="monospace" fo:font-style="normal" fo:font-weight="normal" fo:background-color="#ffffff"/>
    </style:style>
    <style:style style:name="T17" style:family="text">
      <style:text-properties fo:color="#683821" style:font-name="monospace" fo:font-style="normal" fo:font-weight="normal" fo:background-color="#ffffff"/>
    </style:style>
    <style:style style:name="T18" style:family="text">
      <style:text-properties fo:color="#683821" fo:background-color="#ffffff"/>
    </style:style>
    <style:style style:name="T19" style:family="text">
      <style:text-properties fo:color="#236e25" style:font-name="monospace" fo:font-style="normal" fo:font-weight="normal" fo:background-color="#ffffff"/>
    </style:style>
    <style:style style:name="T20" style:family="text">
      <style:text-properties fo:color="#236e25" fo:background-color="#ffffff"/>
    </style:style>
    <style:style style:name="T21" style:family="text">
      <style:text-properties fo:color="#8040f0" style:font-name="monospace" fo:font-style="normal" fo:font-weight="normal" fo:background-color="#ffffff"/>
    </style:style>
    <style:style style:name="T22" style:family="text">
      <style:text-properties fo:color="#8040f0" fo:background-color="#ffffff"/>
    </style:style>
    <style:style style:name="T23" style:family="text">
      <style:text-properties fo:color="#7f0055" style:font-name="monospace" fo:font-style="normal" fo:font-weight="bold" fo:background-color="#ffffff"/>
    </style:style>
    <style:style style:name="T24" style:family="text">
      <style:text-properties fo:color="#7f0055" fo:font-weight="bold" fo:background-color="#ffffff"/>
    </style:style>
    <style:style style:name="T25" style:family="text">
      <style:text-properties fo:color="#0000ff" style:font-name="monospace" fo:font-style="normal" fo:font-weight="normal" fo:background-color="#ffffff"/>
    </style:style>
    <style:style style:name="T26" style:family="text">
      <style:text-properties fo:color="#0000ff" fo:background-color="#ffffff"/>
    </style:style>
    <style:style style:name="T27" style:family="text">
      <style:text-properties fo:color="#00884c" style:font-name="monospace" fo:font-style="normal" fo:font-weight="normal" fo:background-color="#ffffff"/>
    </style:style>
    <style:style style:name="T28" style:family="text">
      <style:text-properties fo:color="#00884c" fo:background-color="#ffffff"/>
    </style:style>
    <style:style style:name="T29" style:family="text">
      <style:text-properties fo:color="#b07800" style:font-name="monospace" fo:font-style="normal" fo:font-weight="normal" fo:background-color="#ffffff"/>
    </style:style>
    <style:style style:name="T30" style:family="text">
      <style:text-properties fo:color="#b07800" fo:background-color="#ffffff"/>
    </style:style>
    <style:style style:name="T31" style:family="text">
      <style:text-properties fo:color="#b64f90" style:font-name="monospace" fo:font-style="normal" fo:font-weight="normal" fo:background-color="#ffffff"/>
    </style:style>
    <style:style style:name="T32" style:family="text">
      <style:text-properties fo:color="#b64f90" fo:background-color="#ffffff"/>
    </style:style>
    <style:style style:name="T33" style:family="text">
      <style:text-properties fo:color="#8010a0" fo:background-color="#ffffff"/>
    </style:style>
    <style:style style:name="T34" style:family="text">
      <style:text-properties fo:color="#f8f8f8" fo:background-color="#4040ff"/>
    </style:style>
    <style:style style:name="T35" style:family="text">
      <style:text-properties fo:font-size="10pt"/>
    </style:style>
    <style:style style:name="T36" style:family="text">
      <style:text-properties fo:font-variant="normal" fo:text-transform="none" fo:color="#000000" style:font-name="Times" fo:letter-spacing="normal" fo:font-style="normal" fo:font-weight="normal"/>
    </style:style>
    <style:style style:name="T37" style:family="text">
      <style:text-properties fo:font-variant="normal" fo:text-transform="none" fo:color="#000000" style:font-name="Times" fo:font-size="10pt" fo:letter-spacing="normal" fo:font-style="normal" fo:font-weight="normal"/>
    </style:style>
    <style:style style:name="T38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4" text:outline-level="1"><text:line-break/>Data Structures 0368-2158</text:h>
      <text:p text:style-name="P20">Semester 2011/a</text:p>
      <text:p text:style-name="P20">Project 2</text:p>
      <text:p text:style-name="P21"/>
      <text:p text:style-name="P21"/>
      <text:h text:style-name="P15" text:outline-level="1"><text:span text:style-name="T1">Awesome</text:span><text:line-break/>Binomial</text:h>
      <text:h text:style-name="P15" text:outline-level="1">Heap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">Amir Moualem</text:p>
            <text:p text:style-name="P1"><text:a xlink:type="simple" xlink:href="mailto:amirmoua@mail.tau.ac.il">amirmoua@mail.tau.ac.il</text:a></text:p>
            <text:p text:style-name="P1">ID 300170800</text:p>
            <text:p text:style-name="P1"/>
            <text:p text:style-name="P1">Sagie Maoz</text:p>
            <text:p text:style-name="P1"><text:a xlink:type="simple" xlink:href="mailto:sagiemao@mail.tau.ac.il">sagiemao@mail.tau.ac.il</text:a></text:p>
            <text:p text:style-name="P1">ID 021526025</text:p>
          </table:table-cell>
          <table:table-cell table:style-name="Table3.B1" office:value-type="string">
            <text:p text:style-name="P1"/>
          </table:table-cell>
          <table:table-cell table:style-name="Table3.C1" office:value-type="string">
            <text:p text:style-name="P1"/>
            <text:p text:style-name="P1">February 2<text:span text:style-name="T2">nd</text:span>, 2012</text:p>
          </table:table-cell>
        </table:table-row>
      </table:table>
      <text:h text:style-name="Heading_20_1" text:outline-level="1"><text:soft-page-break/>Program Code</text:h>
      <text:p text:style-name="P47"><text:span text:style-name="T15"><text:s text:c="5"/></text:span><text:span text:style-name="T16">1 </text:span><text:span text:style-name="T17">package</text:span><text:span text:style-name="T14"> awesomeBH;</text:span></text:p>
      <text:p text:style-name="P48"><text:s text:c="2"/><text:span text:style-name="T14">2 </text:span></text:p>
      <text:p text:style-name="P50"><text:span text:style-name="T15"><text:s text:c="2"/></text:span><text:span text:style-name="T16">3 </text:span><text:span text:style-name="T19">/**</text:span></text:p>
      <text:p text:style-name="P50"><text:span text:style-name="T15"><text:s text:c="2"/></text:span><text:span text:style-name="T16">4 </text:span><text:span text:style-name="T19"><text:s/>*</text:span><text:span text:style-name="T21"> BinomialHeap</text:span></text:p>
      <text:p text:style-name="P50"><text:span text:style-name="T15"><text:s text:c="2"/></text:span><text:span text:style-name="T16">5 </text:span><text:span text:style-name="T19"><text:s/>*</text:span><text:span text:style-name="T21"> </text:span></text:p>
      <text:p text:style-name="P50"><text:span text:style-name="T15"><text:s text:c="2"/></text:span><text:span text:style-name="T16">6 </text:span><text:span text:style-name="T19"><text:s/>*</text:span><text:span text:style-name="T21"> An implementation of binomial heap over non-negative integers.</text:span></text:p>
      <text:p text:style-name="P50"><text:span text:style-name="T15"><text:s text:c="2"/></text:span><text:span text:style-name="T16">7 </text:span><text:span text:style-name="T19"><text:s/>* </text:span></text:p>
      <text:p text:style-name="P50"><text:span text:style-name="T15"><text:s text:c="2"/></text:span><text:span text:style-name="T16">8 </text:span><text:span text:style-name="T19"><text:s/>* Algorithms are based on:</text:span></text:p>
      <text:p text:style-name="P50"><text:span text:style-name="T15"><text:s text:c="2"/></text:span><text:span text:style-name="T16">9 </text:span><text:span text:style-name="T19"><text:s/>* Cormen, Thomas H., Charles E. Leiserson, and</text:span></text:p>
      <text:p text:style-name="P50"><text:span text:style-name="T15"><text:s/></text:span><text:span text:style-name="T16">10 </text:span><text:span text:style-name="T19"><text:s/>* Robert L. Rivest. Introduction to Algorithms.</text:span></text:p>
      <text:p text:style-name="P50"><text:span text:style-name="T15"><text:s/></text:span><text:span text:style-name="T16">11 </text:span><text:span text:style-name="T19"><text:s/>* Cambridge, MA: MIT, 2001. Print.</text:span></text:p>
      <text:p text:style-name="P50"><text:span text:style-name="T15"><text:s/></text:span><text:span text:style-name="T16">12 </text:span><text:span text:style-name="T19"><text:s/>* </text:span></text:p>
      <text:p text:style-name="P50"><text:span text:style-name="T15"><text:s/></text:span><text:span text:style-name="T16">13 </text:span><text:span text:style-name="T19"><text:s/>* Invariant: isValid()</text:span></text:p>
      <text:p text:style-name="P50"><text:span text:style-name="T15"><text:s/></text:span><text:span text:style-name="T16">14 </text:span><text:span text:style-name="T19"><text:s/>* </text:span></text:p>
      <text:p text:style-name="P50"><text:span text:style-name="T15"><text:s/></text:span><text:span text:style-name="T16">15 </text:span><text:span text:style-name="T19"><text:s/>* </text:span><text:span text:style-name="T21">@author</text:span><text:span text:style-name="T19"> Amir Moualem, amirmoua@mail.tau.ac.il, ID 300170800</text:span></text:p>
      <text:p text:style-name="P50"><text:span text:style-name="T15"><text:s/></text:span><text:span text:style-name="T16">16 </text:span><text:span text:style-name="T19"><text:s/>* </text:span><text:span text:style-name="T21">@author</text:span><text:span text:style-name="T19"> Sagie Maoz, sagiemao@mail.tau.ac.il, ID 021526025</text:span></text:p>
      <text:p text:style-name="P50"><text:span text:style-name="T15"><text:s/></text:span><text:span text:style-name="T16">17 </text:span><text:span text:style-name="T19"><text:s/>*/</text:span></text:p>
      <text:p text:style-name="P50"><text:span text:style-name="T15"><text:s/></text:span><text:span text:style-name="T16">18 </text:span><text:span text:style-name="T23">public</text:span><text:span text:style-name="T14"> </text:span><text:span text:style-name="T23">class</text:span><text:span text:style-name="T14"> BinomialHeap {</text:span></text:p>
      <text:p text:style-name="P50"><text:span text:style-name="T15"><text:s/></text:span><text:span text:style-name="T16">19 </text:span><text:span text:style-name="T14"><text:s text:c="2"/></text:span><text:span text:style-name="T19">/**</text:span></text:p>
      <text:p text:style-name="P50"><text:span text:style-name="T15"><text:s/></text:span><text:span text:style-name="T16">20 </text:span><text:span text:style-name="T19"><text:s text:c="3"/>*</text:span><text:span text:style-name="T21"> Size of an empty heap</text:span></text:p>
      <text:p text:style-name="P50"><text:span text:style-name="T15"><text:s/></text:span><text:span text:style-name="T16">21 </text:span><text:span text:style-name="T21"><text:s text:c="3"/></text:span><text:span text:style-name="T19">*/</text:span></text:p>
      <text:p text:style-name="P50"><text:span text:style-name="T15"><text:s/></text:span><text:span text:style-name="T16">22 </text:span><text:span text:style-name="T14"><text:s text:c="2"/></text:span><text:span text:style-name="T23">private</text:span><text:span text:style-name="T14"> </text:span><text:span text:style-name="T23">static</text:span><text:span text:style-name="T14"> </text:span><text:span text:style-name="T23">int</text:span><text:span text:style-name="T14"> EMPTY_HEAP_SIZE = </text:span><text:span text:style-name="T25">0</text:span><text:span text:style-name="T14">;</text:span></text:p>
      <text:p text:style-name="P48"><text:s/><text:span text:style-name="T14">23 </text:span></text:p>
      <text:p text:style-name="P50"><text:span text:style-name="T15"><text:s/></text:span><text:span text:style-name="T16">24 </text:span><text:span text:style-name="T14"><text:s text:c="2"/></text:span><text:span text:style-name="T19">/**</text:span></text:p>
      <text:p text:style-name="P50"><text:span text:style-name="T15"><text:s/></text:span><text:span text:style-name="T16">25 </text:span><text:span text:style-name="T19"><text:s text:c="3"/>*</text:span><text:span text:style-name="T21"> Minimal value of an empty heap</text:span></text:p>
      <text:p text:style-name="P50"><text:span text:style-name="T15"><text:s/></text:span><text:span text:style-name="T16">26 </text:span><text:span text:style-name="T21"><text:s text:c="3"/></text:span><text:span text:style-name="T19">*/</text:span></text:p>
      <text:p text:style-name="P50"><text:span text:style-name="T15"><text:s/></text:span><text:span text:style-name="T16">27 </text:span><text:span text:style-name="T14"><text:s text:c="2"/></text:span><text:span text:style-name="T23">private</text:span><text:span text:style-name="T14"> </text:span><text:span text:style-name="T23">static</text:span><text:span text:style-name="T14"> </text:span><text:span text:style-name="T23">int</text:span><text:span text:style-name="T14"> EMPTY_MIN_VALUE = -</text:span><text:span text:style-name="T25">1</text:span><text:span text:style-name="T14">;</text:span></text:p>
      <text:p text:style-name="P48"><text:s/><text:span text:style-name="T14">28 </text:span></text:p>
      <text:p text:style-name="P50"><text:span text:style-name="T15"><text:s/></text:span><text:span text:style-name="T16">29 </text:span><text:span text:style-name="T14"><text:s text:c="2"/></text:span><text:span text:style-name="T19">/**</text:span></text:p>
      <text:p text:style-name="P50"><text:span text:style-name="T15"><text:s/></text:span><text:span text:style-name="T16">30 </text:span><text:span text:style-name="T19"><text:s text:c="3"/>*</text:span><text:span text:style-name="T21"> Pointer to tree with minimal root value</text:span></text:p>
      <text:p text:style-name="P50"><text:span text:style-name="T15"><text:s/></text:span><text:span text:style-name="T16">31 </text:span><text:span text:style-name="T21"><text:s text:c="3"/></text:span><text:span text:style-name="T19">*/</text:span></text:p>
      <text:p text:style-name="P50"><text:span text:style-name="T15"><text:s/></text:span><text:span text:style-name="T16">32 </text:span><text:span text:style-name="T14"><text:s text:c="2"/></text:span><text:span text:style-name="T23">private</text:span><text:span text:style-name="T14"> HeapNode min;</text:span></text:p>
      <text:p text:style-name="P48"><text:s/><text:span text:style-name="T14">33 </text:span></text:p>
      <text:p text:style-name="P50"><text:span text:style-name="T15"><text:s/></text:span><text:span text:style-name="T16">34 </text:span><text:span text:style-name="T14"><text:s text:c="2"/></text:span><text:span text:style-name="T19">/**</text:span></text:p>
      <text:p text:style-name="P50"><text:span text:style-name="T15"><text:s/></text:span><text:span text:style-name="T16">35 </text:span><text:span text:style-name="T19"><text:s text:c="3"/>*</text:span><text:span text:style-name="T21"> Pointer to first tree in a linked list of binomial trees</text:span></text:p>
      <text:p text:style-name="P50"><text:span text:style-name="T15"><text:s/></text:span><text:span text:style-name="T16">36 </text:span><text:span text:style-name="T21"><text:s text:c="3"/></text:span><text:span text:style-name="T19">*/</text:span></text:p>
      <text:p text:style-name="P50"><text:span text:style-name="T15"><text:s/></text:span><text:span text:style-name="T16">37 </text:span><text:span text:style-name="T14"><text:s text:c="2"/></text:span><text:span text:style-name="T23">private</text:span><text:span text:style-name="T14"> HeapNode first;</text:span></text:p>
      <text:p text:style-name="P48"><text:s/><text:span text:style-name="T14">38 </text:span></text:p>
      <text:p text:style-name="P50"><text:span text:style-name="T15"><text:s/></text:span><text:span text:style-name="T16">39 </text:span><text:span text:style-name="T14"><text:s text:c="2"/></text:span><text:span text:style-name="T19">/**</text:span></text:p>
      <text:p text:style-name="P50"><text:span text:style-name="T15"><text:s/></text:span><text:span text:style-name="T16">40 </text:span><text:span text:style-name="T19"><text:s text:c="3"/>*</text:span><text:span text:style-name="T21"> Pointer to last tree in a linked list of binomial trees</text:span></text:p>
      <text:p text:style-name="P50"><text:span text:style-name="T15"><text:s/></text:span><text:span text:style-name="T16">41 </text:span><text:span text:style-name="T21"><text:s text:c="3"/></text:span><text:span text:style-name="T19">*/</text:span></text:p>
      <text:p text:style-name="P50"><text:span text:style-name="T15"><text:s/></text:span><text:span text:style-name="T16">42 </text:span><text:span text:style-name="T14"><text:s text:c="2"/></text:span><text:span text:style-name="T23">private</text:span><text:span text:style-name="T14"> HeapNode last;</text:span></text:p>
      <text:p text:style-name="P48"><text:s/><text:span text:style-name="T14">43 </text:span></text:p>
      <text:p text:style-name="P50"><text:span text:style-name="T15"><text:s/></text:span><text:span text:style-name="T16">44 </text:span><text:span text:style-name="T14"><text:s text:c="2"/></text:span><text:span text:style-name="T19">/**</text:span></text:p>
      <text:p text:style-name="P50"><text:span text:style-name="T15"><text:s/></text:span><text:span text:style-name="T16">45 </text:span><text:span text:style-name="T19"><text:s text:c="3"/>*</text:span><text:span text:style-name="T21"> Number of elements (non-negative integers) in the heap</text:span></text:p>
      <text:p text:style-name="P50"><text:span text:style-name="T15"><text:s/></text:span><text:span text:style-name="T16">46 </text:span><text:span text:style-name="T21"><text:s text:c="3"/></text:span><text:span text:style-name="T19">*/</text:span></text:p>
      <text:p text:style-name="P50"><text:span text:style-name="T15"><text:s/></text:span><text:span text:style-name="T16">47 </text:span><text:span text:style-name="T14"><text:s text:c="2"/></text:span><text:span text:style-name="T23">private</text:span><text:span text:style-name="T14"> </text:span><text:span text:style-name="T23">int</text:span><text:span text:style-name="T14"> size;</text:span></text:p>
      <text:p text:style-name="P48"><text:s/><text:span text:style-name="T14">48 </text:span></text:p>
      <text:p text:style-name="P50"><text:span text:style-name="T15"><text:s/></text:span><text:span text:style-name="T16">49 </text:span><text:span text:style-name="T14"><text:s text:c="2"/></text:span><text:span text:style-name="T19">/**</text:span></text:p>
      <text:p text:style-name="P50"><text:span text:style-name="T15"><text:s/></text:span><text:span text:style-name="T16">50 </text:span><text:span text:style-name="T19"><text:s text:c="3"/>*</text:span><text:span text:style-name="T21"> Number of binomial trees in the heap</text:span></text:p>
      <text:p text:style-name="P50"><text:span text:style-name="T15"><text:s/></text:span><text:span text:style-name="T16">51 </text:span><text:span text:style-name="T21"><text:s text:c="3"/></text:span><text:span text:style-name="T19">*/</text:span></text:p>
      <text:p text:style-name="P50"><text:span text:style-name="T15"><text:s/></text:span><text:span text:style-name="T16">52 </text:span><text:span text:style-name="T14"><text:s text:c="2"/></text:span><text:span text:style-name="T23">private</text:span><text:span text:style-name="T14"> </text:span><text:span text:style-name="T23">int</text:span><text:span text:style-name="T14"> treesNum;</text:span></text:p>
      <text:p text:style-name="P48"><text:s/><text:span text:style-name="T14">53 </text:span></text:p>
      <text:p text:style-name="P50"><text:soft-page-break/><text:span text:style-name="T15"><text:s/></text:span><text:span text:style-name="T16">54 </text:span><text:span text:style-name="T14"><text:s text:c="2"/></text:span><text:span text:style-name="T19">/**</text:span></text:p>
      <text:p text:style-name="P50"><text:span text:style-name="T15"><text:s/></text:span><text:span text:style-name="T16">55 </text:span><text:span text:style-name="T19"><text:s text:c="3"/>*</text:span><text:span text:style-name="T21"> Creates a new empty binomial heap.</text:span></text:p>
      <text:p text:style-name="P50"><text:span text:style-name="T15"><text:s/></text:span><text:span text:style-name="T16">56 </text:span><text:span text:style-name="T19"><text:s text:c="3"/>*/</text:span></text:p>
      <text:p text:style-name="P50"><text:span text:style-name="T15"><text:s/></text:span><text:span text:style-name="T16">57 </text:span><text:span text:style-name="T14"><text:s text:c="2"/></text:span><text:span text:style-name="T23">public</text:span><text:span text:style-name="T14"> BinomialHeap() {</text:span></text:p>
      <text:p text:style-name="P50"><text:span text:style-name="T15"><text:s/></text:span><text:span text:style-name="T16">58 </text:span><text:span text:style-name="T14"><text:s text:c="4"/></text:span><text:span text:style-name="T23">this</text:span><text:span text:style-name="T14">(</text:span><text:span text:style-name="T27">null</text:span><text:span text:style-name="T14">);</text:span></text:p>
      <text:p text:style-name="P50"><text:span text:style-name="T15"><text:s/></text:span><text:span text:style-name="T16">59 </text:span><text:span text:style-name="T14"><text:s text:c="2"/>}</text:span></text:p>
      <text:p text:style-name="P48"><text:s/><text:span text:style-name="T14">60 </text:span></text:p>
      <text:p text:style-name="P50"><text:span text:style-name="T15"><text:s/></text:span><text:span text:style-name="T16">61 </text:span><text:span text:style-name="T14"><text:s text:c="2"/></text:span><text:span text:style-name="T19">/**</text:span></text:p>
      <text:p text:style-name="P50"><text:span text:style-name="T15"><text:s/></text:span><text:span text:style-name="T16">62 </text:span><text:span text:style-name="T19"><text:s text:c="3"/>*</text:span><text:span text:style-name="T21"> Creates a new binomial heap with a given first binomial tree.</text:span></text:p>
      <text:p text:style-name="P50"><text:span text:style-name="T15"><text:s/></text:span><text:span text:style-name="T16">63 </text:span><text:span text:style-name="T19"><text:s text:c="3"/>* </text:span></text:p>
      <text:p text:style-name="P50"><text:span text:style-name="T15"><text:s/></text:span><text:span text:style-name="T16">64 </text:span><text:span text:style-name="T19"><text:s text:c="3"/>* precondition: node == null || node.validate() != null</text:span></text:p>
      <text:p text:style-name="P50"><text:span text:style-name="T15"><text:s/></text:span><text:span text:style-name="T16">65 </text:span><text:span text:style-name="T19"><text:s text:c="3"/>* </text:span></text:p>
      <text:p text:style-name="P50"><text:span text:style-name="T15"><text:s/></text:span><text:span text:style-name="T16">66 </text:span><text:span text:style-name="T19"><text:s text:c="3"/>* </text:span><text:span text:style-name="T21">@param</text:span><text:span text:style-name="T29"> node</text:span></text:p>
      <text:p text:style-name="P50"><text:span text:style-name="T15"><text:s/></text:span><text:span text:style-name="T16">67 </text:span><text:span text:style-name="T19"><text:s text:c="3"/>* <text:s text:c="11"/>Binomial tree</text:span></text:p>
      <text:p text:style-name="P50"><text:span text:style-name="T15"><text:s/></text:span><text:span text:style-name="T16">68 </text:span><text:span text:style-name="T19"><text:s text:c="3"/>*/</text:span></text:p>
      <text:p text:style-name="P50"><text:span text:style-name="T15"><text:s/></text:span><text:span text:style-name="T16">69 </text:span><text:span text:style-name="T14"><text:s text:c="2"/></text:span><text:span text:style-name="T23">private</text:span><text:span text:style-name="T14"> BinomialHeap(HeapNode node) {</text:span></text:p>
      <text:p text:style-name="P50"><text:span text:style-name="T15"><text:s/></text:span><text:span text:style-name="T16">70 </text:span><text:span text:style-name="T14"><text:s text:c="4"/></text:span><text:span text:style-name="T23">this</text:span><text:span text:style-name="T14">.min = node;</text:span></text:p>
      <text:p text:style-name="P50"><text:span text:style-name="T15"><text:s/></text:span><text:span text:style-name="T16">71 </text:span><text:span text:style-name="T14"><text:s text:c="4"/></text:span><text:span text:style-name="T23">this</text:span><text:span text:style-name="T14">.first = node;</text:span></text:p>
      <text:p text:style-name="P50"><text:span text:style-name="T15"><text:s/></text:span><text:span text:style-name="T16">72 </text:span><text:span text:style-name="T14"><text:s text:c="4"/></text:span><text:span text:style-name="T23">this</text:span><text:span text:style-name="T14">.last = node;</text:span></text:p>
      <text:p text:style-name="P48"><text:s/><text:span text:style-name="T14">73 </text:span></text:p>
      <text:p text:style-name="P50"><text:span text:style-name="T15"><text:s/></text:span><text:span text:style-name="T16">74 </text:span><text:span text:style-name="T14"><text:s text:c="4"/></text:span><text:span text:style-name="T19">// set size and trees count</text:span></text:p>
      <text:p text:style-name="P50"><text:span text:style-name="T15"><text:s/></text:span><text:span text:style-name="T16">75 </text:span><text:span text:style-name="T14"><text:s text:c="4"/></text:span><text:span text:style-name="T31">if</text:span><text:span text:style-name="T14"> (node != </text:span><text:span text:style-name="T27">null</text:span><text:span text:style-name="T14">) {</text:span></text:p>
      <text:p text:style-name="P50"><text:span text:style-name="T15"><text:s/></text:span><text:span text:style-name="T16">76 </text:span><text:span text:style-name="T14"><text:s text:c="6"/></text:span><text:span text:style-name="T23">this</text:span><text:span text:style-name="T14">.size = node.getSize();</text:span></text:p>
      <text:p text:style-name="P50"><text:span text:style-name="T15"><text:s/></text:span><text:span text:style-name="T16">77 </text:span><text:span text:style-name="T14"><text:s text:c="6"/>treesNum = </text:span><text:span text:style-name="T25">1</text:span><text:span text:style-name="T14">;</text:span></text:p>
      <text:p text:style-name="P50"><text:span text:style-name="T15"><text:s/></text:span><text:span text:style-name="T16">78 </text:span><text:span text:style-name="T14"><text:s text:c="4"/>} </text:span><text:span text:style-name="T31">else</text:span><text:span text:style-name="T14"> {</text:span></text:p>
      <text:p text:style-name="P50"><text:span text:style-name="T15"><text:s/></text:span><text:span text:style-name="T16">79 </text:span><text:span text:style-name="T14"><text:s text:c="6"/></text:span><text:span text:style-name="T23">this</text:span><text:span text:style-name="T14">.size = EMPTY_HEAP_SIZE;</text:span></text:p>
      <text:p text:style-name="P50"><text:span text:style-name="T15"><text:s/></text:span><text:span text:style-name="T16">80 </text:span><text:span text:style-name="T14"><text:s text:c="6"/>treesNum = </text:span><text:span text:style-name="T25">0</text:span><text:span text:style-name="T14">;</text:span></text:p>
      <text:p text:style-name="P50"><text:span text:style-name="T15"><text:s/></text:span><text:span text:style-name="T16">81 </text:span><text:span text:style-name="T14"><text:s text:c="4"/>}</text:span></text:p>
      <text:p text:style-name="P50"><text:span text:style-name="T15"><text:s/></text:span><text:span text:style-name="T16">82 </text:span><text:span text:style-name="T14"><text:s text:c="2"/>}</text:span></text:p>
      <text:p text:style-name="P48"><text:s/><text:span text:style-name="T14">83 </text:span></text:p>
      <text:p text:style-name="P50"><text:span text:style-name="T15"><text:s/></text:span><text:span text:style-name="T16">84 </text:span><text:span text:style-name="T14"><text:s text:c="2"/></text:span><text:span text:style-name="T19">/**</text:span></text:p>
      <text:p text:style-name="P50"><text:span text:style-name="T15"><text:s/></text:span><text:span text:style-name="T16">85 </text:span><text:span text:style-name="T19"><text:s text:c="3"/>*</text:span><text:span text:style-name="T21"> Resets the data structure to contain no data.</text:span></text:p>
      <text:p text:style-name="P50"><text:span text:style-name="T15"><text:s/></text:span><text:span text:style-name="T16">86 </text:span><text:span text:style-name="T19"><text:s text:c="3"/>* </text:span></text:p>
      <text:p text:style-name="P50"><text:span text:style-name="T15"><text:s/></text:span><text:span text:style-name="T16">87 </text:span><text:span text:style-name="T19"><text:s text:c="3"/>* postcondition: this.empty()</text:span></text:p>
      <text:p text:style-name="P50"><text:span text:style-name="T15"><text:s/></text:span><text:span text:style-name="T16">88 </text:span><text:span text:style-name="T19"><text:s text:c="3"/>*/</text:span></text:p>
      <text:p text:style-name="P50"><text:span text:style-name="T15"><text:s/></text:span><text:span text:style-name="T16">89 </text:span><text:span text:style-name="T14"><text:s text:c="2"/></text:span><text:span text:style-name="T23">private</text:span><text:span text:style-name="T14"> </text:span><text:span text:style-name="T23">void</text:span><text:span text:style-name="T14"> reset() {</text:span></text:p>
      <text:p text:style-name="P50"><text:span text:style-name="T15"><text:s/></text:span><text:span text:style-name="T16">90 </text:span><text:span text:style-name="T14"><text:s text:c="4"/>min = </text:span><text:span text:style-name="T27">null</text:span><text:span text:style-name="T14">;</text:span></text:p>
      <text:p text:style-name="P50"><text:span text:style-name="T15"><text:s/></text:span><text:span text:style-name="T16">91 </text:span><text:span text:style-name="T14"><text:s text:c="4"/>first = </text:span><text:span text:style-name="T27">null</text:span><text:span text:style-name="T14">;</text:span></text:p>
      <text:p text:style-name="P50"><text:span text:style-name="T15"><text:s/></text:span><text:span text:style-name="T16">92 </text:span><text:span text:style-name="T14"><text:s text:c="4"/>last = </text:span><text:span text:style-name="T27">null</text:span><text:span text:style-name="T14">;</text:span></text:p>
      <text:p text:style-name="P50"><text:span text:style-name="T15"><text:s/></text:span><text:span text:style-name="T16">93 </text:span><text:span text:style-name="T14"><text:s text:c="4"/>size = EMPTY_HEAP_SIZE;</text:span></text:p>
      <text:p text:style-name="P50"><text:span text:style-name="T15"><text:s/></text:span><text:span text:style-name="T16">94 </text:span><text:span text:style-name="T14"><text:s text:c="4"/>treesNum = </text:span><text:span text:style-name="T25">0</text:span><text:span text:style-name="T14">;</text:span></text:p>
      <text:p text:style-name="P50"><text:span text:style-name="T15"><text:s/></text:span><text:span text:style-name="T16">95 </text:span><text:span text:style-name="T14"><text:s text:c="2"/>}</text:span></text:p>
      <text:p text:style-name="P48"><text:s/><text:span text:style-name="T14">96 </text:span></text:p>
      <text:p text:style-name="P50"><text:span text:style-name="T15"><text:s/></text:span><text:span text:style-name="T16">97 </text:span><text:span text:style-name="T14"><text:s text:c="2"/></text:span><text:span text:style-name="T19">/**</text:span></text:p>
      <text:p text:style-name="P50"><text:span text:style-name="T15"><text:s/></text:span><text:span text:style-name="T16">98 </text:span><text:span text:style-name="T19"><text:s text:c="3"/>*</text:span><text:span text:style-name="T21"> public boolean empty()</text:span></text:p>
      <text:p text:style-name="P50"><text:span text:style-name="T15"><text:s/></text:span><text:span text:style-name="T16">99 </text:span><text:span text:style-name="T19"><text:s text:c="3"/>*</text:span><text:span text:style-name="T21"> </text:span></text:p>
      <text:p text:style-name="P51"><text:span text:style-name="T15">100 </text:span><text:span text:style-name="T20"><text:s text:c="3"/>*</text:span><text:span text:style-name="T22"> precondition: none</text:span></text:p>
      <text:p text:style-name="P51"><text:span text:style-name="T15">101 </text:span><text:span text:style-name="T20"><text:s text:c="3"/>*</text:span><text:span text:style-name="T22"> </text:span></text:p>
      <text:p text:style-name="P51"><text:span text:style-name="T15">102 </text:span><text:span text:style-name="T20"><text:s text:c="3"/>*</text:span><text:span text:style-name="T22"> The method returns true if and only if the heap is empty.</text:span></text:p>
      <text:p text:style-name="P51"><text:span text:style-name="T15">103 </text:span><text:span text:style-name="T20"><text:s text:c="3"/>* </text:span></text:p>
      <text:p text:style-name="P51"><text:span text:style-name="T15">104 </text:span><text:span text:style-name="T20"><text:s text:c="3"/>* Time complexity: O(1)</text:span></text:p>
      <text:p text:style-name="P51"><text:span text:style-name="T15">105 </text:span><text:span text:style-name="T20"><text:s text:c="3"/>*/</text:span></text:p>
      <text:p text:style-name="P51"><text:span text:style-name="T15">106 </text:span><text:s text:c="2"/><text:span text:style-name="T24">public</text:span> <text:span text:style-name="T24">boolean</text:span> empty() {</text:p>
      <text:p text:style-name="P51"><text:span text:style-name="T15">107 </text:span><text:s text:c="4"/><text:span text:style-name="T32">return</text:span> <text:span text:style-name="T24">this</text:span>.size == EMPTY_HEAP_SIZE;</text:p>
      <text:p text:style-name="P51"><text:span text:style-name="T15">108 </text:span><text:s text:c="2"/>}</text:p>
      <text:p text:style-name="P49"><text:soft-page-break/>109 </text:p>
      <text:p text:style-name="P51"><text:span text:style-name="T15">110 </text:span><text:s text:c="2"/><text:span text:style-name="T20">/**</text:span></text:p>
      <text:p text:style-name="P51"><text:span text:style-name="T15">111 </text:span><text:span text:style-name="T20"><text:s text:c="3"/>*</text:span><text:span text:style-name="T22"> public void insert(int value)</text:span></text:p>
      <text:p text:style-name="P51"><text:span text:style-name="T15">112 </text:span><text:span text:style-name="T20"><text:s text:c="3"/>*</text:span><text:span text:style-name="T22"> </text:span></text:p>
      <text:p text:style-name="P51"><text:span text:style-name="T15">113 </text:span><text:span text:style-name="T20"><text:s text:c="3"/>*</text:span><text:span text:style-name="T22"> Insert value into the heap</text:span></text:p>
      <text:p text:style-name="P51"><text:span text:style-name="T15">114 </text:span><text:span text:style-name="T20"><text:s text:c="3"/>*</text:span><text:span text:style-name="T22"> </text:span></text:p>
      <text:p text:style-name="P51"><text:span text:style-name="T15">115 </text:span><text:span text:style-name="T20"><text:s text:c="3"/>*</text:span><text:span text:style-name="T22"> Time complexity: O(logn) w.c., O(1) amortized</text:span></text:p>
      <text:p text:style-name="P51"><text:span text:style-name="T15">116 </text:span><text:span text:style-name="T22"><text:s text:c="3"/></text:span><text:span text:style-name="T20">*/</text:span></text:p>
      <text:p text:style-name="P51"><text:span text:style-name="T15">117 </text:span><text:s text:c="2"/><text:span text:style-name="T24">public</text:span> <text:span text:style-name="T24">void</text:span> insert(<text:span text:style-name="T24">int</text:span> value) {</text:p>
      <text:p text:style-name="P51"><text:span text:style-name="T15">118 </text:span><text:s text:c="4"/>BinomialHeap heapToMeld;</text:p>
      <text:p text:style-name="P51"><text:span text:style-name="T15">119 </text:span><text:s text:c="4"/>HeapNode newHeapNode = <text:span text:style-name="T32">new</text:span> HeapNode(value);</text:p>
      <text:p text:style-name="P49">120 </text:p>
      <text:p text:style-name="P51"><text:span text:style-name="T15">121 </text:span><text:s text:c="4"/><text:span text:style-name="T32">if</text:span> (empty()) { <text:span text:style-name="T20">// first element</text:span></text:p>
      <text:p text:style-name="P51"><text:span text:style-name="T15">122 </text:span><text:s text:c="6"/><text:span text:style-name="T24">this</text:span>.first = newHeapNode;</text:p>
      <text:p text:style-name="P51"><text:span text:style-name="T15">123 </text:span><text:s text:c="6"/><text:span text:style-name="T24">this</text:span>.last = newHeapNode;</text:p>
      <text:p text:style-name="P51"><text:span text:style-name="T15">124 </text:span><text:s text:c="6"/><text:span text:style-name="T24">this</text:span>.min = newHeapNode;</text:p>
      <text:p text:style-name="P51"><text:span text:style-name="T15">125 </text:span><text:s text:c="6"/><text:span text:style-name="T24">this</text:span>.size = <text:span text:style-name="T26">1</text:span>;</text:p>
      <text:p text:style-name="P49">126 </text:p>
      <text:p text:style-name="P51"><text:span text:style-name="T15">127 </text:span><text:s text:c="4"/>} <text:span text:style-name="T32">else</text:span> { <text:span text:style-name="T20">// use meld to add element to heap</text:span></text:p>
      <text:p text:style-name="P51"><text:span text:style-name="T15">128 </text:span><text:s text:c="6"/>heapToMeld = <text:span text:style-name="T32">new</text:span> BinomialHeap(newHeapNode);</text:p>
      <text:p text:style-name="P51"><text:span text:style-name="T15">129 </text:span><text:s text:c="6"/><text:span text:style-name="T24">this</text:span>.meld(heapToMeld);</text:p>
      <text:p text:style-name="P51"><text:span text:style-name="T15">130 </text:span><text:s text:c="4"/>}</text:p>
      <text:p text:style-name="P51"><text:span text:style-name="T15">131 </text:span><text:s text:c="2"/>}</text:p>
      <text:p text:style-name="P49">132 </text:p>
      <text:p text:style-name="P51"><text:span text:style-name="T15">133 </text:span><text:s text:c="2"/><text:span text:style-name="T20">/**</text:span></text:p>
      <text:p text:style-name="P51"><text:span text:style-name="T15">134 </text:span><text:span text:style-name="T20"><text:s text:c="3"/>*</text:span><text:span text:style-name="T22"> public void deleteMin()</text:span></text:p>
      <text:p text:style-name="P51"><text:span text:style-name="T15">135 </text:span><text:span text:style-name="T20"><text:s text:c="3"/>*</text:span><text:span text:style-name="T22"> </text:span></text:p>
      <text:p text:style-name="P51"><text:span text:style-name="T15">136 </text:span><text:span text:style-name="T20"><text:s text:c="3"/>*</text:span><text:span text:style-name="T22"> Delete the minimum value</text:span></text:p>
      <text:p text:style-name="P51"><text:span text:style-name="T15">137 </text:span><text:span text:style-name="T20"><text:s text:c="3"/>*</text:span><text:span text:style-name="T22"> </text:span></text:p>
      <text:p text:style-name="P51"><text:span text:style-name="T15">138 </text:span><text:span text:style-name="T20"><text:s text:c="3"/>*</text:span><text:span text:style-name="T22"> Time complexity: O(logn)</text:span></text:p>
      <text:p text:style-name="P51"><text:span text:style-name="T15">139 </text:span><text:span text:style-name="T22"><text:s text:c="3"/></text:span><text:span text:style-name="T20">*/</text:span></text:p>
      <text:p text:style-name="P51"><text:span text:style-name="T15">140 </text:span><text:s text:c="2"/><text:span text:style-name="T24">public</text:span> <text:span text:style-name="T24">void</text:span> deleteMin() {</text:p>
      <text:p text:style-name="P51"><text:span text:style-name="T15">141 </text:span><text:s text:c="4"/><text:span text:style-name="T32">if</text:span> (empty()) {</text:p>
      <text:p text:style-name="P51"><text:span text:style-name="T15">142 </text:span><text:s text:c="6"/><text:span text:style-name="T32">return</text:span>; <text:span text:style-name="T20">// nothing to do</text:span></text:p>
      <text:p text:style-name="P51"><text:span text:style-name="T15">143 </text:span><text:s text:c="4"/>}</text:p>
      <text:p text:style-name="P49">144 </text:p>
      <text:p text:style-name="P51"><text:span text:style-name="T15">145 </text:span><text:s text:c="4"/><text:span text:style-name="T20">// collect all min's children to new heap</text:span></text:p>
      <text:p text:style-name="P51"><text:span text:style-name="T15">146 </text:span><text:s text:c="4"/>BinomialHeap h = <text:span text:style-name="T32">new</text:span> BinomialHeap();</text:p>
      <text:p text:style-name="P51"><text:span text:style-name="T15">147 </text:span><text:s text:c="4"/>HeapNode p = <text:span text:style-name="T24">this</text:span>.min.getLeftmostChild();</text:p>
      <text:p text:style-name="P51"><text:span text:style-name="T15">148 </text:span><text:s text:c="4"/><text:span text:style-name="T32">if</text:span> (p != <text:span text:style-name="T28">null</text:span>) {</text:p>
      <text:p text:style-name="P51"><text:span text:style-name="T15">149 </text:span><text:s text:c="6"/><text:span text:style-name="T32">while</text:span> (p != <text:span text:style-name="T28">null</text:span>) {</text:p>
      <text:p text:style-name="P51"><text:span text:style-name="T15">150 </text:span><text:s text:c="8"/>h.addTree(p);</text:p>
      <text:p text:style-name="P51"><text:span text:style-name="T15">151 </text:span><text:s text:c="8"/>p = p.getNext();</text:p>
      <text:p text:style-name="P51"><text:span text:style-name="T15">152 </text:span><text:s text:c="6"/>}</text:p>
      <text:p text:style-name="P51"><text:span text:style-name="T15">153 </text:span><text:s text:c="4"/>}</text:p>
      <text:p text:style-name="P49">154 </text:p>
      <text:p text:style-name="P51"><text:span text:style-name="T15">155 </text:span><text:s text:c="4"/><text:span text:style-name="T20">// remove min from trees list</text:span></text:p>
      <text:p text:style-name="P51"><text:span text:style-name="T15">156 </text:span><text:s text:c="4"/><text:span text:style-name="T32">if</text:span> (<text:span text:style-name="T24">this</text:span>.min.getPrev() != <text:span text:style-name="T28">null</text:span>) {</text:p>
      <text:p text:style-name="P51"><text:span text:style-name="T15">157 </text:span><text:s text:c="6"/><text:span text:style-name="T24">this</text:span>.min.getPrev().setNext(<text:span text:style-name="T24">this</text:span>.min.getNext());</text:p>
      <text:p text:style-name="P51"><text:span text:style-name="T15">158 </text:span><text:s text:c="4"/>}</text:p>
      <text:p text:style-name="P51"><text:span text:style-name="T15">159 </text:span><text:s text:c="4"/><text:span text:style-name="T32">if</text:span> (<text:span text:style-name="T24">this</text:span>.min.getNext() != <text:span text:style-name="T28">null</text:span>) {</text:p>
      <text:p text:style-name="P51"><text:span text:style-name="T15">160 </text:span><text:s text:c="6"/><text:span text:style-name="T24">this</text:span>.min.getNext().setPrev(<text:span text:style-name="T24">this</text:span>.min.getPrev());</text:p>
      <text:p text:style-name="P51"><text:span text:style-name="T15">161 </text:span><text:s text:c="4"/>}</text:p>
      <text:p text:style-name="P51"><text:span text:style-name="T15">162 </text:span><text:s text:c="4"/><text:span text:style-name="T32">if</text:span> (<text:span text:style-name="T24">this</text:span>.min == <text:span text:style-name="T24">this</text:span>.first) {</text:p>
      <text:p text:style-name="P51"><text:span text:style-name="T15">163 </text:span><text:s text:c="6"/><text:span text:style-name="T24">this</text:span>.first = <text:span text:style-name="T24">this</text:span>.min.getNext();</text:p>
      <text:p text:style-name="P51"><text:soft-page-break/><text:span text:style-name="T15">164 </text:span><text:s text:c="4"/>}</text:p>
      <text:p text:style-name="P51"><text:span text:style-name="T15">165 </text:span><text:s text:c="4"/><text:span text:style-name="T32">if</text:span> (<text:span text:style-name="T24">this</text:span>.min == <text:span text:style-name="T24">this</text:span>.last) {</text:p>
      <text:p text:style-name="P51"><text:span text:style-name="T15">166 </text:span><text:s text:c="6"/><text:span text:style-name="T24">this</text:span>.last = <text:span text:style-name="T24">this</text:span>.min.getPrev();</text:p>
      <text:p text:style-name="P51"><text:span text:style-name="T15">167 </text:span><text:s text:c="4"/>}</text:p>
      <text:p text:style-name="P49">168 </text:p>
      <text:p text:style-name="P51"><text:span text:style-name="T15">169 </text:span><text:s text:c="4"/><text:span text:style-name="T24">this</text:span>.meld(h);</text:p>
      <text:p text:style-name="P51"><text:span text:style-name="T15">170 </text:span><text:s text:c="2"/>}</text:p>
      <text:p text:style-name="P49">171 </text:p>
      <text:p text:style-name="P51"><text:span text:style-name="T15">172 </text:span><text:s text:c="2"/><text:span text:style-name="T20">/**</text:span></text:p>
      <text:p text:style-name="P51"><text:span text:style-name="T15">173 </text:span><text:span text:style-name="T20"><text:s text:c="3"/>*</text:span><text:span text:style-name="T22"> public int findMin()</text:span></text:p>
      <text:p text:style-name="P51"><text:span text:style-name="T15">174 </text:span><text:span text:style-name="T20"><text:s text:c="3"/>*</text:span><text:span text:style-name="T22"> </text:span></text:p>
      <text:p text:style-name="P51"><text:span text:style-name="T15">175 </text:span><text:span text:style-name="T20"><text:s text:c="3"/>*</text:span><text:span text:style-name="T22"> Return the minimum value</text:span></text:p>
      <text:p text:style-name="P51"><text:span text:style-name="T15">176 </text:span><text:span text:style-name="T20"><text:s text:c="3"/>*</text:span><text:span text:style-name="T22"> </text:span></text:p>
      <text:p text:style-name="P51"><text:span text:style-name="T15">177 </text:span><text:span text:style-name="T20"><text:s text:c="3"/>*</text:span><text:span text:style-name="T22"> Time complexity: O(1)</text:span></text:p>
      <text:p text:style-name="P51"><text:span text:style-name="T15">178 </text:span><text:span text:style-name="T22"><text:s text:c="3"/></text:span><text:span text:style-name="T20">*/</text:span></text:p>
      <text:p text:style-name="P51"><text:span text:style-name="T15">179 </text:span><text:s text:c="2"/><text:span text:style-name="T24">public</text:span> <text:span text:style-name="T24">int</text:span> findMin() {</text:p>
      <text:p text:style-name="P51"><text:span text:style-name="T15">180 </text:span><text:s text:c="4"/><text:span text:style-name="T32">if</text:span> (empty()) {</text:p>
      <text:p text:style-name="P51"><text:span text:style-name="T15">181 </text:span><text:s text:c="6"/><text:span text:style-name="T32">return</text:span> EMPTY_MIN_VALUE; <text:span text:style-name="T20">// nothing to find</text:span></text:p>
      <text:p text:style-name="P51"><text:span text:style-name="T15">182 </text:span><text:s text:c="4"/>} <text:span text:style-name="T32">else</text:span> {</text:p>
      <text:p text:style-name="P51"><text:span text:style-name="T15">183 </text:span><text:s text:c="6"/><text:span text:style-name="T32">return</text:span> <text:span text:style-name="T24">this</text:span>.min.getValue();</text:p>
      <text:p text:style-name="P51"><text:span text:style-name="T15">184 </text:span><text:s text:c="4"/>}</text:p>
      <text:p text:style-name="P51"><text:span text:style-name="T15">185 </text:span><text:s text:c="2"/>}</text:p>
      <text:p text:style-name="P49">186 </text:p>
      <text:p text:style-name="P51"><text:span text:style-name="T15">187 </text:span><text:s text:c="2"/><text:span text:style-name="T20">/**</text:span></text:p>
      <text:p text:style-name="P51"><text:span text:style-name="T15">188 </text:span><text:span text:style-name="T20"><text:s text:c="3"/>*</text:span><text:span text:style-name="T22"> public void meld (BinomialHeap heap2)</text:span></text:p>
      <text:p text:style-name="P51"><text:span text:style-name="T15">189 </text:span><text:span text:style-name="T20"><text:s text:c="3"/>*</text:span><text:span text:style-name="T22"> </text:span></text:p>
      <text:p text:style-name="P51"><text:span text:style-name="T15">190 </text:span><text:span text:style-name="T20"><text:s text:c="3"/>*</text:span><text:span text:style-name="T22"> Meld the heap with heap2</text:span></text:p>
      <text:p text:style-name="P51"><text:span text:style-name="T15">191 </text:span><text:span text:style-name="T20"><text:s text:c="3"/>*</text:span><text:span text:style-name="T22"> </text:span></text:p>
      <text:p text:style-name="P51"><text:span text:style-name="T15">192 </text:span><text:span text:style-name="T20"><text:s text:c="3"/>*</text:span><text:span text:style-name="T22"> Time complexity: O(logn)</text:span></text:p>
      <text:p text:style-name="P51"><text:span text:style-name="T15">193 </text:span><text:span text:style-name="T22"><text:s text:c="3"/></text:span><text:span text:style-name="T20">*/</text:span></text:p>
      <text:p text:style-name="P51"><text:span text:style-name="T15">194 </text:span><text:s text:c="2"/><text:span text:style-name="T24">public</text:span> <text:span text:style-name="T24">void</text:span> meld(BinomialHeap heap2) {</text:p>
      <text:p text:style-name="P51"><text:span text:style-name="T15">195 </text:span><text:s text:c="4"/><text:span text:style-name="T32">if</text:span> (heap2 == <text:span text:style-name="T28">null</text:span>) {</text:p>
      <text:p text:style-name="P51"><text:span text:style-name="T15">196 </text:span><text:s text:c="6"/><text:span text:style-name="T32">return</text:span>; <text:span text:style-name="T20">// nothing to meld</text:span></text:p>
      <text:p text:style-name="P51"><text:span text:style-name="T15">197 </text:span><text:s text:c="4"/>}</text:p>
      <text:p text:style-name="P49">198 </text:p>
      <text:p text:style-name="P51"><text:span text:style-name="T15">199 </text:span><text:s text:c="4"/><text:span text:style-name="T20">// add heap2's trees to the trees list</text:span></text:p>
      <text:p text:style-name="P51"><text:span text:style-name="T15">200 </text:span><text:s text:c="4"/>BinomialHeap h = BinomialHeap.merge(<text:span text:style-name="T24">this</text:span>, heap2);</text:p>
      <text:p text:style-name="P51"><text:span text:style-name="T15">201 </text:span><text:s text:c="4"/><text:span text:style-name="T32">if</text:span> (h.empty()) {</text:p>
      <text:p text:style-name="P51"><text:span text:style-name="T15">202 </text:span><text:s text:c="6"/><text:span text:style-name="T20">// this.empty(), so do nothing</text:span></text:p>
      <text:p text:style-name="P49">203 </text:p>
      <text:p text:style-name="P51"><text:span text:style-name="T15">204 </text:span><text:s text:c="4"/>} <text:span text:style-name="T32">else</text:span> {</text:p>
      <text:p text:style-name="P51"><text:span text:style-name="T15">205 </text:span><text:s text:c="6"/>HeapNode prevX = <text:span text:style-name="T28">null</text:span>;</text:p>
      <text:p text:style-name="P51"><text:span text:style-name="T15">206 </text:span><text:s text:c="6"/>HeapNode x = h.getFirst();</text:p>
      <text:p text:style-name="P51"><text:span text:style-name="T15">207 </text:span><text:s text:c="6"/>HeapNode nextX = x.getNext();</text:p>
      <text:p text:style-name="P49">208 </text:p>
      <text:p text:style-name="P51"><text:span text:style-name="T15">209 </text:span><text:s text:c="6"/><text:span text:style-name="T20">// successively link nodes of same ranks</text:span></text:p>
      <text:p text:style-name="P51"><text:span text:style-name="T15">210 </text:span><text:s text:c="6"/><text:span text:style-name="T32">while</text:span> (nextX != <text:span text:style-name="T28">null</text:span>) {</text:p>
      <text:p text:style-name="P51"><text:span text:style-name="T15">211 </text:span><text:s text:c="8"/><text:span text:style-name="T20">// different ranks, no need to link</text:span></text:p>
      <text:p text:style-name="P51"><text:span text:style-name="T15">212 </text:span><text:s text:c="8"/><text:span text:style-name="T32">if</text:span> (x.getRank() != nextX.getRank()</text:p>
      <text:p text:style-name="P51"><text:span text:style-name="T15">213 </text:span><text:s text:c="12"/>|| (nextX.getNext() != <text:span text:style-name="T28">null</text:span> &amp;&amp; nextX.getNext()</text:p>
      <text:p text:style-name="P51"><text:span text:style-name="T15">214 </text:span><text:s text:c="16"/>.getRank() == x.getRank())) {</text:p>
      <text:p text:style-name="P51"><text:span text:style-name="T15">215 </text:span><text:s text:c="10"/>prevX = x;</text:p>
      <text:p text:style-name="P51"><text:span text:style-name="T15">216 </text:span><text:s text:c="10"/>x = nextX;</text:p>
      <text:p text:style-name="P51"><text:span text:style-name="T15">217 </text:span><text:s text:c="8"/>} <text:span text:style-name="T32">else</text:span> {</text:p>
      <text:p text:style-name="P51"><text:span text:style-name="T15">218 </text:span><text:s text:c="10"/><text:span text:style-name="T20">// find the larger node to be linked under the other node</text:span></text:p>
      <text:p text:style-name="P51"><text:soft-page-break/><text:span text:style-name="T15">219 </text:span><text:s text:c="10"/><text:span text:style-name="T32">if</text:span> (x.getValue() &lt;= nextX.getValue()) {</text:p>
      <text:p text:style-name="P51"><text:span text:style-name="T15">220 </text:span><text:s text:c="12"/>x.setNext(nextX.getNext());</text:p>
      <text:p text:style-name="P51"><text:span text:style-name="T15">221 </text:span><text:s text:c="12"/><text:span text:style-name="T32">if</text:span> (nextX.getNext() != <text:span text:style-name="T28">null</text:span>) {</text:p>
      <text:p text:style-name="P51"><text:span text:style-name="T15">222 </text:span><text:s text:c="14"/>nextX.getNext().setPrev(x);</text:p>
      <text:p text:style-name="P51"><text:span text:style-name="T15">223 </text:span><text:s text:c="12"/>}</text:p>
      <text:p text:style-name="P51"><text:span text:style-name="T15">224 </text:span><text:s text:c="12"/>x.linkWith(nextX);</text:p>
      <text:p text:style-name="P51"><text:span text:style-name="T15">225 </text:span><text:s text:c="10"/>} <text:span text:style-name="T32">else</text:span> {</text:p>
      <text:p text:style-name="P51"><text:span text:style-name="T15">226 </text:span><text:s text:c="12"/><text:span text:style-name="T32">if</text:span> (prevX == <text:span text:style-name="T28">null</text:span>) {</text:p>
      <text:p text:style-name="P51"><text:span text:style-name="T15">227 </text:span><text:s text:c="14"/>h.setFirst(nextX);</text:p>
      <text:p text:style-name="P51"><text:span text:style-name="T15">228 </text:span><text:s text:c="12"/>} <text:span text:style-name="T32">else</text:span> {</text:p>
      <text:p text:style-name="P51"><text:span text:style-name="T15">229 </text:span><text:s text:c="14"/>prevX.setNext(nextX);</text:p>
      <text:p text:style-name="P51"><text:span text:style-name="T15">230 </text:span><text:s text:c="14"/><text:span text:style-name="T32">if</text:span> (nextX != <text:span text:style-name="T28">null</text:span>) {</text:p>
      <text:p text:style-name="P51"><text:span text:style-name="T15">231 </text:span><text:s text:c="16"/>nextX.setPrev(prevX);</text:p>
      <text:p text:style-name="P51"><text:span text:style-name="T15">232 </text:span><text:s text:c="14"/>}</text:p>
      <text:p text:style-name="P51"><text:span text:style-name="T15">233 </text:span><text:s text:c="12"/>}</text:p>
      <text:p text:style-name="P51"><text:span text:style-name="T15">234 </text:span><text:s text:c="12"/>nextX.linkWith(x);</text:p>
      <text:p text:style-name="P51"><text:span text:style-name="T15">235 </text:span><text:s text:c="12"/>x = nextX;</text:p>
      <text:p text:style-name="P51"><text:span text:style-name="T15">236 </text:span><text:s text:c="10"/>}</text:p>
      <text:p text:style-name="P51"><text:span text:style-name="T15">237 </text:span><text:s text:c="8"/>}</text:p>
      <text:p text:style-name="P49">238 </text:p>
      <text:p text:style-name="P51"><text:span text:style-name="T15">239 </text:span><text:s text:c="8"/>nextX = x.getNext();</text:p>
      <text:p text:style-name="P51"><text:span text:style-name="T15">240 </text:span><text:s text:c="6"/>}</text:p>
      <text:p text:style-name="P49">241 </text:p>
      <text:p text:style-name="P51"><text:span text:style-name="T15">242 </text:span><text:s text:c="6"/><text:span text:style-name="T20">// copy the created heap trees to the trees list</text:span></text:p>
      <text:p text:style-name="P51"><text:span text:style-name="T15">243 </text:span><text:s text:c="6"/><text:span text:style-name="T24">this</text:span>.first = h.first;</text:p>
      <text:p text:style-name="P51"><text:span text:style-name="T15">244 </text:span><text:s text:c="4"/>}</text:p>
      <text:p text:style-name="P49">245 </text:p>
      <text:p text:style-name="P51"><text:span text:style-name="T15">246 </text:span><text:s text:c="4"/><text:span text:style-name="T20">// fix size, trees count, min node, last</text:span></text:p>
      <text:p text:style-name="P51"><text:span text:style-name="T15">247 </text:span><text:s text:c="4"/><text:span text:style-name="T24">this</text:span>.fixProperties();</text:p>
      <text:p text:style-name="P51"><text:span text:style-name="T15">248 </text:span><text:s text:c="2"/>}</text:p>
      <text:p text:style-name="P49">249 </text:p>
      <text:p text:style-name="P51"><text:span text:style-name="T15">250 </text:span><text:s text:c="2"/><text:span text:style-name="T20">/**</text:span></text:p>
      <text:p text:style-name="P51"><text:span text:style-name="T15">251 </text:span><text:span text:style-name="T20"><text:s text:c="3"/>*</text:span><text:span text:style-name="T22"> Fixes the heap's properties: size, treesNum, min, last.</text:span></text:p>
      <text:p text:style-name="P51"><text:span text:style-name="T15">252 </text:span><text:span text:style-name="T20"><text:s text:c="3"/>* This method should be called after each call to meld(), to</text:span></text:p>
      <text:p text:style-name="P51"><text:span text:style-name="T15">253 </text:span><text:span text:style-name="T20"><text:s text:c="3"/>* maintain the class's invariant.</text:span></text:p>
      <text:p text:style-name="P51"><text:span text:style-name="T15">254 </text:span><text:span text:style-name="T20"><text:s text:c="3"/>* </text:span></text:p>
      <text:p text:style-name="P51"><text:span text:style-name="T15">255 </text:span><text:span text:style-name="T20"><text:s text:c="3"/>* postcondition: this.isValid()</text:span></text:p>
      <text:p text:style-name="P51"><text:span text:style-name="T15">256 </text:span><text:span text:style-name="T20"><text:s text:c="3"/>*/</text:span></text:p>
      <text:p text:style-name="P51"><text:span text:style-name="T15">257 </text:span><text:s text:c="2"/><text:span text:style-name="T24">private</text:span> <text:span text:style-name="T24">void</text:span> fixProperties() {</text:p>
      <text:p text:style-name="P51"><text:span text:style-name="T15">258 </text:span><text:s text:c="4"/>HeapNode p = <text:span text:style-name="T24">this</text:span>.first;</text:p>
      <text:p text:style-name="P51"><text:span text:style-name="T15">259 </text:span><text:s text:c="4"/>HeapNode last = p;</text:p>
      <text:p text:style-name="P51"><text:span text:style-name="T15">260 </text:span><text:s text:c="4"/><text:span text:style-name="T24">this</text:span>.size = <text:span text:style-name="T26">0</text:span>;</text:p>
      <text:p text:style-name="P51"><text:span text:style-name="T15">261 </text:span><text:s text:c="4"/><text:span text:style-name="T24">this</text:span>.treesNum = <text:span text:style-name="T26">0</text:span>;</text:p>
      <text:p text:style-name="P51"><text:span text:style-name="T15">262 </text:span><text:s text:c="4"/><text:span text:style-name="T24">this</text:span>.min = <text:span text:style-name="T28">null</text:span>;</text:p>
      <text:p text:style-name="P49">263 </text:p>
      <text:p text:style-name="P51"><text:span text:style-name="T15">264 </text:span><text:s text:c="4"/><text:span text:style-name="T32">while</text:span> (p != <text:span text:style-name="T28">null</text:span>) {</text:p>
      <text:p text:style-name="P51"><text:span text:style-name="T15">265 </text:span><text:s text:c="6"/><text:span text:style-name="T24">this</text:span>.size += p.getSize();</text:p>
      <text:p text:style-name="P51"><text:span text:style-name="T15">266 </text:span><text:s text:c="6"/><text:span text:style-name="T24">this</text:span>.treesNum++;</text:p>
      <text:p text:style-name="P51"><text:span text:style-name="T15">267 </text:span><text:s text:c="6"/><text:span text:style-name="T32">if</text:span> (<text:span text:style-name="T24">this</text:span>.min == <text:span text:style-name="T28">null</text:span>) {</text:p>
      <text:p text:style-name="P51"><text:span text:style-name="T15">268 </text:span><text:s text:c="8"/><text:span text:style-name="T24">this</text:span>.min = p;</text:p>
      <text:p text:style-name="P51"><text:span text:style-name="T15">269 </text:span><text:s text:c="6"/>} <text:span text:style-name="T32">else</text:span> <text:span text:style-name="T32">if</text:span> (p.getValue() &lt; <text:span text:style-name="T24">this</text:span>.min.getValue()) {</text:p>
      <text:p text:style-name="P51"><text:span text:style-name="T15">270 </text:span><text:s text:c="8"/><text:span text:style-name="T24">this</text:span>.min = p;</text:p>
      <text:p text:style-name="P51"><text:span text:style-name="T15">271 </text:span><text:s text:c="6"/>}</text:p>
      <text:p text:style-name="P49">272 </text:p>
      <text:p text:style-name="P51"><text:span text:style-name="T15">273 </text:span><text:s text:c="6"/>last = p;</text:p>
      <text:p text:style-name="P51"><text:soft-page-break/><text:span text:style-name="T15">274 </text:span><text:s text:c="6"/>p = p.getNext();</text:p>
      <text:p text:style-name="P51"><text:span text:style-name="T15">275 </text:span><text:s text:c="4"/>}</text:p>
      <text:p text:style-name="P49">276 </text:p>
      <text:p text:style-name="P51"><text:span text:style-name="T15">277 </text:span><text:s text:c="4"/><text:span text:style-name="T20">// fix last pointer</text:span></text:p>
      <text:p text:style-name="P51"><text:span text:style-name="T15">278 </text:span><text:s text:c="4"/><text:span text:style-name="T24">this</text:span>.setLast(last);</text:p>
      <text:p text:style-name="P49">279 </text:p>
      <text:p text:style-name="P51"><text:span text:style-name="T15">280 </text:span><text:s text:c="4"/><text:span text:style-name="T20">// fix list ends pointers</text:span></text:p>
      <text:p text:style-name="P51"><text:span text:style-name="T15">281 </text:span><text:s text:c="4"/><text:span text:style-name="T32">if</text:span> (<text:span text:style-name="T24">this</text:span>.getLast() != <text:span text:style-name="T28">null</text:span>) {</text:p>
      <text:p text:style-name="P51"><text:span text:style-name="T15">282 </text:span><text:s text:c="6"/><text:span text:style-name="T24">this</text:span>.getLast().setNext(<text:span text:style-name="T28">null</text:span>);</text:p>
      <text:p text:style-name="P51"><text:span text:style-name="T15">283 </text:span><text:s text:c="4"/>}</text:p>
      <text:p text:style-name="P51"><text:span text:style-name="T15">284 </text:span><text:s text:c="4"/><text:span text:style-name="T32">if</text:span> (<text:span text:style-name="T24">this</text:span>.getFirst() != <text:span text:style-name="T28">null</text:span>) {</text:p>
      <text:p text:style-name="P51"><text:span text:style-name="T15">285 </text:span><text:s text:c="6"/><text:span text:style-name="T24">this</text:span>.getFirst().setPrev(<text:span text:style-name="T28">null</text:span>);</text:p>
      <text:p text:style-name="P51"><text:span text:style-name="T15">286 </text:span><text:s text:c="4"/>}</text:p>
      <text:p text:style-name="P51"><text:span text:style-name="T15">287 </text:span><text:s text:c="2"/>}</text:p>
      <text:p text:style-name="P49">288 </text:p>
      <text:p text:style-name="P51"><text:span text:style-name="T15">289 </text:span><text:s text:c="2"/><text:span text:style-name="T20">/**</text:span></text:p>
      <text:p text:style-name="P51"><text:span text:style-name="T15">290 </text:span><text:span text:style-name="T20"><text:s text:c="3"/>*</text:span><text:span text:style-name="T22"> Merges the trees lists of two binomial heaps into a new heap.</text:span></text:p>
      <text:p text:style-name="P51"><text:span text:style-name="T15">291 </text:span><text:span text:style-name="T20"><text:s text:c="3"/>* </text:span></text:p>
      <text:p text:style-name="P51"><text:span text:style-name="T15">292 </text:span><text:span text:style-name="T20"><text:s text:c="3"/>* NOTE: The created merged heap is not necessarily valid, because it may</text:span></text:p>
      <text:p text:style-name="P51"><text:span text:style-name="T15">293 </text:span><text:span text:style-name="T20"><text:s text:c="3"/>* contain trees of the same rank.</text:span></text:p>
      <text:p text:style-name="P51"><text:span text:style-name="T15">294 </text:span><text:span text:style-name="T20"><text:s text:c="3"/>* </text:span></text:p>
      <text:p text:style-name="P51"><text:span text:style-name="T15">295 </text:span><text:span text:style-name="T20"><text:s text:c="3"/>* </text:span><text:span text:style-name="T22">@param</text:span><text:span text:style-name="T30"> heap1</text:span></text:p>
      <text:p text:style-name="P51"><text:span text:style-name="T15">296 </text:span><text:span text:style-name="T20"><text:s text:c="3"/>* <text:s text:c="11"/>First heap to merge</text:span></text:p>
      <text:p text:style-name="P51"><text:span text:style-name="T15">297 </text:span><text:span text:style-name="T20"><text:s text:c="3"/>* </text:span><text:span text:style-name="T22">@param</text:span><text:span text:style-name="T30"> heap2</text:span></text:p>
      <text:p text:style-name="P51"><text:span text:style-name="T15">298 </text:span><text:span text:style-name="T20"><text:s text:c="3"/>* <text:s text:c="11"/>Second heap to merge</text:span></text:p>
      <text:p text:style-name="P51"><text:span text:style-name="T15">299 </text:span><text:span text:style-name="T20"><text:s text:c="3"/>* </text:span><text:span text:style-name="T22">@return</text:span><text:span text:style-name="T20"> Merged heap</text:span></text:p>
      <text:p text:style-name="P51"><text:span text:style-name="T15">300 </text:span><text:span text:style-name="T20"><text:s text:c="3"/>*/</text:span></text:p>
      <text:p text:style-name="P51"><text:span text:style-name="T15">301 </text:span><text:s text:c="2"/><text:span text:style-name="T24">public</text:span> <text:span text:style-name="T24">static</text:span> BinomialHeap merge(BinomialHeap heap1, BinomialHeap heap2) {</text:p>
      <text:p text:style-name="P51"><text:span text:style-name="T15">302 </text:span><text:s text:c="4"/>BinomialHeap h = <text:span text:style-name="T32">new</text:span> BinomialHeap();</text:p>
      <text:p text:style-name="P49">303 </text:p>
      <text:p text:style-name="P51"><text:span text:style-name="T15">304 </text:span><text:s text:c="4"/>HeapNode p1 = heap1.getFirst();</text:p>
      <text:p text:style-name="P51"><text:span text:style-name="T15">305 </text:span><text:s text:c="4"/>HeapNode p2 = heap2.getFirst();</text:p>
      <text:p text:style-name="P49">306 </text:p>
      <text:p text:style-name="P51"><text:span text:style-name="T15">307 </text:span><text:s text:c="4"/><text:span text:style-name="T20">// merge-sort two linked lists of binomial trees</text:span></text:p>
      <text:p text:style-name="P51"><text:span text:style-name="T15">308 </text:span><text:s text:c="4"/><text:span text:style-name="T32">while</text:span> (p1 != <text:span text:style-name="T28">null</text:span> &amp;&amp; p2 != <text:span text:style-name="T28">null</text:span>) {</text:p>
      <text:p text:style-name="P51"><text:span text:style-name="T15">309 </text:span><text:s text:c="6"/><text:span text:style-name="T32">if</text:span> (p1.getRank() &lt;= p2.getRank()) {</text:p>
      <text:p text:style-name="P51"><text:span text:style-name="T15">310 </text:span><text:s text:c="8"/>h.addTree(p1);</text:p>
      <text:p text:style-name="P51"><text:span text:style-name="T15">311 </text:span><text:s text:c="8"/>p1 = p1.getNext();</text:p>
      <text:p text:style-name="P51"><text:span text:style-name="T15">312 </text:span><text:s text:c="6"/>} <text:span text:style-name="T32">else</text:span> {</text:p>
      <text:p text:style-name="P51"><text:span text:style-name="T15">313 </text:span><text:s text:c="8"/>h.addTree(p2);</text:p>
      <text:p text:style-name="P51"><text:span text:style-name="T15">314 </text:span><text:s text:c="8"/>p2 = p2.getNext();</text:p>
      <text:p text:style-name="P51"><text:span text:style-name="T15">315 </text:span><text:s text:c="6"/>}</text:p>
      <text:p text:style-name="P51"><text:span text:style-name="T15">316 </text:span><text:s text:c="4"/>}</text:p>
      <text:p text:style-name="P49">317 </text:p>
      <text:p text:style-name="P51"><text:span text:style-name="T15">318 </text:span><text:s text:c="4"/><text:span text:style-name="T20">// concatenate the remainders</text:span></text:p>
      <text:p text:style-name="P51"><text:span text:style-name="T15">319 </text:span><text:s text:c="4"/><text:span text:style-name="T32">while</text:span> (p1 != <text:span text:style-name="T28">null</text:span>) {</text:p>
      <text:p text:style-name="P51"><text:span text:style-name="T15">320 </text:span><text:s text:c="6"/>h.addTree(p1);</text:p>
      <text:p text:style-name="P51"><text:span text:style-name="T15">321 </text:span><text:s text:c="6"/>p1 = p1.getNext();</text:p>
      <text:p text:style-name="P51"><text:span text:style-name="T15">322 </text:span><text:s text:c="4"/>}</text:p>
      <text:p text:style-name="P51"><text:span text:style-name="T15">323 </text:span><text:s text:c="4"/><text:span text:style-name="T32">while</text:span> (p2 != <text:span text:style-name="T28">null</text:span>) {</text:p>
      <text:p text:style-name="P51"><text:span text:style-name="T15">324 </text:span><text:s text:c="6"/>h.addTree(p2);</text:p>
      <text:p text:style-name="P51"><text:span text:style-name="T15">325 </text:span><text:s text:c="6"/>p2 = p2.getNext();</text:p>
      <text:p text:style-name="P51"><text:span text:style-name="T15">326 </text:span><text:s text:c="4"/>}</text:p>
      <text:p text:style-name="P49">327 </text:p>
      <text:p text:style-name="P51"><text:soft-page-break/><text:span text:style-name="T15">328 </text:span><text:s text:c="4"/><text:span text:style-name="T32">return</text:span> h;</text:p>
      <text:p text:style-name="P51"><text:span text:style-name="T15">329 </text:span><text:s text:c="2"/>}</text:p>
      <text:p text:style-name="P49">330 </text:p>
      <text:p text:style-name="P51"><text:span text:style-name="T15">331 </text:span><text:s text:c="2"/><text:span text:style-name="T20">/**</text:span></text:p>
      <text:p text:style-name="P51"><text:span text:style-name="T15">332 </text:span><text:span text:style-name="T20"><text:s text:c="3"/>*</text:span><text:span text:style-name="T22"> Adds a single binomial tree to the heap's trees list.</text:span></text:p>
      <text:p text:style-name="P51"><text:span text:style-name="T15">333 </text:span><text:span text:style-name="T20"><text:s text:c="3"/>* </text:span></text:p>
      <text:p text:style-name="P51"><text:span text:style-name="T15">334 </text:span><text:span text:style-name="T20"><text:s text:c="3"/>* NOTE: The heap is not necessarily valid after calling addTree. see merge</text:span></text:p>
      <text:p text:style-name="P51"><text:span text:style-name="T15">335 </text:span><text:span text:style-name="T20"><text:s text:c="3"/>* for details.</text:span></text:p>
      <text:p text:style-name="P51"><text:span text:style-name="T15">336 </text:span><text:span text:style-name="T20"><text:s text:c="3"/>* </text:span></text:p>
      <text:p text:style-name="P51"><text:span text:style-name="T15">337 </text:span><text:span text:style-name="T20"><text:s text:c="3"/>* precondition: tree != null</text:span></text:p>
      <text:p text:style-name="P51"><text:span text:style-name="T15">338 </text:span><text:span text:style-name="T20"><text:s text:c="3"/>* </text:span></text:p>
      <text:p text:style-name="P51"><text:span text:style-name="T15">339 </text:span><text:span text:style-name="T20"><text:s text:c="3"/>* </text:span><text:span text:style-name="T22">@param</text:span><text:span text:style-name="T30"> tree</text:span></text:p>
      <text:p text:style-name="P51"><text:span text:style-name="T15">340 </text:span><text:span text:style-name="T20"><text:s text:c="3"/>* <text:s text:c="11"/>Tree to add</text:span></text:p>
      <text:p text:style-name="P51"><text:span text:style-name="T15">341 </text:span><text:span text:style-name="T20"><text:s text:c="3"/>*/</text:span></text:p>
      <text:p text:style-name="P51"><text:span text:style-name="T15">342 </text:span><text:s text:c="2"/><text:span text:style-name="T24">private</text:span> <text:span text:style-name="T24">void</text:span> addTree(HeapNode tree) {</text:p>
      <text:p text:style-name="P51"><text:span text:style-name="T15">343 </text:span><text:s text:c="4"/><text:span text:style-name="T32">if</text:span> (empty()) {</text:p>
      <text:p text:style-name="P51"><text:span text:style-name="T15">344 </text:span><text:s text:c="6"/><text:span text:style-name="T24">this</text:span>.first = tree;</text:p>
      <text:p text:style-name="P51"><text:span text:style-name="T15">345 </text:span><text:s text:c="6"/><text:span text:style-name="T24">this</text:span>.last = tree;</text:p>
      <text:p text:style-name="P51"><text:span text:style-name="T15">346 </text:span><text:s text:c="4"/>} <text:span text:style-name="T32">else</text:span> {</text:p>
      <text:p text:style-name="P51"><text:span text:style-name="T15">347 </text:span><text:s text:c="6"/><text:span text:style-name="T24">this</text:span>.last.setNext(tree);</text:p>
      <text:p text:style-name="P51"><text:span text:style-name="T15">348 </text:span><text:s text:c="6"/>tree.setPrev(<text:span text:style-name="T24">this</text:span>.last);</text:p>
      <text:p text:style-name="P51"><text:span text:style-name="T15">349 </text:span><text:s text:c="6"/><text:span text:style-name="T24">this</text:span>.last = tree;</text:p>
      <text:p text:style-name="P51"><text:span text:style-name="T15">350 </text:span><text:s text:c="4"/>}</text:p>
      <text:p text:style-name="P49">351 </text:p>
      <text:p text:style-name="P51"><text:span text:style-name="T15">352 </text:span><text:s text:c="4"/><text:span text:style-name="T24">this</text:span>.size += tree.getSize();</text:p>
      <text:p text:style-name="P51"><text:span text:style-name="T15">353 </text:span><text:s text:c="2"/>}</text:p>
      <text:p text:style-name="P49">354 </text:p>
      <text:p text:style-name="P51"><text:span text:style-name="T15">355 </text:span><text:s text:c="2"/><text:span text:style-name="T20">/**</text:span></text:p>
      <text:p text:style-name="P51"><text:span text:style-name="T15">356 </text:span><text:span text:style-name="T20"><text:s text:c="3"/>*</text:span><text:span text:style-name="T22"> Returns the pointer to the first binomial tree in the heap.</text:span></text:p>
      <text:p text:style-name="P51"><text:span text:style-name="T15">357 </text:span><text:span text:style-name="T20"><text:s text:c="3"/>* </text:span></text:p>
      <text:p text:style-name="P51"><text:span text:style-name="T15">358 </text:span><text:span text:style-name="T20"><text:s text:c="3"/>* </text:span><text:span text:style-name="T22">@return</text:span><text:span text:style-name="T20"> Pointer to the first binomial tree, null if heap is empty.</text:span></text:p>
      <text:p text:style-name="P51"><text:span text:style-name="T15">359 </text:span><text:span text:style-name="T20"><text:s text:c="3"/>*/</text:span></text:p>
      <text:p text:style-name="P51"><text:span text:style-name="T15">360 </text:span><text:s text:c="2"/><text:span text:style-name="T24">public</text:span> HeapNode getFirst() {</text:p>
      <text:p text:style-name="P51"><text:span text:style-name="T15">361 </text:span><text:s text:c="4"/><text:span text:style-name="T32">return</text:span> first;</text:p>
      <text:p text:style-name="P51"><text:span text:style-name="T15">362 </text:span><text:s text:c="2"/>}</text:p>
      <text:p text:style-name="P49">363 </text:p>
      <text:p text:style-name="P51"><text:span text:style-name="T15">364 </text:span><text:s text:c="2"/><text:span text:style-name="T20">/**</text:span></text:p>
      <text:p text:style-name="P51"><text:span text:style-name="T15">365 </text:span><text:span text:style-name="T20"><text:s text:c="3"/>*</text:span><text:span text:style-name="T22"> Sets a binomial tree as the first in the heap.</text:span></text:p>
      <text:p text:style-name="P51"><text:span text:style-name="T15">366 </text:span><text:span text:style-name="T20"><text:s text:c="3"/>* </text:span></text:p>
      <text:p text:style-name="P51"><text:span text:style-name="T15">367 </text:span><text:span text:style-name="T20"><text:s text:c="3"/>* </text:span><text:span text:style-name="T22">@param</text:span><text:span text:style-name="T30"> first</text:span></text:p>
      <text:p text:style-name="P51"><text:span text:style-name="T15">368 </text:span><text:span text:style-name="T20"><text:s text:c="3"/>* <text:s text:c="11"/>Node to set.</text:span></text:p>
      <text:p text:style-name="P51"><text:span text:style-name="T15">369 </text:span><text:span text:style-name="T20"><text:s text:c="3"/>*/</text:span></text:p>
      <text:p text:style-name="P51"><text:span text:style-name="T15">370 </text:span><text:s text:c="2"/><text:span text:style-name="T24">public</text:span> <text:span text:style-name="T24">void</text:span> setFirst(HeapNode first) {</text:p>
      <text:p text:style-name="P51"><text:span text:style-name="T15">371 </text:span><text:s text:c="4"/><text:span text:style-name="T24">this</text:span>.first = first;</text:p>
      <text:p text:style-name="P51"><text:span text:style-name="T15">372 </text:span><text:s text:c="2"/>}</text:p>
      <text:p text:style-name="P49">373 </text:p>
      <text:p text:style-name="P51"><text:span text:style-name="T15">374 </text:span><text:s text:c="2"/><text:span text:style-name="T20">/**</text:span></text:p>
      <text:p text:style-name="P51"><text:span text:style-name="T15">375 </text:span><text:span text:style-name="T20"><text:s text:c="3"/>*</text:span><text:span text:style-name="T22"> Returns the pointer to the last binomial tree in the heap.</text:span></text:p>
      <text:p text:style-name="P51"><text:span text:style-name="T15">376 </text:span><text:span text:style-name="T20"><text:s text:c="3"/>* </text:span></text:p>
      <text:p text:style-name="P51"><text:span text:style-name="T15">377 </text:span><text:span text:style-name="T20"><text:s text:c="3"/>* </text:span><text:span text:style-name="T22">@return</text:span><text:span text:style-name="T20"> Pointer to the last binomial tree, null if heap is empty.</text:span></text:p>
      <text:p text:style-name="P51"><text:span text:style-name="T15">378 </text:span><text:span text:style-name="T20"><text:s text:c="3"/>*/</text:span></text:p>
      <text:p text:style-name="P51"><text:span text:style-name="T15">379 </text:span><text:s text:c="2"/><text:span text:style-name="T24">public</text:span> HeapNode getLast() {</text:p>
      <text:p text:style-name="P51"><text:span text:style-name="T15">380 </text:span><text:s text:c="4"/><text:span text:style-name="T32">return</text:span> last;</text:p>
      <text:p text:style-name="P51"><text:span text:style-name="T15">381 </text:span><text:s text:c="2"/>}</text:p>
      <text:p text:style-name="P49"><text:soft-page-break/>382 </text:p>
      <text:p text:style-name="P51"><text:span text:style-name="T15">383 </text:span><text:s text:c="2"/><text:span text:style-name="T20">/**</text:span></text:p>
      <text:p text:style-name="P51"><text:span text:style-name="T15">384 </text:span><text:span text:style-name="T20"><text:s text:c="3"/>*</text:span><text:span text:style-name="T22"> Sets a binomial tree as the last in the heap.</text:span></text:p>
      <text:p text:style-name="P51"><text:span text:style-name="T15">385 </text:span><text:span text:style-name="T20"><text:s text:c="3"/>* </text:span></text:p>
      <text:p text:style-name="P51"><text:span text:style-name="T15">386 </text:span><text:span text:style-name="T20"><text:s text:c="3"/>* </text:span><text:span text:style-name="T22">@param</text:span><text:span text:style-name="T30"> last</text:span></text:p>
      <text:p text:style-name="P51"><text:span text:style-name="T15">387 </text:span><text:span text:style-name="T20"><text:s text:c="3"/>* <text:s text:c="11"/>Node to set.</text:span></text:p>
      <text:p text:style-name="P51"><text:span text:style-name="T15">388 </text:span><text:span text:style-name="T20"><text:s text:c="3"/>*/</text:span></text:p>
      <text:p text:style-name="P51"><text:span text:style-name="T15">389 </text:span><text:s text:c="2"/><text:span text:style-name="T24">public</text:span> <text:span text:style-name="T24">void</text:span> setLast(HeapNode last) {</text:p>
      <text:p text:style-name="P51"><text:span text:style-name="T15">390 </text:span><text:s text:c="4"/><text:span text:style-name="T24">this</text:span>.last = last;</text:p>
      <text:p text:style-name="P51"><text:span text:style-name="T15">391 </text:span><text:s text:c="2"/>}</text:p>
      <text:p text:style-name="P49">392 </text:p>
      <text:p text:style-name="P51"><text:span text:style-name="T15">393 </text:span><text:s text:c="2"/><text:span text:style-name="T20">/**</text:span></text:p>
      <text:p text:style-name="P51"><text:span text:style-name="T15">394 </text:span><text:span text:style-name="T20"><text:s text:c="3"/>*</text:span><text:span text:style-name="T22"> public int size()</text:span></text:p>
      <text:p text:style-name="P51"><text:span text:style-name="T15">395 </text:span><text:span text:style-name="T20"><text:s text:c="3"/>*</text:span><text:span text:style-name="T22"> </text:span></text:p>
      <text:p text:style-name="P51"><text:span text:style-name="T15">396 </text:span><text:span text:style-name="T20"><text:s text:c="3"/>*</text:span><text:span text:style-name="T22"> Return the number of elements in the heap</text:span></text:p>
      <text:p text:style-name="P51"><text:span text:style-name="T15">397 </text:span><text:span text:style-name="T20"><text:s text:c="3"/>*</text:span><text:span text:style-name="T22"> </text:span></text:p>
      <text:p text:style-name="P51"><text:span text:style-name="T15">398 </text:span><text:span text:style-name="T20"><text:s text:c="3"/>*</text:span><text:span text:style-name="T22"> Time complexity: O(1)</text:span></text:p>
      <text:p text:style-name="P51"><text:span text:style-name="T15">399 </text:span><text:span text:style-name="T22"><text:s text:c="3"/></text:span><text:span text:style-name="T20">*/</text:span></text:p>
      <text:p text:style-name="P51"><text:span text:style-name="T15">400 </text:span><text:s text:c="2"/><text:span text:style-name="T24">public</text:span> <text:span text:style-name="T24">int</text:span> size() {</text:p>
      <text:p text:style-name="P51"><text:span text:style-name="T15">401 </text:span><text:s text:c="4"/><text:span text:style-name="T32">return</text:span> <text:span text:style-name="T24">this</text:span>.size;</text:p>
      <text:p text:style-name="P51"><text:span text:style-name="T15">402 </text:span><text:s text:c="2"/>}</text:p>
      <text:p text:style-name="P49">403 </text:p>
      <text:p text:style-name="P51"><text:span text:style-name="T15">404 </text:span><text:s text:c="2"/><text:span text:style-name="T20">/**</text:span></text:p>
      <text:p text:style-name="P51"><text:span text:style-name="T15">405 </text:span><text:span text:style-name="T20"><text:s text:c="3"/>*</text:span><text:span text:style-name="T22"> public int[] treesSize()</text:span></text:p>
      <text:p text:style-name="P51"><text:span text:style-name="T15">406 </text:span><text:span text:style-name="T20"><text:s text:c="3"/>*</text:span><text:span text:style-name="T22"> </text:span></text:p>
      <text:p text:style-name="P51"><text:span text:style-name="T15">407 </text:span><text:span text:style-name="T20"><text:s text:c="3"/>*</text:span><text:span text:style-name="T22"> Return an array containing the sizes of the trees that represent the heap</text:span></text:p>
      <text:p text:style-name="P51"><text:span text:style-name="T15">408 </text:span><text:span text:style-name="T20"><text:s text:c="3"/>*</text:span><text:span text:style-name="T22"> in ascending order.</text:span></text:p>
      <text:p text:style-name="P51"><text:span text:style-name="T15">409 </text:span><text:span text:style-name="T20"><text:s text:c="3"/>* </text:span></text:p>
      <text:p text:style-name="P51"><text:span text:style-name="T15">410 </text:span><text:span text:style-name="T20"><text:s text:c="3"/>* Time complexity: O(logn)</text:span></text:p>
      <text:p text:style-name="P51"><text:span text:style-name="T15">411 </text:span><text:span text:style-name="T20"><text:s text:c="3"/>*/</text:span></text:p>
      <text:p text:style-name="P51"><text:span text:style-name="T15">412 </text:span><text:s text:c="2"/><text:span text:style-name="T24">public</text:span> <text:span text:style-name="T24">int</text:span>[] treesSize() {</text:p>
      <text:p text:style-name="P51"><text:span text:style-name="T15">413 </text:span><text:s text:c="4"/><text:span text:style-name="T20">// collect trees sizes</text:span></text:p>
      <text:p text:style-name="P51"><text:span text:style-name="T15">414 </text:span><text:s text:c="4"/><text:span text:style-name="T24">int</text:span>[] treesSize = <text:span text:style-name="T32">new</text:span> <text:span text:style-name="T24">int</text:span>[<text:span text:style-name="T24">this</text:span>.treesNum];</text:p>
      <text:p text:style-name="P51"><text:span text:style-name="T15">415 </text:span><text:s text:c="4"/>HeapNode current = first;</text:p>
      <text:p text:style-name="P51"><text:span text:style-name="T15">416 </text:span><text:s text:c="4"/><text:span text:style-name="T24">int</text:span> i = <text:span text:style-name="T26">0</text:span>;</text:p>
      <text:p text:style-name="P51"><text:span text:style-name="T15">417 </text:span><text:s text:c="4"/><text:span text:style-name="T32">while</text:span> (current != <text:span text:style-name="T28">null</text:span>) {</text:p>
      <text:p text:style-name="P51"><text:span text:style-name="T15">418 </text:span><text:s text:c="6"/>treesSize[i++] = current.getSize();</text:p>
      <text:p text:style-name="P51"><text:span text:style-name="T15">419 </text:span><text:s text:c="6"/>current = current.getNext();</text:p>
      <text:p text:style-name="P51"><text:span text:style-name="T15">420 </text:span><text:s text:c="4"/>}</text:p>
      <text:p text:style-name="P49">421 </text:p>
      <text:p text:style-name="P51"><text:span text:style-name="T15">422 </text:span><text:s text:c="4"/><text:span text:style-name="T32">return</text:span> treesSize;</text:p>
      <text:p text:style-name="P51"><text:span text:style-name="T15">423 </text:span><text:s text:c="2"/>}</text:p>
      <text:p text:style-name="P49">424 </text:p>
      <text:p text:style-name="P51"><text:span text:style-name="T15">425 </text:span><text:s text:c="2"/><text:span text:style-name="T20">/**</text:span></text:p>
      <text:p text:style-name="P51"><text:span text:style-name="T15">426 </text:span><text:span text:style-name="T20"><text:s text:c="3"/>*</text:span><text:span text:style-name="T22"> public void arrayToHeap()</text:span></text:p>
      <text:p text:style-name="P51"><text:span text:style-name="T15">427 </text:span><text:span text:style-name="T20"><text:s text:c="3"/>*</text:span><text:span text:style-name="T22"> </text:span></text:p>
      <text:p text:style-name="P51"><text:span text:style-name="T15">428 </text:span><text:span text:style-name="T20"><text:s text:c="3"/>*</text:span><text:span text:style-name="T22"> Insert the array to the heap.</text:span><text:span text:style-name="T20"> Delete previous elements in the heap.</text:span></text:p>
      <text:p text:style-name="P51"><text:span text:style-name="T15">429 </text:span><text:span text:style-name="T20"><text:s text:c="3"/>* </text:span></text:p>
      <text:p text:style-name="P51"><text:span text:style-name="T15">430 </text:span><text:span text:style-name="T20"><text:s text:c="3"/>* Time complexity: O(array.length)</text:span></text:p>
      <text:p text:style-name="P51"><text:span text:style-name="T15">431 </text:span><text:span text:style-name="T20"><text:s text:c="3"/>*/</text:span></text:p>
      <text:p text:style-name="P51"><text:span text:style-name="T15">432 </text:span><text:s text:c="2"/><text:span text:style-name="T24">public</text:span> <text:span text:style-name="T24">void</text:span> arrayToHeap(<text:span text:style-name="T24">int</text:span>[] array) {</text:p>
      <text:p text:style-name="P51"><text:span text:style-name="T15">433 </text:span><text:s text:c="4"/><text:span text:style-name="T24">this</text:span>.reset();</text:p>
      <text:p text:style-name="P51"><text:span text:style-name="T15">434 </text:span><text:s text:c="4"/><text:span text:style-name="T32">for</text:span> (<text:span text:style-name="T24">int</text:span> i : array) {</text:p>
      <text:p text:style-name="P51"><text:span text:style-name="T15">435 </text:span><text:s text:c="6"/><text:span text:style-name="T24">this</text:span>.insert(i);</text:p>
      <text:p text:style-name="P51"><text:soft-page-break/><text:span text:style-name="T15">436 </text:span><text:s text:c="4"/>}</text:p>
      <text:p text:style-name="P51"><text:span text:style-name="T15">437 </text:span><text:s text:c="2"/>}</text:p>
      <text:p text:style-name="P49">438 </text:p>
      <text:p text:style-name="P51"><text:span text:style-name="T15">439 </text:span><text:s text:c="2"/><text:span text:style-name="T20">/**</text:span></text:p>
      <text:p text:style-name="P51"><text:span text:style-name="T15">440 </text:span><text:span text:style-name="T20"><text:s text:c="3"/>*</text:span><text:span text:style-name="T22"> public boolean isValid()</text:span></text:p>
      <text:p text:style-name="P51"><text:span text:style-name="T15">441 </text:span><text:span text:style-name="T20"><text:s text:c="3"/>*</text:span><text:span text:style-name="T22"> </text:span></text:p>
      <text:p text:style-name="P51"><text:span text:style-name="T15">442 </text:span><text:span text:style-name="T20"><text:s text:c="3"/>*</text:span><text:span text:style-name="T22"> Returns true if and only if the heap is valid.</text:span></text:p>
      <text:p text:style-name="P51"><text:span text:style-name="T15">443 </text:span><text:span text:style-name="T20"><text:s text:c="3"/>* </text:span></text:p>
      <text:p text:style-name="P51"><text:span text:style-name="T15">444 </text:span><text:span text:style-name="T20"><text:s text:c="3"/>* Time complexity: O(n)</text:span></text:p>
      <text:p text:style-name="P51"><text:span text:style-name="T15">445 </text:span><text:span text:style-name="T20"><text:s text:c="3"/>*/</text:span></text:p>
      <text:p text:style-name="P51"><text:span text:style-name="T15">446 </text:span><text:s text:c="2"/><text:span text:style-name="T24">public</text:span> <text:span text:style-name="T24">boolean</text:span> isValid() {</text:p>
      <text:p text:style-name="P51"><text:span text:style-name="T15">447 </text:span><text:s text:c="4"/><text:span text:style-name="T32">if</text:span> (empty()) {</text:p>
      <text:p text:style-name="P51"><text:span text:style-name="T15">448 </text:span><text:s text:c="6"/><text:span text:style-name="T32">return</text:span> <text:span text:style-name="T28">true</text:span>; <text:span text:style-name="T20">// an empty tree is a valid tree</text:span></text:p>
      <text:p text:style-name="P51"><text:span text:style-name="T15">449 </text:span><text:s text:c="4"/>}</text:p>
      <text:p text:style-name="P49">450 </text:p>
      <text:p text:style-name="P51"><text:span text:style-name="T15">451 </text:span><text:s text:c="4"/><text:span text:style-name="T20">// validate size</text:span></text:p>
      <text:p text:style-name="P51"><text:span text:style-name="T15">452 </text:span><text:s text:c="4"/><text:span text:style-name="T24">int</text:span> actualTreesCount = <text:span text:style-name="T26">0</text:span>;</text:p>
      <text:p text:style-name="P51"><text:span text:style-name="T15">453 </text:span><text:s text:c="4"/>HeapNode p = <text:span text:style-name="T24">this</text:span>.first;</text:p>
      <text:p text:style-name="P51"><text:span text:style-name="T15">454 </text:span><text:s text:c="4"/><text:span text:style-name="T32">while</text:span> (p != <text:span text:style-name="T28">null</text:span>) {</text:p>
      <text:p text:style-name="P51"><text:span text:style-name="T15">455 </text:span><text:s text:c="6"/>actualTreesCount++;</text:p>
      <text:p text:style-name="P51"><text:span text:style-name="T15">456 </text:span><text:s text:c="6"/>p = p.getNext();</text:p>
      <text:p text:style-name="P51"><text:span text:style-name="T15">457 </text:span><text:s text:c="4"/>}</text:p>
      <text:p text:style-name="P49">458 </text:p>
      <text:p text:style-name="P51"><text:span text:style-name="T15">459 </text:span><text:s text:c="4"/><text:span text:style-name="T32">if</text:span> (actualTreesCount != <text:span text:style-name="T24">this</text:span>.treesNum) {</text:p>
      <text:p text:style-name="P51"><text:span text:style-name="T15">460 </text:span><text:s text:c="6"/><text:span text:style-name="T32">return</text:span> <text:span text:style-name="T28">false</text:span>; <text:span text:style-name="T20">// invalid trees count</text:span></text:p>
      <text:p text:style-name="P51"><text:span text:style-name="T15">461 </text:span><text:s text:c="4"/>}</text:p>
      <text:p text:style-name="P49">462 </text:p>
      <text:p text:style-name="P51"><text:span text:style-name="T15">463 </text:span><text:s text:c="4"/><text:span text:style-name="T20">// validate binomial trees</text:span></text:p>
      <text:p text:style-name="P51"><text:span text:style-name="T15">464 </text:span><text:s text:c="4"/><text:span text:style-name="T24">int</text:span>[] actualRanks = <text:span text:style-name="T32">new</text:span> <text:span text:style-name="T24">int</text:span>[actualTreesCount];</text:p>
      <text:p text:style-name="P51"><text:span text:style-name="T15">465 </text:span><text:s text:c="4"/><text:span text:style-name="T24">int</text:span> actualMin = EMPTY_MIN_VALUE;</text:p>
      <text:p text:style-name="P51"><text:span text:style-name="T15">466 </text:span><text:s text:c="4"/>ValidatedInfo validInfo;</text:p>
      <text:p text:style-name="P51"><text:span text:style-name="T15">467 </text:span><text:s text:c="4"/><text:span text:style-name="T24">int</text:span> actualSize = <text:span text:style-name="T26">0</text:span>;</text:p>
      <text:p text:style-name="P51"><text:span text:style-name="T15">468 </text:span><text:s text:c="4"/>p = <text:span text:style-name="T24">this</text:span>.first;</text:p>
      <text:p text:style-name="P51"><text:span text:style-name="T15">469 </text:span><text:s text:c="4"/><text:span text:style-name="T24">int</text:span> i = <text:span text:style-name="T26">0</text:span>;</text:p>
      <text:p text:style-name="P49">470 </text:p>
      <text:p text:style-name="P51"><text:span text:style-name="T15">471 </text:span><text:s text:c="4"/><text:span text:style-name="T32">while</text:span> (p != <text:span text:style-name="T28">null</text:span>) {</text:p>
      <text:p text:style-name="P51"><text:span text:style-name="T15">472 </text:span><text:s text:c="6"/>validInfo = p.validate();</text:p>
      <text:p text:style-name="P51"><text:span text:style-name="T15">473 </text:span><text:s text:c="6"/><text:span text:style-name="T32">if</text:span> (validInfo == <text:span text:style-name="T28">null</text:span>) {</text:p>
      <text:p text:style-name="P51"><text:span text:style-name="T15">474 </text:span><text:s text:c="8"/><text:span text:style-name="T32">return</text:span> <text:span text:style-name="T28">false</text:span>; <text:span text:style-name="T20">// invalid binomial minimal tree</text:span></text:p>
      <text:p text:style-name="P51"><text:span text:style-name="T15">475 </text:span><text:s text:c="6"/>}</text:p>
      <text:p text:style-name="P49">476 </text:p>
      <text:p text:style-name="P51"><text:span text:style-name="T15">477 </text:span><text:s text:c="6"/><text:span text:style-name="T20">// collect ranks list, total size</text:span></text:p>
      <text:p text:style-name="P51"><text:span text:style-name="T15">478 </text:span><text:s text:c="6"/>actualRanks[i++] = validInfo.rank;</text:p>
      <text:p text:style-name="P51"><text:span text:style-name="T15">479 </text:span><text:s text:c="6"/>actualSize += validInfo.size;</text:p>
      <text:p text:style-name="P49">480 </text:p>
      <text:p text:style-name="P51"><text:span text:style-name="T15">481 </text:span><text:s text:c="6"/><text:span text:style-name="T20">// collect min value</text:span></text:p>
      <text:p text:style-name="P51"><text:span text:style-name="T15">482 </text:span><text:s text:c="6"/><text:span text:style-name="T32">if</text:span> (actualMin == EMPTY_MIN_VALUE || p.getValue() &lt; actualMin) {</text:p>
      <text:p text:style-name="P51"><text:span text:style-name="T15">483 </text:span><text:s text:c="8"/>actualMin = p.getValue();</text:p>
      <text:p text:style-name="P51"><text:span text:style-name="T15">484 </text:span><text:s text:c="6"/>}</text:p>
      <text:p text:style-name="P51"><text:span text:style-name="T15">485 </text:span><text:s text:c="6"/>p = p.getNext();</text:p>
      <text:p text:style-name="P51"><text:span text:style-name="T15">486 </text:span><text:s text:c="4"/>}</text:p>
      <text:p text:style-name="P49">487 </text:p>
      <text:p text:style-name="P51"><text:span text:style-name="T15">488 </text:span><text:s text:c="4"/><text:span text:style-name="T20">// validate heap size</text:span></text:p>
      <text:p text:style-name="P51"><text:span text:style-name="T15">489 </text:span><text:s text:c="4"/><text:span text:style-name="T32">if</text:span> (actualSize != <text:span text:style-name="T24">this</text:span>.size) {</text:p>
      <text:p text:style-name="P51"><text:span text:style-name="T15">490 </text:span><text:s text:c="6"/><text:span text:style-name="T32">return</text:span> <text:span text:style-name="T28">false</text:span>; <text:span text:style-name="T20">// invalid 'size' value</text:span></text:p>
      <text:p text:style-name="P51"><text:soft-page-break/><text:span text:style-name="T15">491 </text:span><text:s text:c="4"/>}</text:p>
      <text:p text:style-name="P49">492 </text:p>
      <text:p text:style-name="P51"><text:span text:style-name="T15">493 </text:span><text:s text:c="4"/><text:span text:style-name="T20">// validate minimal value</text:span></text:p>
      <text:p text:style-name="P51"><text:span text:style-name="T15">494 </text:span><text:s text:c="4"/><text:span text:style-name="T32">if</text:span> (actualMin != <text:span text:style-name="T24">this</text:span>.min.getValue()) {</text:p>
      <text:p text:style-name="P51"><text:span text:style-name="T15">495 </text:span><text:s text:c="6"/><text:span text:style-name="T32">return</text:span> <text:span text:style-name="T28">false</text:span>; <text:span text:style-name="T20">// invalid 'min' value</text:span></text:p>
      <text:p text:style-name="P51"><text:span text:style-name="T15">496 </text:span><text:s text:c="4"/>}</text:p>
      <text:p text:style-name="P49">497 </text:p>
      <text:p text:style-name="P51"><text:span text:style-name="T15">498 </text:span><text:s text:c="4"/><text:span text:style-name="T20">// validate uniqueness of ranks</text:span></text:p>
      <text:p text:style-name="P51"><text:span text:style-name="T15">499 </text:span><text:s text:c="4"/><text:span text:style-name="T24">int</text:span> j;</text:p>
      <text:p text:style-name="P51"><text:span text:style-name="T15">500 </text:span><text:s text:c="4"/><text:span text:style-name="T32">for</text:span> (i = <text:span text:style-name="T26">0</text:span>; i &lt; actualTreesCount; i++) {</text:p>
      <text:p text:style-name="P51"><text:span text:style-name="T15">501 </text:span><text:s text:c="6"/><text:span text:style-name="T32">for</text:span> (j = i + <text:span text:style-name="T26">1</text:span>; j &lt; actualTreesCount; j++) {</text:p>
      <text:p text:style-name="P51"><text:span text:style-name="T15">502 </text:span><text:s text:c="8"/><text:span text:style-name="T32">if</text:span> (actualRanks[i] == actualRanks[j]) {</text:p>
      <text:p text:style-name="P51"><text:span text:style-name="T15">503 </text:span><text:s text:c="10"/><text:span text:style-name="T32">return</text:span> <text:span text:style-name="T28">false</text:span>; <text:span text:style-name="T20">// ranks not unique</text:span></text:p>
      <text:p text:style-name="P51"><text:span text:style-name="T15">504 </text:span><text:s text:c="8"/>}</text:p>
      <text:p text:style-name="P51"><text:span text:style-name="T15">505 </text:span><text:s text:c="6"/>}</text:p>
      <text:p text:style-name="P51"><text:span text:style-name="T15">506 </text:span><text:s text:c="4"/>}</text:p>
      <text:p text:style-name="P49">507 </text:p>
      <text:p text:style-name="P51"><text:span text:style-name="T15">508 </text:span><text:s text:c="4"/><text:span text:style-name="T20">// all's good</text:span></text:p>
      <text:p text:style-name="P51"><text:span text:style-name="T15">509 </text:span><text:s text:c="4"/><text:span text:style-name="T32">return</text:span> <text:span text:style-name="T28">true</text:span>;</text:p>
      <text:p text:style-name="P51"><text:span text:style-name="T15">510 </text:span><text:s text:c="2"/>}</text:p>
      <text:p text:style-name="P49">511 </text:p>
      <text:p text:style-name="P51"><text:span text:style-name="T15">512 </text:span><text:s text:c="2"/><text:span text:style-name="T20">/**</text:span></text:p>
      <text:p text:style-name="P51"><text:span text:style-name="T15">513 </text:span><text:span text:style-name="T20"><text:s text:c="3"/>*</text:span><text:span text:style-name="T22"> Returns a string representation of the heap.</text:span></text:p>
      <text:p text:style-name="P51"><text:span text:style-name="T15">514 </text:span><text:span text:style-name="T20"><text:s text:c="3"/>*/</text:span></text:p>
      <text:p text:style-name="P51"><text:span text:style-name="T15">515 </text:span><text:s text:c="2"/><text:span text:style-name="T18">@Override</text:span></text:p>
      <text:p text:style-name="P51"><text:span text:style-name="T15">516 </text:span><text:s text:c="2"/><text:span text:style-name="T24">public</text:span> String toString() {</text:p>
      <text:p text:style-name="P51"><text:span text:style-name="T15">517 </text:span><text:s text:c="4"/>StringBuffer str = <text:span text:style-name="T32">new</text:span> StringBuffer();</text:p>
      <text:p text:style-name="P49">518 </text:p>
      <text:p text:style-name="P51"><text:span text:style-name="T15">519 </text:span><text:s text:c="4"/>HeapNode tree = <text:span text:style-name="T24">this</text:span>.getFirst();</text:p>
      <text:p text:style-name="P51"><text:span text:style-name="T15">520 </text:span><text:s text:c="4"/><text:span text:style-name="T32">while</text:span> (tree != <text:span text:style-name="T28">null</text:span>) {</text:p>
      <text:p text:style-name="P51"><text:span text:style-name="T15">521 </text:span><text:s text:c="6"/><text:span text:style-name="T32">if</text:span> (tree == <text:span text:style-name="T24">this</text:span>.min) {</text:p>
      <text:p text:style-name="P51"><text:span text:style-name="T15">522 </text:span><text:s text:c="8"/>str.append(<text:span text:style-name="T28">'*'</text:span>); <text:span text:style-name="T20">// mark min tree</text:span></text:p>
      <text:p text:style-name="P51"><text:span text:style-name="T15">523 </text:span><text:s text:c="6"/>}</text:p>
      <text:p text:style-name="P51"><text:span text:style-name="T15">524 </text:span><text:s text:c="6"/>str.append(tree.toString());</text:p>
      <text:p text:style-name="P51"><text:span text:style-name="T15">525 </text:span><text:s text:c="6"/>str.append(<text:span text:style-name="T33">", "</text:span>);</text:p>
      <text:p text:style-name="P51"><text:span text:style-name="T15">526 </text:span><text:s text:c="6"/>tree = tree.getNext();</text:p>
      <text:p text:style-name="P51"><text:span text:style-name="T15">527 </text:span><text:s text:c="4"/>}</text:p>
      <text:p text:style-name="P49">528 </text:p>
      <text:p text:style-name="P51"><text:span text:style-name="T15">529 </text:span><text:s text:c="4"/><text:span text:style-name="T32">return</text:span> String.format(<text:span text:style-name="T33">"{ %s }"</text:span>, str);</text:p>
      <text:p text:style-name="P51"><text:span text:style-name="T15">530 </text:span><text:s text:c="2"/>}</text:p>
      <text:p text:style-name="P49">531 </text:p>
      <text:p text:style-name="P51"><text:span text:style-name="T15">532 </text:span><text:s text:c="2"/><text:span text:style-name="T20">/**</text:span></text:p>
      <text:p text:style-name="P51"><text:span text:style-name="T15">533 </text:span><text:span text:style-name="T20"><text:s text:c="3"/>*</text:span><text:span text:style-name="T22"> public class HeapNode</text:span></text:p>
      <text:p text:style-name="P51"><text:span text:style-name="T15">534 </text:span><text:span text:style-name="T20"><text:s text:c="3"/>*</text:span><text:span text:style-name="T22"> </text:span></text:p>
      <text:p text:style-name="P51"><text:span text:style-name="T15">535 </text:span><text:span text:style-name="T20"><text:s text:c="3"/>*</text:span><text:span text:style-name="T22"> If you wish to implement classes other than BinomialHeap (for example</text:span></text:p>
      <text:p text:style-name="P51"><text:span text:style-name="T15">536 </text:span><text:span text:style-name="T20"><text:s text:c="3"/>*</text:span><text:span text:style-name="T22"> HeapNode), do it in this file, not in another file</text:span></text:p>
      <text:p text:style-name="P51"><text:span text:style-name="T15">537 </text:span><text:span text:style-name="T20"><text:s text:c="3"/>*</text:span><text:span text:style-name="T22"> </text:span></text:p>
      <text:p text:style-name="P51"><text:span text:style-name="T15">538 </text:span><text:span text:style-name="T22"><text:s text:c="3"/></text:span><text:span text:style-name="T20">*/</text:span></text:p>
      <text:p text:style-name="P51"><text:span text:style-name="T15">539 </text:span><text:s text:c="2"/><text:span text:style-name="T24">public</text:span> <text:span text:style-name="T24">class</text:span> HeapNode {</text:p>
      <text:p text:style-name="P49">540 </text:p>
      <text:p text:style-name="P51"><text:span text:style-name="T15">541 </text:span><text:s text:c="4"/><text:span text:style-name="T20">/**</text:span></text:p>
      <text:p text:style-name="P51"><text:span text:style-name="T15">542 </text:span><text:span text:style-name="T20"><text:s text:c="5"/>*</text:span><text:span text:style-name="T22"> Node's value</text:span></text:p>
      <text:p text:style-name="P51"><text:span text:style-name="T15">543 </text:span><text:span text:style-name="T22"><text:s text:c="5"/></text:span><text:span text:style-name="T20">*/</text:span></text:p>
      <text:p text:style-name="P51"><text:span text:style-name="T15">544 </text:span><text:s text:c="4"/><text:span text:style-name="T24">private</text:span> <text:span text:style-name="T24">int</text:span> value;</text:p>
      <text:p text:style-name="P49">545 </text:p>
      <text:p text:style-name="P51"><text:soft-page-break/><text:span text:style-name="T15">546 </text:span><text:s text:c="4"/><text:span text:style-name="T20">/**</text:span></text:p>
      <text:p text:style-name="P51"><text:span text:style-name="T15">547 </text:span><text:span text:style-name="T20"><text:s text:c="5"/>*</text:span><text:span text:style-name="T22"> Node's binomial rank</text:span></text:p>
      <text:p text:style-name="P51"><text:span text:style-name="T15">548 </text:span><text:span text:style-name="T22"><text:s text:c="5"/></text:span><text:span text:style-name="T20">*/</text:span></text:p>
      <text:p text:style-name="P51"><text:span text:style-name="T15">549 </text:span><text:s text:c="4"/><text:span text:style-name="T24">private</text:span> <text:span text:style-name="T24">int</text:span> rank;</text:p>
      <text:p text:style-name="P49">550 </text:p>
      <text:p text:style-name="P51"><text:span text:style-name="T15">551 </text:span><text:s text:c="4"/><text:span text:style-name="T20">/**</text:span></text:p>
      <text:p text:style-name="P51"><text:span text:style-name="T15">552 </text:span><text:span text:style-name="T20"><text:s text:c="5"/>*</text:span><text:span text:style-name="T22"> Number of elements in tree</text:span></text:p>
      <text:p text:style-name="P51"><text:span text:style-name="T15">553 </text:span><text:span text:style-name="T22"><text:s text:c="5"/></text:span><text:span text:style-name="T20">*/</text:span></text:p>
      <text:p text:style-name="P51"><text:span text:style-name="T15">554 </text:span><text:s text:c="4"/><text:span text:style-name="T24">private</text:span> <text:span text:style-name="T24">int</text:span> size;</text:p>
      <text:p text:style-name="P49">555 </text:p>
      <text:p text:style-name="P51"><text:span text:style-name="T15">556 </text:span><text:s text:c="4"/><text:span text:style-name="T20">/**</text:span></text:p>
      <text:p text:style-name="P51"><text:span text:style-name="T15">557 </text:span><text:span text:style-name="T20"><text:s text:c="5"/>*</text:span><text:span text:style-name="T22"> Pointer to following sibling node</text:span></text:p>
      <text:p text:style-name="P51"><text:span text:style-name="T15">558 </text:span><text:span text:style-name="T22"><text:s text:c="5"/></text:span><text:span text:style-name="T20">*/</text:span></text:p>
      <text:p text:style-name="P51"><text:span text:style-name="T15">559 </text:span><text:s text:c="4"/><text:span text:style-name="T24">private</text:span> HeapNode next;</text:p>
      <text:p text:style-name="P49">560 </text:p>
      <text:p text:style-name="P51"><text:span text:style-name="T15">561 </text:span><text:s text:c="4"/><text:span text:style-name="T20">/**</text:span></text:p>
      <text:p text:style-name="P51"><text:span text:style-name="T15">562 </text:span><text:span text:style-name="T20"><text:s text:c="5"/>*</text:span><text:span text:style-name="T22"> Pointer to previous sibling node</text:span></text:p>
      <text:p text:style-name="P51"><text:span text:style-name="T15">563 </text:span><text:span text:style-name="T22"><text:s text:c="5"/></text:span><text:span text:style-name="T20">*/</text:span></text:p>
      <text:p text:style-name="P51"><text:span text:style-name="T15">564 </text:span><text:s text:c="4"/><text:span text:style-name="T24">private</text:span> HeapNode prev;</text:p>
      <text:p text:style-name="P49">565 </text:p>
      <text:p text:style-name="P51"><text:span text:style-name="T15">566 </text:span><text:s text:c="4"/><text:span text:style-name="T20">/**</text:span></text:p>
      <text:p text:style-name="P51"><text:span text:style-name="T15">567 </text:span><text:span text:style-name="T20"><text:s text:c="5"/>*</text:span><text:span text:style-name="T22"> Pointer to leftmost child node</text:span></text:p>
      <text:p text:style-name="P51"><text:span text:style-name="T15">568 </text:span><text:span text:style-name="T22"><text:s text:c="5"/></text:span><text:span text:style-name="T20">*/</text:span></text:p>
      <text:p text:style-name="P51"><text:span text:style-name="T15">569 </text:span><text:s text:c="4"/><text:span text:style-name="T24">private</text:span> HeapNode leftmostChild;</text:p>
      <text:p text:style-name="P49">570 </text:p>
      <text:p text:style-name="P51"><text:span text:style-name="T15">571 </text:span><text:s text:c="4"/><text:span text:style-name="T20">/**</text:span></text:p>
      <text:p text:style-name="P51"><text:span text:style-name="T15">572 </text:span><text:span text:style-name="T20"><text:s text:c="5"/>*</text:span><text:span text:style-name="T22"> Pointer to rightmost child node</text:span></text:p>
      <text:p text:style-name="P51"><text:span text:style-name="T15">573 </text:span><text:span text:style-name="T22"><text:s text:c="5"/></text:span><text:span text:style-name="T20">*/</text:span></text:p>
      <text:p text:style-name="P51"><text:span text:style-name="T15">574 </text:span><text:s text:c="4"/><text:span text:style-name="T24">private</text:span> HeapNode rightmostChild;</text:p>
      <text:p text:style-name="P49">575 </text:p>
      <text:p text:style-name="P51"><text:span text:style-name="T15">576 </text:span><text:s text:c="4"/><text:span text:style-name="T20">/**</text:span></text:p>
      <text:p text:style-name="P51"><text:span text:style-name="T15">577 </text:span><text:span text:style-name="T20"><text:s text:c="5"/>*</text:span><text:span text:style-name="T22"> Instantiates a new binomial node with a given value.</text:span></text:p>
      <text:p text:style-name="P51"><text:span text:style-name="T15">578 </text:span><text:span text:style-name="T20"><text:s text:c="5"/>* </text:span></text:p>
      <text:p text:style-name="P51"><text:span text:style-name="T15">579 </text:span><text:span text:style-name="T20"><text:s text:c="5"/>* precondition: value </text:span><text:span text:style-name="T34">&gt;</text:span><text:span text:style-name="T20">= 0</text:span></text:p>
      <text:p text:style-name="P51"><text:span text:style-name="T15">580 </text:span><text:span text:style-name="T20"><text:s text:c="5"/>* </text:span></text:p>
      <text:p text:style-name="P51"><text:span text:style-name="T15">581 </text:span><text:span text:style-name="T20"><text:s text:c="5"/>* </text:span><text:span text:style-name="T22">@param</text:span><text:span text:style-name="T30"> value</text:span></text:p>
      <text:p text:style-name="P51"><text:span text:style-name="T15">582 </text:span><text:span text:style-name="T20"><text:s text:c="5"/>* <text:s text:c="11"/>Value to store in node</text:span></text:p>
      <text:p text:style-name="P51"><text:span text:style-name="T15">583 </text:span><text:span text:style-name="T20"><text:s text:c="5"/>*/</text:span></text:p>
      <text:p text:style-name="P51"><text:span text:style-name="T15">584 </text:span><text:s text:c="4"/><text:span text:style-name="T24">public</text:span> HeapNode(<text:span text:style-name="T24">int</text:span> value) {</text:p>
      <text:p text:style-name="P51"><text:span text:style-name="T15">585 </text:span><text:s text:c="6"/><text:span text:style-name="T24">this</text:span>.value = value;</text:p>
      <text:p text:style-name="P51"><text:span text:style-name="T15">586 </text:span><text:s text:c="6"/><text:span text:style-name="T24">this</text:span>.size = <text:span text:style-name="T26">1</text:span>;</text:p>
      <text:p text:style-name="P51"><text:span text:style-name="T15">587 </text:span><text:s text:c="6"/><text:span text:style-name="T24">this</text:span>.rank = <text:span text:style-name="T26">0</text:span>;</text:p>
      <text:p text:style-name="P51"><text:span text:style-name="T15">588 </text:span><text:s text:c="4"/>}</text:p>
      <text:p text:style-name="P49">589 </text:p>
      <text:p text:style-name="P51"><text:span text:style-name="T15">590 </text:span><text:s text:c="4"/><text:span text:style-name="T20">/**</text:span></text:p>
      <text:p text:style-name="P51"><text:span text:style-name="T15">591 </text:span><text:span text:style-name="T20"><text:s text:c="5"/>* </text:span><text:span text:style-name="T22">@return</text:span><text:span text:style-name="T20"> Pointer to following sibling node</text:span></text:p>
      <text:p text:style-name="P51"><text:span text:style-name="T15">592 </text:span><text:span text:style-name="T20"><text:s text:c="5"/>*/</text:span></text:p>
      <text:p text:style-name="P51"><text:span text:style-name="T15">593 </text:span><text:s text:c="4"/><text:span text:style-name="T24">public</text:span> HeapNode getNext() {</text:p>
      <text:p text:style-name="P51"><text:span text:style-name="T15">594 </text:span><text:s text:c="6"/><text:span text:style-name="T32">return</text:span> next;</text:p>
      <text:p text:style-name="P51"><text:span text:style-name="T15">595 </text:span><text:s text:c="4"/>}</text:p>
      <text:p text:style-name="P49">596 </text:p>
      <text:p text:style-name="P51"><text:span text:style-name="T15">597 </text:span><text:s text:c="4"/><text:span text:style-name="T20">/**</text:span></text:p>
      <text:p text:style-name="P51"><text:span text:style-name="T15">598 </text:span><text:span text:style-name="T20"><text:s text:c="5"/>*</text:span><text:span text:style-name="T22"> Sets following sibling node</text:span></text:p>
      <text:p text:style-name="P51"><text:span text:style-name="T15">599 </text:span><text:span text:style-name="T20"><text:s text:c="5"/>*</text:span><text:span text:style-name="T22"> </text:span></text:p>
      <text:p text:style-name="P51"><text:span text:style-name="T15">600 </text:span><text:span text:style-name="T20"><text:s text:c="5"/>* </text:span><text:span text:style-name="T22">@param</text:span><text:span text:style-name="T30"> next</text:span></text:p>
      <text:p text:style-name="P51"><text:soft-page-break/><text:span text:style-name="T15">601 </text:span><text:span text:style-name="T20"><text:s text:c="5"/>* <text:s text:c="11"/>Pointer to new following sibling node</text:span></text:p>
      <text:p text:style-name="P51"><text:span text:style-name="T15">602 </text:span><text:span text:style-name="T20"><text:s text:c="5"/>*/</text:span></text:p>
      <text:p text:style-name="P51"><text:span text:style-name="T15">603 </text:span><text:s text:c="4"/><text:span text:style-name="T24">public</text:span> <text:span text:style-name="T24">void</text:span> setNext(HeapNode next) {</text:p>
      <text:p text:style-name="P51"><text:span text:style-name="T15">604 </text:span><text:s text:c="6"/><text:span text:style-name="T24">this</text:span>.next = next;</text:p>
      <text:p text:style-name="P51"><text:span text:style-name="T15">605 </text:span><text:s text:c="4"/>}</text:p>
      <text:p text:style-name="P49">606 </text:p>
      <text:p text:style-name="P51"><text:span text:style-name="T15">607 </text:span><text:s text:c="4"/><text:span text:style-name="T20">/**</text:span></text:p>
      <text:p text:style-name="P51"><text:span text:style-name="T15">608 </text:span><text:span text:style-name="T20"><text:s text:c="5"/>* </text:span><text:span text:style-name="T22">@return</text:span><text:span text:style-name="T20"> Pointer to previous sibling node</text:span></text:p>
      <text:p text:style-name="P51"><text:span text:style-name="T15">609 </text:span><text:span text:style-name="T20"><text:s text:c="5"/>*/</text:span></text:p>
      <text:p text:style-name="P51"><text:span text:style-name="T15">610 </text:span><text:s text:c="4"/><text:span text:style-name="T24">public</text:span> HeapNode getPrev() {</text:p>
      <text:p text:style-name="P51"><text:span text:style-name="T15">611 </text:span><text:s text:c="6"/><text:span text:style-name="T32">return</text:span> prev;</text:p>
      <text:p text:style-name="P51"><text:span text:style-name="T15">612 </text:span><text:s text:c="4"/>}</text:p>
      <text:p text:style-name="P49">613 </text:p>
      <text:p text:style-name="P51"><text:span text:style-name="T15">614 </text:span><text:s text:c="4"/><text:span text:style-name="T20">/**</text:span></text:p>
      <text:p text:style-name="P51"><text:span text:style-name="T15">615 </text:span><text:span text:style-name="T20"><text:s text:c="5"/>*</text:span><text:span text:style-name="T22"> Sets previous sibling node</text:span></text:p>
      <text:p text:style-name="P51"><text:span text:style-name="T15">616 </text:span><text:span text:style-name="T20"><text:s text:c="5"/>*</text:span><text:span text:style-name="T22"> </text:span></text:p>
      <text:p text:style-name="P51"><text:span text:style-name="T15">617 </text:span><text:span text:style-name="T20"><text:s text:c="5"/>* </text:span><text:span text:style-name="T22">@param</text:span><text:span text:style-name="T30"> prev</text:span></text:p>
      <text:p text:style-name="P51"><text:span text:style-name="T15">618 </text:span><text:span text:style-name="T20"><text:s text:c="5"/>* <text:s text:c="11"/>Pointer to new previous sibling node</text:span></text:p>
      <text:p text:style-name="P51"><text:span text:style-name="T15">619 </text:span><text:span text:style-name="T20"><text:s text:c="5"/>*/</text:span></text:p>
      <text:p text:style-name="P51"><text:span text:style-name="T15">620 </text:span><text:s text:c="4"/><text:span text:style-name="T24">public</text:span> <text:span text:style-name="T24">void</text:span> setPrev(HeapNode prev) {</text:p>
      <text:p text:style-name="P51"><text:span text:style-name="T15">621 </text:span><text:s text:c="6"/><text:span text:style-name="T24">this</text:span>.prev = prev;</text:p>
      <text:p text:style-name="P51"><text:span text:style-name="T15">622 </text:span><text:s text:c="4"/>}</text:p>
      <text:p text:style-name="P49">623 </text:p>
      <text:p text:style-name="P51"><text:span text:style-name="T15">624 </text:span><text:s text:c="4"/><text:span text:style-name="T20">/**</text:span></text:p>
      <text:p text:style-name="P51"><text:span text:style-name="T15">625 </text:span><text:span text:style-name="T20"><text:s text:c="5"/>* </text:span><text:span text:style-name="T22">@return</text:span><text:span text:style-name="T20"> Pointer to leftmost child node</text:span></text:p>
      <text:p text:style-name="P51"><text:span text:style-name="T15">626 </text:span><text:span text:style-name="T20"><text:s text:c="5"/>*/</text:span></text:p>
      <text:p text:style-name="P51"><text:span text:style-name="T15">627 </text:span><text:s text:c="4"/><text:span text:style-name="T24">public</text:span> HeapNode getLeftmostChild() {</text:p>
      <text:p text:style-name="P51"><text:span text:style-name="T15">628 </text:span><text:s text:c="6"/><text:span text:style-name="T32">return</text:span> leftmostChild;</text:p>
      <text:p text:style-name="P51"><text:span text:style-name="T15">629 </text:span><text:s text:c="4"/>}</text:p>
      <text:p text:style-name="P49">630 </text:p>
      <text:p text:style-name="P51"><text:span text:style-name="T15">631 </text:span><text:s text:c="4"/><text:span text:style-name="T20">/**</text:span></text:p>
      <text:p text:style-name="P51"><text:span text:style-name="T15">632 </text:span><text:span text:style-name="T20"><text:s text:c="5"/>*</text:span><text:span text:style-name="T22"> Sets leftmost child node</text:span></text:p>
      <text:p text:style-name="P51"><text:span text:style-name="T15">633 </text:span><text:span text:style-name="T20"><text:s text:c="5"/>*</text:span><text:span text:style-name="T22"> </text:span></text:p>
      <text:p text:style-name="P51"><text:span text:style-name="T15">634 </text:span><text:span text:style-name="T20"><text:s text:c="5"/>* </text:span><text:span text:style-name="T22">@param</text:span><text:span text:style-name="T30"> leftmostChild</text:span></text:p>
      <text:p text:style-name="P51"><text:span text:style-name="T15">635 </text:span><text:span text:style-name="T20"><text:s text:c="5"/>* <text:s text:c="11"/>Pointer to new leftmost child node</text:span></text:p>
      <text:p text:style-name="P51"><text:span text:style-name="T15">636 </text:span><text:span text:style-name="T20"><text:s text:c="5"/>*/</text:span></text:p>
      <text:p text:style-name="P51"><text:span text:style-name="T15">637 </text:span><text:s text:c="4"/><text:span text:style-name="T24">public</text:span> <text:span text:style-name="T24">void</text:span> setLeftmostChild(HeapNode leftmostChild) {</text:p>
      <text:p text:style-name="P51"><text:span text:style-name="T15">638 </text:span><text:s text:c="6"/><text:span text:style-name="T24">this</text:span>.leftmostChild = leftmostChild;</text:p>
      <text:p text:style-name="P51"><text:span text:style-name="T15">639 </text:span><text:s text:c="4"/>}</text:p>
      <text:p text:style-name="P49">640 </text:p>
      <text:p text:style-name="P51"><text:span text:style-name="T15">641 </text:span><text:s text:c="4"/><text:span text:style-name="T20">/**</text:span></text:p>
      <text:p text:style-name="P51"><text:span text:style-name="T15">642 </text:span><text:span text:style-name="T20"><text:s text:c="5"/>* </text:span><text:span text:style-name="T22">@return</text:span><text:span text:style-name="T20"> Pointer to rightmost child node</text:span></text:p>
      <text:p text:style-name="P51"><text:span text:style-name="T15">643 </text:span><text:span text:style-name="T20"><text:s text:c="5"/>*/</text:span></text:p>
      <text:p text:style-name="P51"><text:span text:style-name="T15">644 </text:span><text:s text:c="4"/><text:span text:style-name="T24">public</text:span> HeapNode getRightmostChild() {</text:p>
      <text:p text:style-name="P51"><text:span text:style-name="T15">645 </text:span><text:s text:c="6"/><text:span text:style-name="T32">return</text:span> rightmostChild;</text:p>
      <text:p text:style-name="P51"><text:span text:style-name="T15">646 </text:span><text:s text:c="4"/>}</text:p>
      <text:p text:style-name="P49">647 </text:p>
      <text:p text:style-name="P51"><text:span text:style-name="T15">648 </text:span><text:s text:c="4"/><text:span text:style-name="T20">/**</text:span></text:p>
      <text:p text:style-name="P51"><text:span text:style-name="T15">649 </text:span><text:span text:style-name="T20"><text:s text:c="5"/>*</text:span><text:span text:style-name="T22"> Sets rightmost child node</text:span></text:p>
      <text:p text:style-name="P51"><text:span text:style-name="T15">650 </text:span><text:span text:style-name="T20"><text:s text:c="5"/>*</text:span><text:span text:style-name="T22"> </text:span></text:p>
      <text:p text:style-name="P51"><text:span text:style-name="T15">651 </text:span><text:span text:style-name="T20"><text:s text:c="5"/>* </text:span><text:span text:style-name="T22">@param</text:span><text:span text:style-name="T30"> rightmostChild</text:span></text:p>
      <text:p text:style-name="P51"><text:span text:style-name="T15">652 </text:span><text:span text:style-name="T20"><text:s text:c="5"/>* <text:s text:c="11"/>Pointer to new rightmost child node</text:span></text:p>
      <text:p text:style-name="P51"><text:span text:style-name="T15">653 </text:span><text:span text:style-name="T20"><text:s text:c="5"/>*/</text:span></text:p>
      <text:p text:style-name="P51"><text:span text:style-name="T15">654 </text:span><text:s text:c="4"/><text:span text:style-name="T24">public</text:span> <text:span text:style-name="T24">void</text:span> setRightmostChild(HeapNode rightmostChild) {</text:p>
      <text:p text:style-name="P51"><text:span text:style-name="T15">655 </text:span><text:s text:c="6"/><text:span text:style-name="T24">this</text:span>.rightmostChild = rightmostChild;</text:p>
      <text:p text:style-name="P51"><text:soft-page-break/><text:span text:style-name="T15">656 </text:span><text:s text:c="4"/>}</text:p>
      <text:p text:style-name="P49">657 </text:p>
      <text:p text:style-name="P51"><text:span text:style-name="T15">658 </text:span><text:s text:c="4"/><text:span text:style-name="T20">/**</text:span></text:p>
      <text:p text:style-name="P51"><text:span text:style-name="T15">659 </text:span><text:span text:style-name="T20"><text:s text:c="5"/>* </text:span><text:span text:style-name="T22">@return</text:span><text:span text:style-name="T20"> Binomial rank of the tree</text:span></text:p>
      <text:p text:style-name="P51"><text:span text:style-name="T15">660 </text:span><text:span text:style-name="T20"><text:s text:c="5"/>*/</text:span></text:p>
      <text:p text:style-name="P51"><text:span text:style-name="T15">661 </text:span><text:s text:c="4"/><text:span text:style-name="T24">public</text:span> <text:span text:style-name="T24">int</text:span> getRank() {</text:p>
      <text:p text:style-name="P51"><text:span text:style-name="T15">662 </text:span><text:s text:c="6"/><text:span text:style-name="T32">return</text:span> <text:span text:style-name="T24">this</text:span>.rank;</text:p>
      <text:p text:style-name="P51"><text:span text:style-name="T15">663 </text:span><text:s text:c="4"/>}</text:p>
      <text:p text:style-name="P49">664 </text:p>
      <text:p text:style-name="P51"><text:span text:style-name="T15">665 </text:span><text:s text:c="4"/><text:span text:style-name="T20">/**</text:span></text:p>
      <text:p text:style-name="P51"><text:span text:style-name="T15">666 </text:span><text:span text:style-name="T20"><text:s text:c="5"/>* </text:span><text:span text:style-name="T22">@return</text:span><text:span text:style-name="T20"> Number of elements in the tree</text:span></text:p>
      <text:p text:style-name="P51"><text:span text:style-name="T15">667 </text:span><text:span text:style-name="T20"><text:s text:c="5"/>*/</text:span></text:p>
      <text:p text:style-name="P51"><text:span text:style-name="T15">668 </text:span><text:s text:c="4"/><text:span text:style-name="T24">public</text:span> <text:span text:style-name="T24">int</text:span> getSize() {</text:p>
      <text:p text:style-name="P51"><text:span text:style-name="T15">669 </text:span><text:s text:c="6"/><text:span text:style-name="T32">return</text:span> <text:span text:style-name="T24">this</text:span>.size;</text:p>
      <text:p text:style-name="P51"><text:span text:style-name="T15">670 </text:span><text:s text:c="4"/>}</text:p>
      <text:p text:style-name="P49">671 </text:p>
      <text:p text:style-name="P51"><text:span text:style-name="T15">672 </text:span><text:s text:c="4"/><text:span text:style-name="T20">/**</text:span></text:p>
      <text:p text:style-name="P51"><text:span text:style-name="T15">673 </text:span><text:span text:style-name="T20"><text:s text:c="5"/>* </text:span><text:span text:style-name="T22">@return</text:span><text:span text:style-name="T20"> Node's value</text:span></text:p>
      <text:p text:style-name="P51"><text:span text:style-name="T15">674 </text:span><text:span text:style-name="T20"><text:s text:c="5"/>*/</text:span></text:p>
      <text:p text:style-name="P51"><text:span text:style-name="T15">675 </text:span><text:s text:c="4"/><text:span text:style-name="T24">public</text:span> <text:span text:style-name="T24">int</text:span> getValue() {</text:p>
      <text:p text:style-name="P51"><text:span text:style-name="T15">676 </text:span><text:s text:c="6"/><text:span text:style-name="T32">return</text:span> <text:span text:style-name="T24">this</text:span>.value;</text:p>
      <text:p text:style-name="P51"><text:span text:style-name="T15">677 </text:span><text:s text:c="4"/>}</text:p>
      <text:p text:style-name="P49">678 </text:p>
      <text:p text:style-name="P51"><text:span text:style-name="T15">679 </text:span><text:s text:c="4"/><text:span text:style-name="T20">/**</text:span></text:p>
      <text:p text:style-name="P51"><text:span text:style-name="T15">680 </text:span><text:span text:style-name="T20"><text:s text:c="5"/>*</text:span><text:span text:style-name="T22"> Sets the node's value.</text:span></text:p>
      <text:p text:style-name="P51"><text:span text:style-name="T15">681 </text:span><text:span text:style-name="T20"><text:s text:c="5"/>* </text:span></text:p>
      <text:p text:style-name="P51"><text:span text:style-name="T15">682 </text:span><text:span text:style-name="T20"><text:s text:c="5"/>* precondition: value </text:span><text:span text:style-name="T34">&gt;</text:span><text:span text:style-name="T20">= 0</text:span></text:p>
      <text:p text:style-name="P51"><text:span text:style-name="T15">683 </text:span><text:span text:style-name="T20"><text:s text:c="5"/>* </text:span></text:p>
      <text:p text:style-name="P51"><text:span text:style-name="T15">684 </text:span><text:span text:style-name="T20"><text:s text:c="5"/>* </text:span><text:span text:style-name="T22">@param</text:span><text:span text:style-name="T30"> value</text:span></text:p>
      <text:p text:style-name="P51"><text:span text:style-name="T15">685 </text:span><text:span text:style-name="T20"><text:s text:c="5"/>* <text:s text:c="11"/>new value</text:span></text:p>
      <text:p text:style-name="P51"><text:span text:style-name="T15">686 </text:span><text:span text:style-name="T20"><text:s text:c="5"/>*/</text:span></text:p>
      <text:p text:style-name="P51"><text:span text:style-name="T15">687 </text:span><text:s text:c="4"/><text:span text:style-name="T24">public</text:span> <text:span text:style-name="T24">void</text:span> setValue(<text:span text:style-name="T24">int</text:span> value) {</text:p>
      <text:p text:style-name="P51"><text:span text:style-name="T15">688 </text:span><text:s text:c="6"/><text:span text:style-name="T24">this</text:span>.value = value;</text:p>
      <text:p text:style-name="P51"><text:span text:style-name="T15">689 </text:span><text:s text:c="4"/>}</text:p>
      <text:p text:style-name="P49">690 </text:p>
      <text:p text:style-name="P51"><text:span text:style-name="T15">691 </text:span><text:s text:c="4"/><text:span text:style-name="T20">/**</text:span></text:p>
      <text:p text:style-name="P51"><text:span text:style-name="T15">692 </text:span><text:span text:style-name="T20"><text:s text:c="5"/>*</text:span><text:span text:style-name="T22"> Returns the actual size and rank of the node, independently of the</text:span></text:p>
      <text:p text:style-name="P51"><text:span text:style-name="T15">693 </text:span><text:span text:style-name="T20"><text:s text:c="5"/>*</text:span><text:span text:style-name="T22"> other method's validity.</text:span></text:p>
      <text:p text:style-name="P51"><text:span text:style-name="T15">694 </text:span><text:span text:style-name="T20"><text:s text:c="5"/>* </text:span></text:p>
      <text:p text:style-name="P51"><text:span text:style-name="T15">695 </text:span><text:span text:style-name="T20"><text:s text:c="5"/>* May return null if the node was found invalid, i.e.: its root value</text:span></text:p>
      <text:p text:style-name="P51"><text:span text:style-name="T15">696 </text:span><text:span text:style-name="T20"><text:s text:c="5"/>* is not the minimal value, one of its children is an invalid heap</text:span></text:p>
      <text:p text:style-name="P51"><text:span text:style-name="T15">697 </text:span><text:span text:style-name="T20"><text:s text:c="5"/>* node, or its size isn't 2^rank.</text:span></text:p>
      <text:p text:style-name="P51"><text:span text:style-name="T15">698 </text:span><text:span text:style-name="T20"><text:s text:c="5"/>* </text:span></text:p>
      <text:p text:style-name="P51"><text:span text:style-name="T15">699 </text:span><text:span text:style-name="T20"><text:s text:c="5"/>* </text:span><text:span text:style-name="T22">@return</text:span><text:span text:style-name="T20"> An object containing the collected actual size and rank of</text:span></text:p>
      <text:p text:style-name="P51"><text:span text:style-name="T15">700 </text:span><text:span text:style-name="T20"><text:s text:c="5"/>* <text:s text:c="8"/>the node, null if the node was found invalid.</text:span></text:p>
      <text:p text:style-name="P51"><text:span text:style-name="T15">701 </text:span><text:span text:style-name="T20"><text:s text:c="5"/>*/</text:span></text:p>
      <text:p text:style-name="P51"><text:span text:style-name="T15">702 </text:span><text:s text:c="4"/><text:span text:style-name="T24">public</text:span> ValidatedInfo validate() {</text:p>
      <text:p text:style-name="P51"><text:span text:style-name="T15">703 </text:span><text:s text:c="6"/>HeapNode child = <text:span text:style-name="T24">this</text:span>.getLeftmostChild();</text:p>
      <text:p text:style-name="P51"><text:span text:style-name="T15">704 </text:span><text:s text:c="6"/>ValidatedInfo childResult;</text:p>
      <text:p text:style-name="P51"><text:span text:style-name="T15">705 </text:span><text:s text:c="6"/><text:span text:style-name="T24">int</text:span> size = <text:span text:style-name="T26">1</text:span>;</text:p>
      <text:p text:style-name="P51"><text:span text:style-name="T15">706 </text:span><text:s text:c="6"/><text:span text:style-name="T24">int</text:span> rank = <text:span text:style-name="T26">0</text:span>;</text:p>
      <text:p text:style-name="P49">707 </text:p>
      <text:p text:style-name="P51"><text:span text:style-name="T15">708 </text:span><text:s text:c="6"/><text:span text:style-name="T20">// traversing child nodes, validating them</text:span></text:p>
      <text:p text:style-name="P51"><text:span text:style-name="T15">709 </text:span><text:s text:c="6"/><text:span text:style-name="T32">while</text:span> (child != <text:span text:style-name="T28">null</text:span>) {</text:p>
      <text:p text:style-name="P51"><text:span text:style-name="T15">710 </text:span><text:s text:c="8"/><text:span text:style-name="T32">if</text:span> (<text:span text:style-name="T24">this</text:span>.getValue() &gt; child.getValue()) {</text:p>
      <text:p text:style-name="P51"><text:soft-page-break/><text:span text:style-name="T15">711 </text:span><text:s text:c="10"/><text:span text:style-name="T32">return</text:span> <text:span text:style-name="T28">null</text:span>; <text:span text:style-name="T20">// root's value isn't the minimal value</text:span></text:p>
      <text:p text:style-name="P51"><text:span text:style-name="T15">712 </text:span><text:s text:c="18"/><text:span text:style-name="T20">// (minimal rule)</text:span></text:p>
      <text:p text:style-name="P51"><text:span text:style-name="T15">713 </text:span><text:s text:c="8"/>}</text:p>
      <text:p text:style-name="P49">714 </text:p>
      <text:p text:style-name="P51"><text:span text:style-name="T15">715 </text:span><text:s text:c="8"/>childResult = child.validate();</text:p>
      <text:p text:style-name="P51"><text:span text:style-name="T15">716 </text:span><text:s text:c="8"/><text:span text:style-name="T32">if</text:span> (childResult == <text:span text:style-name="T28">null</text:span>) {</text:p>
      <text:p text:style-name="P51"><text:span text:style-name="T15">717 </text:span><text:s text:c="10"/><text:span text:style-name="T32">return</text:span> <text:span text:style-name="T28">null</text:span>; <text:span text:style-name="T20">// child node is invalid</text:span></text:p>
      <text:p text:style-name="P51"><text:span text:style-name="T15">718 </text:span><text:s text:c="8"/>} <text:span text:style-name="T32">else</text:span> {</text:p>
      <text:p text:style-name="P51"><text:span text:style-name="T15">719 </text:span><text:s text:c="10"/><text:span text:style-name="T20">// collect size and rank</text:span></text:p>
      <text:p text:style-name="P51"><text:span text:style-name="T15">720 </text:span><text:s text:c="10"/>size += childResult.size;</text:p>
      <text:p text:style-name="P51"><text:span text:style-name="T15">721 </text:span><text:s text:c="10"/>rank++;</text:p>
      <text:p text:style-name="P51"><text:span text:style-name="T15">722 </text:span><text:s text:c="8"/>}</text:p>
      <text:p text:style-name="P49">723 </text:p>
      <text:p text:style-name="P51"><text:span text:style-name="T15">724 </text:span><text:s text:c="8"/>child = child.getNext();</text:p>
      <text:p text:style-name="P51"><text:span text:style-name="T15">725 </text:span><text:s text:c="6"/>}</text:p>
      <text:p text:style-name="P49">726 </text:p>
      <text:p text:style-name="P51"><text:span text:style-name="T15">727 </text:span><text:s text:c="6"/><text:span text:style-name="T20">// verify size and rank relation (size == 2^rank)</text:span></text:p>
      <text:p text:style-name="P51"><text:span text:style-name="T15">728 </text:span><text:s text:c="6"/><text:span text:style-name="T32">if</text:span> (size != Math.pow(<text:span text:style-name="T26">2</text:span>, rank)) {</text:p>
      <text:p text:style-name="P51"><text:span text:style-name="T15">729 </text:span><text:s text:c="8"/><text:span text:style-name="T32">return</text:span> <text:span text:style-name="T28">null</text:span>; <text:span text:style-name="T20">// invalid size / rank</text:span></text:p>
      <text:p text:style-name="P51"><text:span text:style-name="T15">730 </text:span><text:s text:c="6"/>}</text:p>
      <text:p text:style-name="P49">731 </text:p>
      <text:p text:style-name="P51"><text:span text:style-name="T15">732 </text:span><text:s text:c="6"/><text:span text:style-name="T32">return</text:span> <text:span text:style-name="T32">new</text:span> ValidatedInfo(size, rank);</text:p>
      <text:p text:style-name="P51"><text:span text:style-name="T15">733 </text:span><text:s text:c="4"/>}</text:p>
      <text:p text:style-name="P49">734 </text:p>
      <text:p text:style-name="P51"><text:span text:style-name="T15">735 </text:span><text:s text:c="4"/><text:span text:style-name="T20">/**</text:span></text:p>
      <text:p text:style-name="P51"><text:span text:style-name="T15">736 </text:span><text:span text:style-name="T20"><text:s text:c="5"/>*</text:span><text:span text:style-name="T22"> Links the current node to another node.</text:span></text:p>
      <text:p text:style-name="P51"><text:span text:style-name="T15">737 </text:span><text:span text:style-name="T20"><text:s text:c="5"/>*</text:span><text:span text:style-name="T22"> </text:span></text:p>
      <text:p text:style-name="P51"><text:span text:style-name="T15">738 </text:span><text:span text:style-name="T20"><text:s text:c="5"/>*</text:span><text:span text:style-name="T22"> precondition: other != null</text:span></text:p>
      <text:p text:style-name="P51"><text:span text:style-name="T15">739 </text:span><text:span text:style-name="T20"><text:s text:c="5"/>*</text:span><text:span text:style-name="T22"> precondition: other.getValue() </text:span><text:span text:style-name="T34">&gt;</text:span><text:span text:style-name="T22"> this.getValue()</text:span></text:p>
      <text:p text:style-name="P51"><text:span text:style-name="T15">740 </text:span><text:span text:style-name="T20"><text:s text:c="5"/>*</text:span><text:span text:style-name="T22"> precondition: other.getRank() == this.getRank()</text:span></text:p>
      <text:p text:style-name="P51"><text:span text:style-name="T15">741 </text:span><text:span text:style-name="T20"><text:s text:c="5"/>*</text:span><text:span text:style-name="T22"> postcondition: this.getRank() = 1 + $prev(this.getRank())</text:span></text:p>
      <text:p text:style-name="P51"><text:span text:style-name="T15">742 </text:span><text:span text:style-name="T20"><text:s text:c="5"/>*</text:span><text:span text:style-name="T22"> postcondition: this.getRightmostChild() == other</text:span></text:p>
      <text:p text:style-name="P51"><text:span text:style-name="T15">743 </text:span><text:span text:style-name="T22"><text:s text:c="5"/></text:span><text:span text:style-name="T20">*/</text:span></text:p>
      <text:p text:style-name="P51"><text:span text:style-name="T15">744 </text:span><text:s text:c="4"/><text:span text:style-name="T24">public</text:span> <text:span text:style-name="T24">void</text:span> linkWith(HeapNode other) {</text:p>
      <text:p text:style-name="P51"><text:span text:style-name="T15">745 </text:span><text:s text:c="6"/>other.setNext(<text:span text:style-name="T28">null</text:span>);</text:p>
      <text:p text:style-name="P51"><text:span text:style-name="T15">746 </text:span><text:s text:c="6"/>other.setPrev(<text:span text:style-name="T24">this</text:span>.rightmostChild);</text:p>
      <text:p text:style-name="P51"><text:span text:style-name="T15">747 </text:span><text:s text:c="6"/><text:span text:style-name="T32">if</text:span> (<text:span text:style-name="T24">this</text:span>.rightmostChild != <text:span text:style-name="T28">null</text:span>) {</text:p>
      <text:p text:style-name="P51"><text:span text:style-name="T15">748 </text:span><text:s text:c="8"/><text:span text:style-name="T24">this</text:span>.rightmostChild.setNext(other);</text:p>
      <text:p text:style-name="P51"><text:span text:style-name="T15">749 </text:span><text:s text:c="6"/>} <text:span text:style-name="T32">else</text:span> {</text:p>
      <text:p text:style-name="P51"><text:span text:style-name="T15">750 </text:span><text:s text:c="8"/><text:span text:style-name="T24">this</text:span>.leftmostChild = other;</text:p>
      <text:p text:style-name="P51"><text:span text:style-name="T15">751 </text:span><text:s text:c="6"/>}</text:p>
      <text:p text:style-name="P51"><text:span text:style-name="T15">752 </text:span><text:s text:c="6"/><text:span text:style-name="T24">this</text:span>.rightmostChild = other;</text:p>
      <text:p text:style-name="P49">753 </text:p>
      <text:p text:style-name="P49">754 </text:p>
      <text:p text:style-name="P51"><text:span text:style-name="T15">755 </text:span><text:s text:c="6"/><text:span text:style-name="T24">this</text:span>.rank++;</text:p>
      <text:p text:style-name="P51"><text:span text:style-name="T15">756 </text:span><text:s text:c="6"/><text:span text:style-name="T24">this</text:span>.size += other.size;</text:p>
      <text:p text:style-name="P51"><text:span text:style-name="T15">757 </text:span><text:s text:c="4"/>}</text:p>
      <text:p text:style-name="P49">758 </text:p>
      <text:p text:style-name="P51"><text:span text:style-name="T15">759 </text:span><text:s text:c="4"/><text:span text:style-name="T20">/**</text:span></text:p>
      <text:p text:style-name="P51"><text:span text:style-name="T15">760 </text:span><text:span text:style-name="T20"><text:s text:c="5"/>*</text:span><text:span text:style-name="T22"> Returns a string representation of the binomial tree.</text:span></text:p>
      <text:p text:style-name="P51"><text:span text:style-name="T15">761 </text:span><text:span text:style-name="T20"><text:s text:c="5"/>*/</text:span></text:p>
      <text:p text:style-name="P51"><text:span text:style-name="T15">762 </text:span><text:s text:c="4"/><text:span text:style-name="T18">@Override</text:span></text:p>
      <text:p text:style-name="P51"><text:span text:style-name="T15">763 </text:span><text:s text:c="4"/><text:span text:style-name="T24">public</text:span> String toString() {</text:p>
      <text:p text:style-name="P51"><text:span text:style-name="T15">764 </text:span><text:s text:c="6"/>StringBuffer children = <text:span text:style-name="T32">new</text:span> StringBuffer();</text:p>
      <text:p text:style-name="P49">765 </text:p>
      <text:p text:style-name="P51"><text:soft-page-break/><text:span text:style-name="T15">766 </text:span><text:s text:c="6"/>HeapNode child = <text:span text:style-name="T24">this</text:span>.getLeftmostChild();</text:p>
      <text:p text:style-name="P51"><text:span text:style-name="T15">767 </text:span><text:s text:c="6"/><text:span text:style-name="T32">while</text:span> (child != <text:span text:style-name="T28">null</text:span>) {</text:p>
      <text:p text:style-name="P51"><text:span text:style-name="T15">768 </text:span><text:s text:c="8"/>children.append(child.toString());</text:p>
      <text:p text:style-name="P51"><text:span text:style-name="T15">769 </text:span><text:s text:c="8"/>child = child.getNext();</text:p>
      <text:p text:style-name="P51"><text:span text:style-name="T15">770 </text:span><text:s text:c="6"/>}</text:p>
      <text:p text:style-name="P49">771 </text:p>
      <text:p text:style-name="P51"><text:span text:style-name="T15">772 </text:span><text:s text:c="6"/><text:span text:style-name="T32">return</text:span> String.format(<text:span text:style-name="T33">"[ %d %s ]"</text:span>, <text:span text:style-name="T24">this</text:span>.getValue(), children);</text:p>
      <text:p text:style-name="P51"><text:span text:style-name="T15">773 </text:span><text:s text:c="4"/>}</text:p>
      <text:p text:style-name="P51"><text:span text:style-name="T15">774 </text:span><text:s text:c="2"/>}</text:p>
      <text:p text:style-name="P49">775 </text:p>
      <text:p text:style-name="P51"><text:span text:style-name="T15">776 </text:span><text:s text:c="2"/><text:span text:style-name="T20">/**</text:span></text:p>
      <text:p text:style-name="P51"><text:span text:style-name="T15">777 </text:span><text:span text:style-name="T20"><text:s text:c="3"/>*</text:span><text:span text:style-name="T22"> Simple data structure representing a tree's actual size and rank</text:span></text:p>
      <text:p text:style-name="P51"><text:span text:style-name="T15">778 </text:span><text:span text:style-name="T20"><text:s text:c="3"/>*</text:span><text:span text:style-name="T22"> properties.</text:span></text:p>
      <text:p text:style-name="P51"><text:span text:style-name="T15">779 </text:span><text:span text:style-name="T20"><text:s text:c="3"/>*/</text:span></text:p>
      <text:p text:style-name="P51"><text:span text:style-name="T15">780 </text:span><text:s text:c="2"/><text:span text:style-name="T24">private</text:span> <text:span text:style-name="T24">class</text:span> ValidatedInfo {</text:p>
      <text:p text:style-name="P51"><text:span text:style-name="T15">781 </text:span><text:s text:c="4"/><text:span text:style-name="T24">public</text:span> <text:span text:style-name="T24">int</text:span> size;</text:p>
      <text:p text:style-name="P51"><text:span text:style-name="T15">782 </text:span><text:s text:c="4"/><text:span text:style-name="T24">public</text:span> <text:span text:style-name="T24">int</text:span> rank;</text:p>
      <text:p text:style-name="P49">783 </text:p>
      <text:p text:style-name="P51"><text:span text:style-name="T15">784 </text:span><text:s text:c="4"/><text:span text:style-name="T24">public</text:span> ValidatedInfo(<text:span text:style-name="T24">int</text:span> size, <text:span text:style-name="T24">int</text:span> rank) {</text:p>
      <text:p text:style-name="P51"><text:span text:style-name="T15">785 </text:span><text:s text:c="6"/><text:span text:style-name="T24">this</text:span>.size = size;</text:p>
      <text:p text:style-name="P51"><text:span text:style-name="T15">786 </text:span><text:s text:c="6"/><text:span text:style-name="T24">this</text:span>.rank = rank;</text:p>
      <text:p text:style-name="P51"><text:span text:style-name="T15">787 </text:span><text:s text:c="4"/>}</text:p>
      <text:p text:style-name="P51"><text:span text:style-name="T15">788 </text:span><text:s text:c="2"/>}</text:p>
      <text:p text:style-name="P49">789 </text:p>
      <text:p text:style-name="P52"><text:span text:style-name="T15">790 </text:span>}</text:p>
      <text:p text:style-name="P30"/>
      <text:h text:style-name="P16" text:outline-level="1">Class Documentation</text:h>
      <text:h text:style-name="P54" text:outline-level="2"><text:span text:style-name="T35">awesomeBH</text:span><text:line-break/>Class BinomialHeap</text:h>
      <text:p text:style-name="P43">java.lang.Object</text:p>
      <text:p text:style-name="P46"><text:s text:c="2"/><text:span text:style-name="T6">awesomeBH.BinomialHeap</text:span></text:p>
      <text:p text:style-name="P44">public class <text:span text:style-name="T13">BinomialHeap<text:line-break/></text:span>extends java.lang.Object</text:p>
      <text:p text:style-name="P31">BinomialHeap</text:p>
      <text:p text:style-name="P31">An implementation of binomial heap over non-negative integers.</text:p>
      <text:p text:style-name="P31">Algorithms are based on:<text:line-break/>Cormen, Thomas H., Charles E. Leiserson, and Robert L. Rivest. Introduction to Algorithms. Cambridge, MA: MIT, 2001. Print.</text:p>
      <text:p text:style-name="P31">Invariant: isValid()</text:p>
      <text:p text:style-name="P55">Author:</text:p>
      <text:p text:style-name="P57">Amir Moualem, amirmoua@mail.tau.ac.il, ID 300170800,<text:line-break/>Sagie Maoz, sagiemao@mail.tau.ac.il, ID 021526025</text:p>
      <text:p text:style-name="P36"><text:bookmark text:name="nested_class_summary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42">Nested Class Summary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"><text:span text:style-name="Source_20_Text"><text:span text:style-name="T35">class</text:span></text:span></text:p>
          </table:table-cell>
          <table:table-cell table:style-name="Table5.B2" office:value-type="string">
            <text:p text:style-name="Table_20_Contents"><text:span text:style-name="Source_20_Text"><text:span text:style-name="T13">BinomialHeap.HeapNode</text:span></text:span><text:line-break/>public class HeapNode If you wish to implement classes other than BinomialHeap (for example HeapNode), do it in this file, not in another file</text:p>
          </table:table-cell>
        </table:table-row>
        <table:table-row table:style-name="Table5.2">
          <table:table-cell table:style-name="Table5.A2" office:value-type="string">
            <text:p text:style-name="P2"><text:span text:style-name="Source_20_Text"><text:span text:style-name="T35">private class</text:span></text:span></text:p>
          </table:table-cell>
          <table:table-cell table:style-name="Table5.B2" office:value-type="string">
            <text:p text:style-name="Table_20_Contents"><text:span text:style-name="Source_20_Text"><text:span text:style-name="T13">BinomialHeap.ValidatedInfo</text:span></text:span><text:line-break/>Simple data structure representing a tree's actual size and rank properties.</text:p>
          </table:table-cell>
        </table:table-row>
      </table:table>
      <text:p text:style-name="P33"><text:bookmark text:name="field_summary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42">Field Summary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staticint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EMPTY_HEAP_SIZE</text:span></text:span><text:line-break/>Size of an empty heap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staticint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EMPTY_MIN_VALUE</text:span></text:span><text:line-break/>Minimal value of an empty heap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BinomialHeap.HeapNode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first</text:span></text:span><text:line-break/>Pointer to first tree in a linked list of binomial trees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BinomialHeap.HeapNode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last</text:span></text:span><text:line-break/>Pointer to last tree in a linked list of binomial trees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BinomialHeap.HeapNode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min</text:span></text:span><text:line-break/>Pointer to tree with minimal root value</text:p>
          </table:table-cell>
        </table:table-row>
        <text:soft-page-break/>
        <table:table-row table:style-name="Table6.2">
          <table:table-cell table:style-name="Table6.A2" office:value-type="string">
            <text:p text:style-name="P2"><text:span text:style-name="Source_20_Text"><text:span text:style-name="T35">private int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size</text:span></text:span><text:line-break/>Number of elements (non-negative integers) in the heap</text:p>
          </table:table-cell>
        </table:table-row>
        <table:table-row table:style-name="Table6.2">
          <table:table-cell table:style-name="Table6.A2" office:value-type="string">
            <text:p text:style-name="P2"><text:span text:style-name="Source_20_Text"><text:span text:style-name="T35">private int</text:span></text:span></text:p>
          </table:table-cell>
          <table:table-cell table:style-name="Table6.B2" office:value-type="string">
            <text:p text:style-name="Table_20_Contents"><text:span text:style-name="Source_20_Text"><text:span text:style-name="T13">treesNum</text:span></text:span><text:line-break/>Number of binomial trees in the heap</text:p>
          </table:table-cell>
        </table:table-row>
      </table:table>
      <text:p text:style-name="P33"><text:bookmark text:name="constructor_summary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42">Constructor Summary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2"><text:span text:style-name="Source_20_Text"/></text:p>
          </table:table-cell>
          <table:table-cell table:style-name="Table7.B2" office:value-type="string">
            <text:p text:style-name="Table_20_Contents"><text:span text:style-name="Source_20_Text"><text:span text:style-name="T13">BinomialHeap</text:span></text:span><text:span text:style-name="Source_20_Text">()</text:span><text:line-break/>Creates a new empty binomial heap.</text:p>
          </table:table-cell>
        </table:table-row>
        <table:table-row table:style-name="Table7.2">
          <table:table-cell table:style-name="Table7.A2" office:value-type="string">
            <text:p text:style-name="P2"><text:span text:style-name="Source_20_Text"><text:span text:style-name="T35">private</text:span></text:span></text:p>
          </table:table-cell>
          <table:table-cell table:style-name="Table7.B2" office:value-type="string">
            <text:p text:style-name="Table_20_Contents"><text:span text:style-name="Source_20_Text"><text:span text:style-name="T13">BinomialHeap</text:span></text:span><text:span text:style-name="Source_20_Text">(BinomialHeap.HeapNodenode)</text:span><text:line-break/>Creates a new binomial heap with a given first binomial tree.</text:p>
          </table:table-cell>
        </table:table-row>
      </table:table>
      <text:p text:style-name="P33"><text:bookmark text:name="method_summary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42">Method Summary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private 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addTree</text:span></text:span><text:span text:style-name="Source_20_Text">(BinomialHeap.HeapNodetree)</text:span><text:line-break/>Adds a single binomial tree to the heap's trees list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arrayToHeap</text:span></text:span><text:span text:style-name="Source_20_Text">(int[]array)</text:span><text:line-break/>Insert the array to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deleteMin</text:span></text:span><text:span text:style-name="Source_20_Text">()</text:span><text:line-break/>Delete the minimum value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boolean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empty</text:span></text:span><text:span text:style-name="Source_20_Text">()</text:span><text:line-break/>The method returns true if and only if the heap is empty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int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findMin</text:span></text:span><text:span text:style-name="Source_20_Text">()</text:span><text:line-break/>Return the minimum value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private 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fixProperties</text:span></text:span><text:span text:style-name="Source_20_Text">()</text:span><text:line-break/>Fixes the heap's properties: size, treesNum, min, last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BinomialHeap.HeapNode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getFirst</text:span></text:span><text:span text:style-name="Source_20_Text">()</text:span><text:line-break/>Returns the pointer to the first binomial tree in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BinomialHeap.HeapNode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getLast</text:span></text:span><text:span text:style-name="Source_20_Text">()</text:span><text:line-break/>Returns the pointer to the last binomial tree in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insert</text:span></text:span><text:span text:style-name="Source_20_Text">(intvalue)</text:span><text:line-break/>Insert value into the heap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boolean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isValid</text:span></text:span><text:span text:style-name="Source_20_Text">()</text:span><text:line-break/>Returns true if and only if the heap is valid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meld</text:span></text:span><text:span text:style-name="Source_20_Text">(BinomialHeapheap2)</text:span><text:line-break/>Meld the heap with heap2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staticBinomialHeap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merge</text:span></text:span><text:span text:style-name="Source_20_Text">(BinomialHeapheap1,BinomialHeapheap2)</text:span><text:line-break/>Merges the trees lists of two binomial heaps into a new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private 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reset</text:span></text:span><text:span text:style-name="Source_20_Text">()</text:span><text:line-break/>Resets the data structure to contain no data.</text:p>
          </table:table-cell>
        </table:table-row>
        <text:soft-page-break/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setFirst</text:span></text:span><text:span text:style-name="Source_20_Text">(BinomialHeap.HeapNodefirst)</text:span><text:line-break/>Sets a binomial tree as the first in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void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setLast</text:span></text:span><text:span text:style-name="Source_20_Text">(BinomialHeap.HeapNodelast)</text:span><text:line-break/>Sets a binomial tree as the last in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int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size</text:span></text:span><text:span text:style-name="Source_20_Text">()</text:span><text:line-break/>public int size() Return the number of elements in the heap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java.lang.String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toString</text:span></text:span><text:span text:style-name="Source_20_Text">()</text:span><text:line-break/>Returns a string representation of the heap.</text:p>
          </table:table-cell>
        </table:table-row>
        <table:table-row table:style-name="Table8.2">
          <table:table-cell table:style-name="Table8.A2" office:value-type="string">
            <text:p text:style-name="P2"><text:span text:style-name="Source_20_Text"><text:span text:style-name="T35">int[]</text:span></text:span></text:p>
          </table:table-cell>
          <table:table-cell table:style-name="Table8.B2" office:value-type="string">
            <text:p text:style-name="Table_20_Contents"><text:span text:style-name="Source_20_Text"><text:span text:style-name="T13">treesSize</text:span></text:span><text:span text:style-name="Source_20_Text">()</text:span><text:line-break/>Return an array containing the sizes of the trees that represent the heap in ascending order.</text:p>
          </table:table-cell>
        </table:table-row>
      </table:table>
      <text:p text:style-name="P33"><text:bookmark text:name="methods_inherited_from_class_java.lang.Object"/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1">Methods inherited from class java.lang.Object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clone, equals, finalize, getClass, hashCode, notify, notifyAll, wait, wait, wait</text:span></text:p>
          </table:table-cell>
        </table:table-row>
      </table:table>
      <text:p text:style-name="P32"/>
      <text:p text:style-name="P36"><text:bookmark text:name="field_detail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2">Field Detail</text:p>
          </table:table-cell>
        </table:table-row>
      </table:table>
      <text:h text:style-name="P39" text:outline-level="3"><text:bookmark text:name="EMPTY_HEAP_SIZE"/>EMPTY_HEAP_SIZE</text:h>
      <text:p text:style-name="P45">private static int <text:span text:style-name="T13">EMPTY_HEAP_SIZE</text:span></text:p>
      <text:p text:style-name="P58">Size of an empty heap</text:p>
      <text:h text:style-name="P39" text:outline-level="3"><text:bookmark text:name="EMPTY_MIN_VALUE"/>EMPTY_MIN_VALUE</text:h>
      <text:p text:style-name="P45">private static int <text:span text:style-name="T13">EMPTY_MIN_VALUE</text:span></text:p>
      <text:p text:style-name="P58">Minimal value of an empty heap</text:p>
      <text:h text:style-name="P39" text:outline-level="3"><text:bookmark text:name="min"/>min</text:h>
      <text:p text:style-name="P45">private BinomialHeap.HeapNode <text:span text:style-name="T13">min</text:span></text:p>
      <text:p text:style-name="P58">Pointer to tree with minimal root value</text:p>
      <text:h text:style-name="P39" text:outline-level="3"><text:bookmark text:name="first"/>first</text:h>
      <text:p text:style-name="P45">private BinomialHeap.HeapNode <text:span text:style-name="T13">first</text:span></text:p>
      <text:p text:style-name="P58">Pointer to first tree in a linked list of binomial trees</text:p>
      <text:h text:style-name="P39" text:outline-level="3"><text:bookmark text:name="last"/><text:soft-page-break/>last</text:h>
      <text:p text:style-name="P45">private BinomialHeap.HeapNode <text:span text:style-name="T13">last</text:span></text:p>
      <text:p text:style-name="P58">Pointer to last tree in a linked list of binomial trees</text:p>
      <text:h text:style-name="P39" text:outline-level="3"><text:bookmark text:name="size"/>size</text:h>
      <text:p text:style-name="P45">private int <text:span text:style-name="T13">size</text:span></text:p>
      <text:p text:style-name="P58">Number of elements (non-negative integers) in the heap</text:p>
      <text:h text:style-name="P39" text:outline-level="3"><text:bookmark text:name="treesNum"/>treesNum</text:h>
      <text:p text:style-name="P45">private int <text:span text:style-name="T13">treesNum</text:span></text:p>
      <text:p text:style-name="P58">Number of binomial trees in the heap</text:p>
      <text:p text:style-name="P36"><text:bookmark text:name="constructor_detail"/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2">Constructor Detail</text:p>
          </table:table-cell>
        </table:table-row>
      </table:table>
      <text:h text:style-name="P39" text:outline-level="3"><text:bookmark text:name="BinomialHeap()"/>BinomialHeap</text:h>
      <text:p text:style-name="P45">public <text:span text:style-name="T13">BinomialHeap</text:span>()</text:p>
      <text:p text:style-name="P58">Creates a new empty binomial heap.</text:p>
      <text:h text:style-name="P39" text:outline-level="3"><text:bookmark text:name="BinomialHeap(awesomeBH.BinomialHeap.HeapNode)"/>BinomialHeap</text:h>
      <text:p text:style-name="P45">private <text:span text:style-name="T13">BinomialHeap</text:span>(BinomialHeap.HeapNodenode)</text:p>
      <text:p text:style-name="P58">Creates a new binomial heap with a given first binomial tree.<text:line-break/>precondition: node == null || node.validate() != null</text:p>
      <text:p text:style-name="P56">Parameters:</text:p>
      <text:p text:style-name="P61"><text:span text:style-name="Source_20_Text"><text:span text:style-name="T36">node</text:span></text:span><text:span text:style-name="T36">- Binomial tree</text:span></text:p>
      <text:p text:style-name="P36"><text:bookmark text:name="method_detail"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2">Method Detail</text:p>
          </table:table-cell>
        </table:table-row>
      </table:table>
      <text:h text:style-name="P39" text:outline-level="3"><text:bookmark text:name="reset()"/>reset</text:h>
      <text:p text:style-name="P45">private void <text:span text:style-name="T13">reset</text:span>()</text:p>
      <text:p text:style-name="P58">Resets the data structure to contain no data.<text:line-break/>postcondition: this.empty()</text:p>
      <text:h text:style-name="P39" text:outline-level="3"><text:bookmark text:name="empty()"/><text:soft-page-break/>empty</text:h>
      <text:p text:style-name="P45">public boolean <text:span text:style-name="T13">empty</text:span>()</text:p>
      <text:p text:style-name="P58">The method returns true if and only if the heap is empty.<text:line-break/>precondition: none <text:line-break/>Time complexity: O(1)</text:p>
      <text:h text:style-name="P39" text:outline-level="3"><text:bookmark text:name="insert(int)"/>insert</text:h>
      <text:p text:style-name="P45">public void <text:span text:style-name="T13">insert</text:span>(int value)</text:p>
      <text:p text:style-name="P58">Insert value into the heap<text:line-break/>Time complexity: O(logn) w.c., O(1) amortized</text:p>
      <text:h text:style-name="P39" text:outline-level="3"><text:bookmark text:name="deleteMin()"/>deleteMin</text:h>
      <text:p text:style-name="P45">public void <text:span text:style-name="T13">deleteMin</text:span>()</text:p>
      <text:p text:style-name="P58">Delete the minimum value<text:line-break/>Time complexity: O(logn)</text:p>
      <text:h text:style-name="P39" text:outline-level="3"><text:bookmark text:name="findMin()"/>findMin</text:h>
      <text:p text:style-name="P45">public int <text:span text:style-name="T13">findMin</text:span>()</text:p>
      <text:p text:style-name="P58">Return the minimum value<text:line-break/>Time complexity: O(1)</text:p>
      <text:h text:style-name="P39" text:outline-level="3"><text:bookmark text:name="meld(awesomeBH.BinomialHeap)"/>meld</text:h>
      <text:p text:style-name="P45">public void <text:span text:style-name="T13">meld</text:span>(BinomialHeapheap2)</text:p>
      <text:p text:style-name="P58">Meld the heap with heap2<text:line-break/>Time complexity: O(logn)</text:p>
      <text:h text:style-name="P39" text:outline-level="3"><text:bookmark text:name="fixProperties()"/>fixProperties</text:h>
      <text:p text:style-name="P45">private void <text:span text:style-name="T13">fixProperties</text:span>()</text:p>
      <text:p text:style-name="P58">Fixes the heap's properties: size, treesNum, min, last.<text:line-break/>This method should be called after each call to meld(), to maintain the class's invariant.<text:line-break/>postcondition: this.isValid()</text:p>
      <text:h text:style-name="P39" text:outline-level="3"><text:bookmark text:name="merge(awesomeBH.BinomialHeap, awesomeBH.BinomialHeap)"/><text:soft-page-break/>merge</text:h>
      <text:p text:style-name="P43">public static BinomialHeap <text:span text:style-name="T13">merge</text:span>(BinomialHeapheap1,</text:p>
      <text:p text:style-name="P46"><text:s text:c="33"/><text:span text:style-name="T5">BinomialHeapheap2)</text:span></text:p>
      <text:p text:style-name="P58">Merges the trees lists of two binomial heaps into a new heap.<text:line-break/>NOTE: The created merged heap is not necessarily valid, because it may contain trees of the same rank.</text:p>
      <text:p text:style-name="P56">Parameters:</text:p>
      <text:p text:style-name="P60"><text:span text:style-name="Source_20_Text"><text:span text:style-name="T36">heap1</text:span></text:span><text:span text:style-name="T36">- First heap to merge</text:span></text:p>
      <text:p text:style-name="P60"><text:span text:style-name="Source_20_Text"><text:span text:style-name="T36">heap2</text:span></text:span><text:span text:style-name="T36">- Second heap to merge</text:span></text:p>
      <text:p text:style-name="P56">Returns:</text:p>
      <text:p text:style-name="P62">Merged heap</text:p>
      <text:h text:style-name="P39" text:outline-level="3"><text:bookmark text:name="addTree(awesomeBH.BinomialHeap.HeapNode)"/>addTree</text:h>
      <text:p text:style-name="P45">private void <text:span text:style-name="T13">addTree</text:span>(BinomialHeap.HeapNodetree)</text:p>
      <text:p text:style-name="P58">Adds a single binomial tree to the heap's trees list.<text:line-break/>NOTE: The heap is not necessarily valid after calling addTree. see merge for details.<text:line-break/>precondition: tree != null</text:p>
      <text:p text:style-name="P56">Parameters:</text:p>
      <text:p text:style-name="P61"><text:span text:style-name="Source_20_Text"><text:span text:style-name="T36">tree</text:span></text:span><text:span text:style-name="T36">- Tree to add</text:span></text:p>
      <text:h text:style-name="P39" text:outline-level="3"><text:bookmark text:name="getFirst()"/>getFirst</text:h>
      <text:p text:style-name="P45">public BinomialHeap.HeapNode <text:span text:style-name="T13">getFirst</text:span>()</text:p>
      <text:p text:style-name="P58">Returns the pointer to the first binomial tree in the heap.</text:p>
      <text:p text:style-name="P56">Returns:</text:p>
      <text:p text:style-name="P62">Pointer to the first binomial tree, null if heap is empty.</text:p>
      <text:h text:style-name="P39" text:outline-level="3"><text:bookmark text:name="setFirst(awesomeBH.BinomialHeap.HeapNode)"/>setFirst</text:h>
      <text:p text:style-name="P45">public void <text:span text:style-name="T13">setFirst</text:span>(BinomialHeap.HeapNodefirst)</text:p>
      <text:p text:style-name="P58">Sets a binomial tree as the first in the heap.</text:p>
      <text:p text:style-name="P56">Parameters:</text:p>
      <text:p text:style-name="P61"><text:span text:style-name="Source_20_Text"><text:span text:style-name="T36">first</text:span></text:span><text:span text:style-name="T36">- Node to set.</text:span></text:p>
      <text:h text:style-name="P39" text:outline-level="3"><text:bookmark text:name="getLast()"/><text:soft-page-break/>getLast</text:h>
      <text:p text:style-name="P45">public BinomialHeap.HeapNode <text:span text:style-name="T13">getLast</text:span>()</text:p>
      <text:p text:style-name="P58">Returns the pointer to the last binomial tree in the heap.</text:p>
      <text:p text:style-name="P56">Returns:</text:p>
      <text:p text:style-name="P62">Pointer to the last binomial tree, null if heap is empty.</text:p>
      <text:h text:style-name="P39" text:outline-level="3"><text:bookmark text:name="setLast(awesomeBH.BinomialHeap.HeapNode)"/>setLast</text:h>
      <text:p text:style-name="P45">public void <text:span text:style-name="T13">setLast</text:span>(BinomialHeap.HeapNodelast)</text:p>
      <text:p text:style-name="P58">Sets a binomial tree as the last in the heap.</text:p>
      <text:p text:style-name="P56">Parameters:</text:p>
      <text:p text:style-name="P61"><text:span text:style-name="Source_20_Text"><text:span text:style-name="T36">last</text:span></text:span><text:span text:style-name="T36">- Node to set.</text:span></text:p>
      <text:h text:style-name="P39" text:outline-level="3"><text:bookmark text:name="size()"/>size</text:h>
      <text:p text:style-name="P45">public int <text:span text:style-name="T13">size</text:span>()</text:p>
      <text:p text:style-name="P58">Return the number of elements in the heap<text:line-break/>Time complexity: O(1)</text:p>
      <text:h text:style-name="P39" text:outline-level="3"><text:bookmark text:name="treesSize()"/>treesSize</text:h>
      <text:p text:style-name="P45">public int[] <text:span text:style-name="T13">treesSize</text:span>()</text:p>
      <text:p text:style-name="P58">Return an array containing the sizes of the trees that represent the heap in ascending order.<text:line-break/>Time complexity: O(logn)</text:p>
      <text:h text:style-name="P39" text:outline-level="3"><text:bookmark text:name="arrayToHeap(int[])"/>arrayToHeap</text:h>
      <text:p text:style-name="P45">public void <text:span text:style-name="T13">arrayToHeap</text:span>(int[]array)</text:p>
      <text:p text:style-name="P58">Insert the array to the heap. Delete previous elements in the heap.<text:line-break/>Time complexity: O(array.length)</text:p>
      <text:h text:style-name="P39" text:outline-level="3"/>
      <text:h text:style-name="P40" text:outline-level="3"><text:bookmark text:name="isValid()"/>isValid</text:h>
      <text:p text:style-name="P45">public boolean <text:span text:style-name="T13">isValid</text:span>()</text:p>
      <text:p text:style-name="P58">Returns true if and only if the heap is valid.<text:line-break/>Time complexity: O(n)</text:p>
      <text:h text:style-name="P39" text:outline-level="3"><text:bookmark text:name="toString()"/>toString</text:h>
      <text:p text:style-name="P45">public java.lang.String <text:span text:style-name="T13">toString</text:span>()</text:p>
      <text:p text:style-name="P58">Returns a string representation of the heap.</text:p>
      <text:p text:style-name="P56">Overrides:</text:p>
      <text:p text:style-name="P61"><text:span text:style-name="Source_20_Text"><text:span text:style-name="T36">toString </text:span></text:span><text:span text:style-name="T36">in class </text:span><text:span text:style-name="Source_20_Text"><text:span text:style-name="T36">java.lang.Object</text:span></text:span></text:p>
      <text:h text:style-name="P54" text:outline-level="2"><text:span text:style-name="T35">awesomeBH</text:span> <text:line-break/>Class BinomialHeap.HeapNode</text:h>
      <text:p text:style-name="P43">java.lang.Object</text:p>
      <text:p text:style-name="P46"><text:s text:c="2"/><text:span text:style-name="T6">awesomeBH.BinomialHeap.HeapNode</text:span></text:p>
      <text:p text:style-name="P55">Enclosing class:</text:p>
      <text:p text:style-name="P57">BinomialHeap</text:p>
      <text:p text:style-name="P44">public class <text:span text:style-name="T13">BinomialHeap.HeapNode<text:line-break/></text:span>extends java.lang.Object</text:p>
      <text:p text:style-name="P31">public class HeapNode<text:line-break/>If you wish to implement classes other than BinomialHeap (for example HeapNode), do it in this file, not in another file</text:p>
      <text:p text:style-name="P36"><text:bookmark text:name="field_summary1"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42">Field Summary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BinomialHeap.HeapNode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leftmostChild</text:span></text:span> <text:line-break/> <text:s text:c="9"/>Pointer to leftmost child nod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BinomialHeap.HeapNode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next</text:span></text:span> <text:line-break/> <text:s text:c="9"/>Pointer to following sibling nod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BinomialHeap.HeapNode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prev</text:span></text:span> <text:line-break/> <text:s text:c="9"/>Pointer to previous sibling nod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int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rank</text:span></text:span> <text:line-break/> <text:s text:c="9"/>Node's binomial rank</text:p>
          </table:table-cell>
        </table:table-row>
        <text:soft-page-break/>
        <table:table-row table:style-name="Table13.2">
          <table:table-cell table:style-name="Table13.A2" office:value-type="string">
            <text:p text:style-name="P2"><text:span text:style-name="Source_20_Text"><text:span text:style-name="T35">private <text:s/>BinomialHeap.HeapNode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rightmostChild</text:span></text:span> <text:line-break/> <text:s text:c="9"/>Pointer to rightmost child nod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int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size</text:span></text:span> <text:line-break/> <text:s text:c="9"/>Number of elements in tree</text:p>
          </table:table-cell>
        </table:table-row>
        <table:table-row table:style-name="Table13.2">
          <table:table-cell table:style-name="Table13.A2" office:value-type="string">
            <text:p text:style-name="P2"><text:span text:style-name="Source_20_Text"><text:span text:style-name="T35">private <text:s/>int</text:span></text:span></text:p>
          </table:table-cell>
          <table:table-cell table:style-name="Table13.B2" office:value-type="string">
            <text:p text:style-name="Table_20_Contents"><text:span text:style-name="Source_20_Text"><text:span text:style-name="T13">value</text:span></text:span> <text:line-break/> <text:s text:c="9"/>Node's value</text:p>
          </table:table-cell>
        </table:table-row>
      </table:table>
      <text:p text:style-name="P33"><text:s/><text:bookmark text:name="constructor_summary1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2">Constructor Summary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Table_20_Contents"><text:span text:style-name="Source_20_Text"><text:span text:style-name="T13">BinomialHeap.HeapNode</text:span></text:span><text:span text:style-name="Source_20_Text">(int value)</text:span> <text:line-break/> <text:s text:c="9"/>Instantiates a new binomial node with a given value.</text:p>
          </table:table-cell>
          <table:table-cell table:style-name="Table14.B2" office:value-type="string">
            <text:p text:style-name="P13"/>
          </table:table-cell>
        </table:table-row>
      </table:table>
      <text:p text:style-name="P33"><text:s/><text:bookmark text:name="method_summary1"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42">Method Summary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HeapNode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LeftmostChild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HeapNode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Next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HeapNode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Prev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Rank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HeapNode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RightmostChild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Size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getValue</text:span></text:span><text:span text:style-name="Source_20_Text">()</text:span> <text:line-break/> <text:s text:c="10"/>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linkWith</text:span></text:span><text:span text:style-name="Source_20_Text">(BinomialHeap.HeapNode other)</text:span> <text:line-break/> <text:s text:c="9"/>Links the current node to another node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LeftmostChild</text:span></text:span><text:span text:style-name="Source_20_Text">(BinomialHeap.HeapNode leftmostChild)</text:span> <text:line-break/> <text:s text:c="9"/>Sets leftmost child node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Next</text:span></text:span><text:span text:style-name="Source_20_Text">(BinomialHeap.HeapNode next)</text:span> <text:line-break/> <text:s text:c="9"/>Sets following sibling node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Prev</text:span></text:span><text:span text:style-name="Source_20_Text">(BinomialHeap.HeapNode prev)</text:span> <text:line-break/> Sets previous sibling node</text:p>
            <text:p text:style-name="Table_20_Contents"/>
            <text:p text:style-name="Table_20_Contents"/>
          </table:table-cell>
        </table:table-row>
        <text:soft-page-break/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RightmostChild</text:span></text:span><text:span text:style-name="Source_20_Text">(BinomialHeap.HeapNode rightmostChild)</text:span> <text:line-break/> <text:s text:c="9"/>Sets rightmost child node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void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setValue</text:span></text:span><text:span text:style-name="Source_20_Text">(int value)</text:span> <text:line-break/> <text:s text:c="9"/>Sets the node's value.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java.lang.String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toString</text:span></text:span><text:span text:style-name="Source_20_Text">()</text:span> <text:line-break/> <text:s text:c="9"/>Returns a string representation of the binomial tree.</text:p>
          </table:table-cell>
        </table:table-row>
        <table:table-row table:style-name="Table15.2">
          <table:table-cell table:style-name="Table15.A2" office:value-type="string">
            <text:p text:style-name="P2"><text:span text:style-name="Source_20_Text"><text:s/></text:span><text:span text:style-name="Source_20_Text"><text:span text:style-name="T35">BinomialHeap.ValidatedInfo</text:span></text:span></text:p>
          </table:table-cell>
          <table:table-cell table:style-name="Table15.B2" office:value-type="string">
            <text:p text:style-name="Table_20_Contents"><text:span text:style-name="Source_20_Text"><text:span text:style-name="T13">validate</text:span></text:span><text:span text:style-name="Source_20_Text">()</text:span> <text:line-break/> <text:s text:c="9"/>Returns the actual size and rank of the node, independently of the other method's validity.</text:p>
          </table:table-cell>
        </table:table-row>
      </table:table>
      <text:p text:style-name="P33"><text:s/><text:bookmark text:name="methods_inherited_from_class_java.lang.Object1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1">Methods inherited from class java.lang.Object</text:p>
          </table:table-cell>
        </table:table-row>
        <table:table-row table:style-name="Table16.2">
          <table:table-cell table:style-name="Table16.A2" office:value-type="string">
            <text:p text:style-name="Table_20_Contents"><text:span text:style-name="Source_20_Text">clone, equals, finalize, getClass, hashCode, notify, notifyAll, wait, wait, wait</text:span></text:p>
          </table:table-cell>
        </table:table-row>
      </table:table>
      <text:p text:style-name="P32"><text:s/></text:p>
      <text:p text:style-name="P36"><text:bookmark text:name="field_detail1"/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2">Field Detail</text:p>
          </table:table-cell>
        </table:table-row>
      </table:table>
      <text:h text:style-name="P39" text:outline-level="3"><text:bookmark text:name="value"/>value</text:h>
      <text:p text:style-name="P45">private int <text:span text:style-name="T13">value</text:span></text:p>
      <text:p text:style-name="P58">Node's value</text:p>
      <text:h text:style-name="P39" text:outline-level="3"><text:bookmark text:name="rank"/>rank</text:h>
      <text:p text:style-name="P45">private int <text:span text:style-name="T13">rank</text:span></text:p>
      <text:p text:style-name="P58">Node's binomial rank</text:p>
      <text:h text:style-name="P39" text:outline-level="3"><text:bookmark text:name="size1"/>size</text:h>
      <text:p text:style-name="P45">private int <text:span text:style-name="T13">size</text:span></text:p>
      <text:p text:style-name="P58">Number of elements in tree</text:p>
      <text:h text:style-name="P39" text:outline-level="3"><text:bookmark text:name="next"/>next</text:h>
      <text:p text:style-name="P45">private BinomialHeap.HeapNode <text:span text:style-name="T13">next</text:span></text:p>
      <text:p text:style-name="P58">Pointer to following sibling node</text:p>
      <text:h text:style-name="P39" text:outline-level="3"><text:bookmark text:name="prev"/><text:soft-page-break/>prev</text:h>
      <text:p text:style-name="P45">private BinomialHeap.HeapNode <text:span text:style-name="T13">prev</text:span></text:p>
      <text:p text:style-name="P58">Pointer to previous sibling node</text:p>
      <text:h text:style-name="P39" text:outline-level="3"><text:bookmark text:name="leftmostChild"/>leftmostChild</text:h>
      <text:p text:style-name="P45">private BinomialHeap.HeapNode <text:span text:style-name="T13">leftmostChild</text:span></text:p>
      <text:p text:style-name="P58">Pointer to leftmost child node</text:p>
      <text:h text:style-name="P39" text:outline-level="3"><text:bookmark text:name="rightmostChild"/>rightmostChild</text:h>
      <text:p text:style-name="P45">private BinomialHeap.HeapNode <text:span text:style-name="T13">rightmostChild</text:span></text:p>
      <text:p text:style-name="P58">Pointer to rightmost child node</text:p>
      <text:p text:style-name="P36"><text:bookmark text:name="constructor_detail1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2">Constructor Detail</text:p>
          </table:table-cell>
        </table:table-row>
      </table:table>
      <text:h text:style-name="P39" text:outline-level="3"><text:bookmark text:name="BinomialHeap.HeapNode(int)"/>BinomialHeap.HeapNode</text:h>
      <text:p text:style-name="P45">public <text:span text:style-name="T13">BinomialHeap.HeapNode</text:span>(int value)</text:p>
      <text:p text:style-name="P58">Instantiates a new binomial node with a given value.<text:line-break/>precondition: value &gt;= 0</text:p>
      <text:p text:style-name="P56">Parameters:</text:p>
      <text:p text:style-name="P61"><text:span text:style-name="Source_20_Text"><text:span text:style-name="T36">value</text:span></text:span><text:span text:style-name="T36"> - Value to store in node</text:span></text:p>
      <text:p text:style-name="P36"><text:bookmark text:name="method_detail1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2">Method Detail</text:p>
          </table:table-cell>
        </table:table-row>
      </table:table>
      <text:h text:style-name="P39" text:outline-level="3"><text:bookmark text:name="getNext()"/>getNext</text:h>
      <text:p text:style-name="P45">public BinomialHeap.HeapNode <text:span text:style-name="T13">getNext</text:span>()</text:p>
      <text:p text:style-name="P56">Returns:</text:p>
      <text:p text:style-name="P62">Pointer to following sibling node</text:p>
      <text:h text:style-name="P39" text:outline-level="3"/>
      <text:h text:style-name="P40" text:outline-level="3"><text:bookmark text:name="setNext(awesomeBH.BinomialHeap.HeapNode)"/>setNext</text:h>
      <text:p text:style-name="P45">public void <text:span text:style-name="T13">setNext</text:span>(BinomialHeap.HeapNode next)</text:p>
      <text:p text:style-name="P58">Sets following sibling node</text:p>
      <text:p text:style-name="P56">Parameters:</text:p>
      <text:p text:style-name="P61"><text:span text:style-name="Source_20_Text"><text:span text:style-name="T36">next</text:span></text:span><text:span text:style-name="T36"> - Pointer to new following sibling node</text:span></text:p>
      <text:h text:style-name="P39" text:outline-level="3"><text:bookmark text:name="getPrev()"/>getPrev</text:h>
      <text:p text:style-name="P45">public BinomialHeap.HeapNode <text:span text:style-name="T13">getPrev</text:span>()</text:p>
      <text:p text:style-name="P56">Returns:</text:p>
      <text:p text:style-name="P62">Pointer to previous sibling node</text:p>
      <text:h text:style-name="P39" text:outline-level="3"><text:bookmark text:name="setPrev(awesomeBH.BinomialHeap.HeapNode)"/>setPrev</text:h>
      <text:p text:style-name="P45">public void <text:span text:style-name="T13">setPrev</text:span>(BinomialHeap.HeapNode prev)</text:p>
      <text:p text:style-name="P58">Sets previous sibling node</text:p>
      <text:p text:style-name="P56">Parameters:</text:p>
      <text:p text:style-name="P61"><text:span text:style-name="Source_20_Text"><text:span text:style-name="T36">prev</text:span></text:span><text:span text:style-name="T36"> - Pointer to new previous sibling node</text:span></text:p>
      <text:h text:style-name="P39" text:outline-level="3"><text:bookmark text:name="getLeftmostChild()"/>getLeftmostChild</text:h>
      <text:p text:style-name="P45">public BinomialHeap.HeapNode <text:span text:style-name="T13">getLeftmostChild</text:span>()</text:p>
      <text:p text:style-name="P56">Returns:</text:p>
      <text:p text:style-name="P62">Pointer to leftmost child node</text:p>
      <text:h text:style-name="P39" text:outline-level="3"><text:bookmark text:name="setLeftmostChild(awesomeBH.BinomialHeap.HeapNode)"/>setLeftmostChild</text:h>
      <text:p text:style-name="P45">public void <text:span text:style-name="T13">setLeftmostChild</text:span>(BinomialHeap.HeapNode leftmostChild)</text:p>
      <text:p text:style-name="P58">Sets leftmost child node</text:p>
      <text:p text:style-name="P56">Parameters:</text:p>
      <text:p text:style-name="P61"><text:span text:style-name="Source_20_Text"><text:span text:style-name="T36">leftmostChild</text:span></text:span><text:span text:style-name="T36"> - Pointer to new leftmost child node</text:span></text:p>
      <text:h text:style-name="P39" text:outline-level="3"><text:bookmark text:name="getRightmostChild()"/><text:soft-page-break/>getRightmostChild</text:h>
      <text:p text:style-name="P45">public BinomialHeap.HeapNode <text:span text:style-name="T13">getRightmostChild</text:span>()</text:p>
      <text:p text:style-name="P56">Returns:</text:p>
      <text:p text:style-name="P62">Pointer to rightmost child node</text:p>
      <text:h text:style-name="P39" text:outline-level="3"><text:bookmark text:name="setRightmostChild(awesomeBH.BinomialHeap.HeapNode)"/>setRightmostChild</text:h>
      <text:p text:style-name="P45">public void <text:span text:style-name="T13">setRightmostChild</text:span>(BinomialHeap.HeapNode rightmostChild)</text:p>
      <text:p text:style-name="P58">Sets rightmost child node</text:p>
      <text:p text:style-name="P56">Parameters:</text:p>
      <text:p text:style-name="P61"><text:span text:style-name="Source_20_Text"><text:span text:style-name="T36">rightmostChild</text:span></text:span><text:span text:style-name="T36"> - Pointer to new rightmost child node</text:span></text:p>
      <text:h text:style-name="P39" text:outline-level="3"><text:bookmark text:name="getRank()"/>getRank</text:h>
      <text:p text:style-name="P45">public int <text:span text:style-name="T13">getRank</text:span>()</text:p>
      <text:p text:style-name="P56">Returns:</text:p>
      <text:p text:style-name="P62">Binomial rank of the tree</text:p>
      <text:h text:style-name="P39" text:outline-level="3"><text:bookmark text:name="getSize()"/>getSize</text:h>
      <text:p text:style-name="P45">public int <text:span text:style-name="T13">getSize</text:span>()</text:p>
      <text:p text:style-name="P56">Returns:</text:p>
      <text:p text:style-name="P62">Number of elements in the tree</text:p>
      <text:h text:style-name="P39" text:outline-level="3"><text:bookmark text:name="getValue()"/>getValue</text:h>
      <text:p text:style-name="P45">public int <text:span text:style-name="T13">getValue</text:span>()</text:p>
      <text:p text:style-name="P56">Returns:</text:p>
      <text:p text:style-name="P62">Node's value</text:p>
      <text:h text:style-name="P39" text:outline-level="3"/>
      <text:h text:style-name="P40" text:outline-level="3"><text:bookmark text:name="setValue(int)"/>setValue</text:h>
      <text:p text:style-name="P45">public void <text:span text:style-name="T13">setValue</text:span>(int value)</text:p>
      <text:p text:style-name="P58">Sets the node's value.<text:line-break/>precondition: value &gt;= 0</text:p>
      <text:p text:style-name="P56">Parameters:</text:p>
      <text:p text:style-name="P61"><text:span text:style-name="Source_20_Text"><text:span text:style-name="T36">value</text:span></text:span><text:span text:style-name="T36"> - new value</text:span></text:p>
      <text:h text:style-name="P39" text:outline-level="3"><text:bookmark text:name="validate()"/>validate</text:h>
      <text:p text:style-name="P45">public BinomialHeap.ValidatedInfo <text:span text:style-name="T13">validate</text:span>()</text:p>
      <text:p text:style-name="P58">Returns the actual size and rank of the node, independently of the other method's validity.<text:line-break/>May return null if the node was found invalid, i.e.: its root value is not the minimal value, one of its children is an invalid heap node, or its size isn't 2^rank.</text:p>
      <text:p text:style-name="P56">Returns:</text:p>
      <text:p text:style-name="P62">An object containing the collected actual size and rank of the node, null if the node was found invalid.</text:p>
      <text:h text:style-name="P39" text:outline-level="3"><text:bookmark text:name="linkWith(awesomeBH.BinomialHeap.HeapNode)"/>linkWith</text:h>
      <text:p text:style-name="P45">public void <text:span text:style-name="T13">linkWith</text:span>(BinomialHeap.HeapNode other)</text:p>
      <text:p text:style-name="P58">Links the current node to another node.<text:line-break/>precondition: other != null<text:line-break/>precondition: other.getValue() &gt; this.getValue()<text:line-break/>precondition: other.getRank() == this.getRank()<text:line-break/>postcondition: this.getRank() = 1 + $prev(this.getRank())<text:line-break/>postcondition: this.getRightmostChild() == other</text:p>
      <text:h text:style-name="P39" text:outline-level="3"><text:bookmark text:name="toString()1"/>toString</text:h>
      <text:p text:style-name="P45">public java.lang.String <text:span text:style-name="T13">toString</text:span>()</text:p>
      <text:p text:style-name="P58">Returns a string representation of the binomial tree.</text:p>
      <text:p text:style-name="P56">Overrides:</text:p>
      <text:p text:style-name="P61"><text:span text:style-name="Source_20_Text"><text:span text:style-name="T36">toString</text:span></text:span><text:span text:style-name="T36"> in class </text:span><text:span text:style-name="Source_20_Text"><text:span text:style-name="T36">java.lang.Object</text:span></text:span></text:p>
      <text:h text:style-name="P53" text:outline-level="2"><text:soft-page-break/><text:span text:style-name="Source_20_Text"><text:span text:style-name="T37">awesomeBH</text:span></text:span><text:span text:style-name="Source_20_Text"><text:span text:style-name="T36"> <text:line-break/>Class BinomialHeap.ValidatedInfo</text:span></text:span></text:h>
      <text:p text:style-name="P43">java.lang.Object</text:p>
      <text:p text:style-name="P46"><text:s text:c="2"/><text:span text:style-name="T6">awesomeBH.BinomialHeap.ValidatedInfo</text:span></text:p>
      <text:p text:style-name="P55">Enclosing class:</text:p>
      <text:p text:style-name="P57">BinomialHeap</text:p>
      <text:p text:style-name="P44">private class <text:span text:style-name="T13">BinomialHeap.ValidatedInfo<text:line-break/></text:span>extends java.lang.Object</text:p>
      <text:p text:style-name="P31">Simple data structure representing a tree's actual size and rank properties.</text:p>
      <text:p text:style-name="P36"><text:bookmark text:name="field_summary2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42">Field Summary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20.B2" office:value-type="string">
            <text:p text:style-name="Table_20_Contents"><text:span text:style-name="Source_20_Text"><text:span text:style-name="T13">rank</text:span></text:span> <text:line-break/> <text:s text:c="10"/></text:p>
          </table:table-cell>
        </table:table-row>
        <table:table-row table:style-name="Table20.2">
          <table:table-cell table:style-name="Table20.A2" office:value-type="string">
            <text:p text:style-name="P2"><text:span text:style-name="Source_20_Text"><text:s/></text:span><text:span text:style-name="Source_20_Text"><text:span text:style-name="T35">int</text:span></text:span></text:p>
          </table:table-cell>
          <table:table-cell table:style-name="Table20.B2" office:value-type="string">
            <text:p text:style-name="Table_20_Contents"><text:span text:style-name="Source_20_Text"><text:span text:style-name="T13">size</text:span></text:span> <text:line-break/> <text:s text:c="10"/></text:p>
          </table:table-cell>
        </table:table-row>
      </table:table>
      <text:p text:style-name="P33"><text:s/><text:bookmark text:name="constructor_summary2"/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42">Constructor Summary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Table_20_Contents"><text:span text:style-name="Source_20_Text"><text:span text:style-name="T13">BinomialHeap.ValidatedInfo</text:span></text:span><text:span text:style-name="Source_20_Text">(int size, int rank)</text:span> <text:line-break/> <text:s text:c="10"/></text:p>
          </table:table-cell>
          <table:table-cell table:style-name="Table21.B2" office:value-type="string">
            <text:p text:style-name="P13"/>
          </table:table-cell>
        </table:table-row>
      </table:table>
      <text:p text:style-name="P33"><text:s/><text:bookmark text:name="method_summary2"/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42">Method Summary</text:p>
          </table:table-cell>
        </table:table-row>
      </table:table>
      <text:p text:style-name="P33"><text:s/><text:bookmark text:name="methods_inherited_from_class_java.lang.Object2"/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41">Methods inherited from class java.lang.Object</text:p>
          </table:table-cell>
        </table:table-row>
        <table:table-row table:style-name="Table23.2">
          <table:table-cell table:style-name="Table23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P32"><text:s/></text:p>
      <text:p text:style-name="P36"><text:bookmark text:name="field_detail2"/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2">Field Detail</text:p>
          </table:table-cell>
        </table:table-row>
      </table:table>
      <text:h text:style-name="P39" text:outline-level="3"><text:bookmark text:name="size2"/>size</text:h>
      <text:p text:style-name="P45">public int <text:span text:style-name="T13">size</text:span></text:p>
      <text:h text:style-name="P39" text:outline-level="3"><text:bookmark text:name="rank1"/>rank</text:h>
      <text:p text:style-name="P45">public int <text:span text:style-name="T13">rank</text:span></text:p>
      <text:p text:style-name="P36"><text:bookmark text:name="constructor_detail2"/></text:p>
      <table:table table:name="Table25" table:style-name="Table25">
        <table:table-column table:style-name="Table25.A"/>
        <text:soft-page-break/>
        <table:table-row table:style-name="Table25.1">
          <table:table-cell table:style-name="Table25.A1" office:value-type="string">
            <text:p text:style-name="P42">Constructor Detail</text:p>
          </table:table-cell>
        </table:table-row>
      </table:table>
      <text:h text:style-name="P39" text:outline-level="3"><text:bookmark text:name="BinomialHeap.ValidatedInfo(int, int)"/>BinomialHeap.ValidatedInfo</text:h>
      <text:p text:style-name="P43">public <text:span text:style-name="T13">BinomialHeap.ValidatedInfo</text:span>(int size,</text:p>
      <text:p text:style-name="P46"><text:s text:c="34"/><text:span text:style-name="T5">int rank)</text:span></text:p>
      <text:p text:style-name="P59"><text:span text:style-name="Source_20_Text"><text:span text:style-name="T36"/></text:span></text:p>
      <text:p text:style-name="P59"><text:span text:style-name="Source_20_Text"><text:span text:style-name="T36"/></text:span></text:p>
      <text:p text:style-name="P25"/>
      <text:h text:style-name="P17" text:outline-level="1"><text:span text:style-name="T7">Time Complexity Analysis</text:span></text:h>
      <text:p text:style-name="P27"><text:span text:style-name="T7"/></text:p>
      <text:p text:style-name="P27"><text:span text:style-name="T7">With </text:span><text:span text:style-name="T8">n</text:span><text:span text:style-name="T9"> being the awesome number of elements in the heap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Method</text:p>
          </table:table-cell>
          <table:table-cell table:style-name="Table2.A1" office:value-type="string">
            <text:p text:style-name="P6">Time Complexity</text:p>
          </table:table-cell>
          <table:table-cell table:style-name="Table2.C1" office:value-type="string">
            <text:p text:style-name="P6">Explanation</text:p>
          </table:table-cell>
        </table:table-row>
        <table:table-row>
          <table:table-cell table:style-name="Table2.A2" office:value-type="string">
            <text:p text:style-name="P7">empty()</text:p>
          </table:table-cell>
          <table:table-cell table:style-name="Table2.A2" office:value-type="string">
            <text:p text:style-name="P7">O(1)</text:p>
          </table:table-cell>
          <table:table-cell table:style-name="Table2.C2" office:value-type="string">
            <text:p text:style-name="P8">Performs a single comparison of the size property, which is maintained on every change to the heap.</text:p>
          </table:table-cell>
        </table:table-row>
        <table:table-row>
          <table:table-cell table:style-name="Table2.A2" office:value-type="string">
            <text:p text:style-name="P7">insert(i)</text:p>
          </table:table-cell>
          <table:table-cell table:style-name="Table2.A2" office:value-type="string">
            <text:p text:style-name="P7">O(log<text:span text:style-name="T3">n</text:span>) w.c.</text:p>
            <text:p text:style-name="P7">O(1) amortized</text:p>
          </table:table-cell>
          <table:table-cell table:style-name="Table2.C2" office:value-type="string">
            <text:p text:style-name="P8">Performs a meld operation with a heap of size 1 – so a logarithmic worst case time.</text:p>
            <text:p text:style-name="P8">We saw in class an amortized time analysis that shows a constant time (similar to the Binary Counter example).</text:p>
          </table:table-cell>
        </table:table-row>
        <table:table-row>
          <table:table-cell table:style-name="Table2.A2" office:value-type="string">
            <text:p text:style-name="P7">deleteMin()</text:p>
          </table:table-cell>
          <table:table-cell table:style-name="Table2.A2" office:value-type="string">
            <text:p text:style-name="P7">O(log<text:span text:style-name="T3">n</text:span><text:span text:style-name="T4">)</text:span></text:p>
          </table:table-cell>
          <table:table-cell table:style-name="Table2.C2" office:value-type="string">
            <text:p text:style-name="P8">Extracts the minimum node - O(1)</text:p>
            <text:p text:style-name="P8">Iterates over the minimum node's children, creating a new heap containing them <text:s/>– O(log<text:span text:style-name="T3">n</text:span>)</text:p>
            <text:p text:style-name="P8">Performs a meld operation <text:s/>with the new heap – O(log<text:span text:style-name="T3">n</text:span><text:span text:style-name="T4">).</text:span></text:p>
          </table:table-cell>
        </table:table-row>
        <table:table-row>
          <table:table-cell table:style-name="Table2.A2" office:value-type="string">
            <text:p text:style-name="P7">findMin()</text:p>
          </table:table-cell>
          <table:table-cell table:style-name="Table2.A2" office:value-type="string">
            <text:p text:style-name="P7">O(1)</text:p>
          </table:table-cell>
          <table:table-cell table:style-name="Table2.C2" office:value-type="string">
            <text:p text:style-name="P8">Returns the value stored in the minimum node's root.</text:p>
            <text:p text:style-name="P8">A pointer to the minimum node is maintained in every change to the heap.</text:p>
          </table:table-cell>
        </table:table-row>
        <table:table-row>
          <table:table-cell table:style-name="Table2.A2" office:value-type="string">
            <text:p text:style-name="P7">meld(heap2)</text:p>
          </table:table-cell>
          <table:table-cell table:style-name="Table2.A2" office:value-type="string">
            <text:p text:style-name="P7">O(log<text:span text:style-name="T3">n</text:span><text:span text:style-name="T4"> + log</text:span><text:span text:style-name="T3">m</text:span><text:span text:style-name="T4">)</text:span></text:p>
            <text:p text:style-name="P10"><text:span text:style-name="T3">m</text:span><text:span text:style-name="T4"> being the size of heap2</text:span></text:p>
          </table:table-cell>
          <table:table-cell table:style-name="Table2.C2" office:value-type="string">
            <text:p text:style-name="P8">Merges both heaps nodes into a new (invalid) heap – O(log<text:span text:style-name="T3">n</text:span> + log<text:span text:style-name="T3">m</text:span><text:span text:style-name="T4">)</text:span></text:p>
            <text:p text:style-name="P9">Iterating over all trees, successively linking trees of same rank – O(log<text:span text:style-name="T3">n</text:span> + log<text:span text:style-name="T3">m</text:span>)</text:p>
            <text:p text:style-name="P9">Maintaining size, trees count and minimum node properties - O(log(<text:span text:style-name="T3">n</text:span>+<text:span text:style-name="T3">m</text:span>))</text:p>
          </table:table-cell>
        </table:table-row>
        <table:table-row>
          <table:table-cell table:style-name="Table2.A2" office:value-type="string">
            <text:p text:style-name="P7">size()</text:p>
          </table:table-cell>
          <table:table-cell table:style-name="Table2.A2" office:value-type="string">
            <text:p text:style-name="P7">O(1)</text:p>
          </table:table-cell>
          <table:table-cell table:style-name="Table2.C2" office:value-type="string">
            <text:p text:style-name="P8">Returns the size property, which is maintained on every change to the heap.</text:p>
          </table:table-cell>
        </table:table-row>
        <table:table-row>
          <table:table-cell table:style-name="Table2.A2" office:value-type="string">
            <text:p text:style-name="P7">arrayToHeap(array)</text:p>
          </table:table-cell>
          <table:table-cell table:style-name="Table2.A2" office:value-type="string">
            <text:p text:style-name="P7">O(<text:span text:style-name="T3">m</text:span><text:span text:style-name="T4">)</text:span></text:p>
            <text:p text:style-name="P10">m<text:span text:style-name="T4"> being the size of array</text:span></text:p>
          </table:table-cell>
          <table:table-cell table:style-name="Table2.C2" office:value-type="string">
            <text:p text:style-name="P8">Resets current heap structure - O(1)</text:p>
            <text:p text:style-name="P8">Iterates over array elements, calling insert() with their values – O(<text:span text:style-name="T3">m</text:span>) because each insert() call has an amortized time of O(1).</text:p>
          </table:table-cell>
        </table:table-row>
        <table:table-row>
          <table:table-cell table:style-name="Table2.A2" office:value-type="string">
            <text:p text:style-name="P7">treesSize()</text:p>
          </table:table-cell>
          <table:table-cell table:style-name="Table2.A2" office:value-type="string">
            <text:p text:style-name="P7">O(log<text:span text:style-name="T3">n</text:span><text:span text:style-name="T4">)</text:span></text:p>
          </table:table-cell>
          <table:table-cell table:style-name="Table2.C2" office:value-type="string">
            <text:p text:style-name="P8">Iterating over the heap's trees, collecting their sizes which are maintained on every change to a tree.</text:p>
          </table:table-cell>
        </table:table-row>
        <table:table-row>
          <table:table-cell table:style-name="Table2.A2" office:value-type="string">
            <text:p text:style-name="P7">isValid()</text:p>
          </table:table-cell>
          <table:table-cell table:style-name="Table2.A2" office:value-type="string">
            <text:p text:style-name="P7">O(<text:span text:style-name="T3">n</text:span><text:span text:style-name="T4">)</text:span></text:p>
          </table:table-cell>
          <table:table-cell table:style-name="Table2.C2" office:value-type="string">
            <text:p text:style-name="P8">Validating trees count – O(log<text:span text:style-name="T3">n</text:span><text:span text:style-name="T4">)</text:span></text:p>
            <text:p text:style-name="P8"><text:span text:style-name="T4">For each tree (and sub-tree) in the heap, validating the size and rank properties and the Minimal rule (each root has a smaller value than its children's) - O(</text:span><text:span text:style-name="T3">n</text:span><text:span text:style-name="T4">)</text:span></text:p>
            <text:p text:style-name="P8"><text:span text:style-name="T4">Validating the Binomial Rule (each rank is represented at most once) – O(log</text:span><text:span text:style-name="T3">n</text:span><text:span text:style-name="T4">)</text:span></text:p>
          </table:table-cell>
        </table:table-row>
      </table:table>
      <text:p text:style-name="P22"/>
      <text:p text:style-name="P22"/>
      <text:h text:style-name="P16" text:outline-level="1">Heap size survey</text:h>
      <text:list xml:id="list2150390385" text:style-name="L1">
        <text:list-item>
          <text:p text:style-name="P23">Given an empty binomial heap structure, let the series of <text:span text:style-name="T3">m</text:span><text:span text:style-name="T4"> actions</text:span> be:</text:p>
        </text:list-item>
      </text:list>
      <text:list xml:id="list336449832" text:style-name="L3">
        <text:list-item>
          <text:list>
            <text:list-item>
              <text:p text:style-name="P29"><text:span text:style-name="T10">¾</text:span><text:span text:style-name="T11">m</text:span><text:span text:style-name="T10"> consecutive calls to insert() with some values.</text:span></text:p>
            </text:list-item>
          </text:list>
        </text:list-item>
      </text:list>
      <text:list xml:id="list300701373" text:continue-list="list2150390385" text:style-name="L1">
        <text:list-item>
          <text:list>
            <text:list-item>
              <text:p text:style-name="P28"><text:span text:style-name="T10">¼</text:span><text:span text:style-name="T11">m</text:span><text:span text:style-name="T10"> consecutive calls to deleteMin().</text:span></text:p>
            </text:list-item>
          </text:list>
          <text:p text:style-name="P28"><text:span text:style-name="T10">The first ¾</text:span><text:span text:style-name="T11">m</text:span><text:span text:style-name="T10"> insert() operations would each have an amortized time of O(1), as we proved in class.</text:span></text:p>
          <text:p text:style-name="P28"><text:span text:style-name="T10">At this point, the heap's size would of course be ¾</text:span><text:span text:style-name="T11">m</text:span><text:span text:style-name="T10">, which is O(</text:span><text:span text:style-name="T11">m</text:span><text:span text:style-name="T10">).</text:span></text:p>
          <text:p text:style-name="P28"><text:span text:style-name="T10">The remaining ¼</text:span><text:span text:style-name="T11">m</text:span><text:span text:style-name="T12"> calls</text:span><text:span text:style-name="T10"> to deleteMin() would each cost Θ(log</text:span><text:span text:style-name="T11">m</text:span><text:span text:style-name="T12">) (deleteMin() calls meld() with a heap of the deleted node's children. In a worst case scenario, each of these heaps would have O(log</text:span><text:span text:style-name="T11">m</text:span><text:span text:style-name="T12">) trees).<text:line-break/></text:span></text:p>
        </text:list-item>
        <text:list-item>
          <text:p text:style-name="P23">T(<text:span text:style-name="T3">m</text:span>) = <text:s/>¾<text:span text:style-name="T3">m</text:span> + ¼<text:span text:style-name="T3">m</text:span>log<text:span text:style-name="T3">m</text:span> = O(<text:span text:style-name="T3">m</text:span>log<text:span text:style-name="T3">m</text:span>)<text:line-break/></text:p>
        </text:list-item>
        <text:list-item>
          <text:p text:style-name="P23">Expectations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m</text:p>
          </table:table-cell>
          <table:table-cell table:style-name="Table4.B1" office:value-type="float" office:value="1000">
            <text:p text:style-name="P11">1000</text:p>
          </table:table-cell>
          <table:table-cell table:style-name="Table4.B1" office:value-type="float" office:value="2000">
            <text:p text:style-name="P11">2000</text:p>
          </table:table-cell>
          <table:table-cell table:style-name="Table4.D1" office:value-type="float" office:value="3000">
            <text:p text:style-name="P11">3000</text:p>
          </table:table-cell>
        </table:table-row>
        <table:table-row>
          <table:table-cell table:style-name="Table4.A2" office:value-type="string">
            <text:p text:style-name="P11">(i) after ¾<text:span text:style-name="T3">m</text:span> operations</text:p>
          </table:table-cell>
          <table:table-cell table:style-name="Table4.A2" office:value-type="string">
            <text:p text:style-name="P11">7 trees of sizes:</text:p>
            <text:p text:style-name="P11">2, 4, 8, 32, 64, 128, 512.</text:p>
          </table:table-cell>
          <table:table-cell table:style-name="Table4.A2" office:value-type="string">
            <text:p text:style-name="P11">7 trees of sizes:</text:p>
            <text:p text:style-name="P12">4, 8, 16, 64, 128, 256, 1024</text:p>
          </table:table-cell>
          <table:table-cell table:style-name="Table4.D2" office:value-type="string">
            <text:p text:style-name="P11">5 trees of sizes:</text:p>
            <text:p text:style-name="P12">2, 8, 64, 128, 2048</text:p>
          </table:table-cell>
        </table:table-row>
        <table:table-row>
          <table:table-cell table:style-name="Table4.A2" office:value-type="string">
            <text:p text:style-name="P11">(ii) after ¾<text:span text:style-name="T3">m</text:span>+1 <text:s/>operations</text:p>
          </table:table-cell>
          <table:table-cell table:style-name="Table4.A2" office:value-type="string">
            <text:p text:style-name="P11">7 trees of sizes:</text:p>
            <text:p text:style-name="P11">1, 4, 8, 32, 64, 128, 512.</text:p>
          </table:table-cell>
          <table:table-cell table:style-name="Table4.A2" office:value-type="string">
            <text:p text:style-name="P11">8 trees of sizes:</text:p>
            <text:p text:style-name="P11">1, 2, 8, 16, 64, 128, 256, 1024</text:p>
          </table:table-cell>
          <table:table-cell table:style-name="Table4.D2" office:value-type="string">
            <text:p text:style-name="P11">5 trees of sizes:</text:p>
            <text:p text:style-name="P11">1, 8, 64, 128, 2048</text:p>
          </table:table-cell>
        </table:table-row>
      </table:table>
      <text:list xml:id="list1726479613" text:style-name="L2">
        <text:list-header>
          <text:p text:style-name="P24"/>
        </text:list-header>
        <text:list-item>
          <text:p text:style-name="P24">Indeed, after running a pretty awesome survey program performing the said operations series on a randomly generated set of numbers and printing the results of treesSize() after steps (i) and (ii), the results confirmed our expectations:</text:p>
        </text:list-item>
      </text:list>
      <text:p text:style-name="P37"><text:tab/>(i) After 750 insert()s:</text:p>
      <text:p text:style-name="P34"><text:tab/>7 trees: [2, 4, 8, 32, 64, 128, 512]</text:p>
      <text:p text:style-name="P34"><text:tab/>(ii) After 1 deleteMin():</text:p>
      <text:p text:style-name="P34"><text:tab/>7 trees: [1, 4, 8, 32, 64, 128, 512]</text:p>
      <text:p text:style-name="P35"/>
      <text:p text:style-name="P34"><text:tab/>(i) After 1500 insert()s:</text:p>
      <text:p text:style-name="P34"><text:tab/>7 trees: [4, 8, 16, 64, 128, 256, 1024]</text:p>
      <text:p text:style-name="P34"><text:tab/>(ii) After 1 deleteMin():</text:p>
      <text:p text:style-name="P34"><text:tab/>8 trees: [1, 2, 8, 16, 64, 128, 256, 1024]</text:p>
      <text:p text:style-name="P35"/>
      <text:p text:style-name="P34"><text:tab/>(i) After 2250 insert()s:</text:p>
      <text:p text:style-name="P34"><text:tab/>5 trees: [2, 8, 64, 128, 2048]</text:p>
      <text:p text:style-name="P34"><text:tab/>(ii) After 1 deleteMin():</text:p>
      <text:p text:style-name="P34"><text:tab/>5 trees: [1, 8, 64, 128, 2048]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Bitstream Vera Sans Mono" svg:font-family="'Bitstream Vera Sans Mono', Courier, monospace"/>
    <style:font-face style:name="Calibri" svg:font-family="Calibri"/>
    <style:font-face style:name="OpenSymbol" svg:font-family="OpenSymbol"/>
    <style:font-face style:name="Tahoma1" svg:font-family="Tahoma"/>
    <style:font-face style:name="Times" svg:font-family="Times"/>
    <style:font-face style:name="monospace" svg:font-family="monospace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1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eader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A"/>
          <table:table-row>
            <table:table-cell table:style-name="Table1.A1" office:value-type="string">
              <text:p text:style-name="MP1">Data Structures 0368-2158</text:p>
              <text:p text:style-name="MP1">Semester 2011/a</text:p>
              <text:p text:style-name="MP1">Project 2: Binomial Heap</text:p>
            </table:table-cell>
            <table:table-cell table:style-name="Table1.A1" office:value-type="string">
              <text:p text:style-name="MP2"/>
              <text:p text:style-name="MP2"/>
              <text:p text:style-name="MP2">Page <text:page-number text:select-page="current">11</text:page-number> of <text:page-count>34</text:page-count></text:p>
            </table:table-cell>
            <table:table-cell table:style-name="Table1.A1" office:value-type="string">
              <text:p text:style-name="MP3"/>
              <text:p text:style-name="MP3">Amir Moualem 300170800</text:p>
              <text:p text:style-name="MP3">Sagie Maoz 021526025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29T13:57:12</meta:creation-date>
    <dc:date>2012-01-29T16:23:33</dc:date>
    <meta:editing-duration>PT02H26M22S</meta:editing-duration>
    <meta:editing-cycles>41</meta:editing-cycles>
    <meta:generator>NeoOffice/3.2.1$Unix OpenOffice.org_project/Patch 3</meta:generator>
    <meta:document-statistic meta:table-count="25" meta:image-count="0" meta:object-count="0" meta:page-count="34" meta:paragraph-count="1257" meta:word-count="5347" meta:character-count="35394"/>
  </office:meta>
</office:document-meta>
</file>